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D_AUX.xml" manifest:media-type="text/xml"/>
  <manifest:file-entry manifest:full-path="Basic/Standard/A_IMPORT.xml" manifest:media-type="text/xml"/>
  <manifest:file-entry manifest:full-path="Basic/Standard/C_TAG.xml" manifest:media-type="text/xml"/>
  <manifest:file-entry manifest:full-path="Basic/Standard/B_EXPORT.xml" manifest:media-type="text/xml"/>
  <manifest:file-entry manifest:full-path="Basic/Standard/script-lb.xml" manifest:media-type="text/xml"/>
  <manifest:file-entry manifest:full-path="Basic/Dialog/Module1.xml" manifest:media-type="text/xml"/>
  <manifest:file-entry manifest:full-path="Basic/Dialog/script-lb.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Dialog/DlgProgress.xml" manifest:media-type="text/xml"/>
  <manifest:file-entry manifest:full-path="Dialogs/Dialog/DelRows.xml" manifest:media-type="text/xml"/>
  <manifest:file-entry manifest:full-path="Dialogs/Dialog/DlgSorting.xml" manifest:media-type="text/xml"/>
  <manifest:file-entry manifest:full-path="Dialogs/Dialog/Consolle.xml" manifest:media-type="text/xml"/>
  <manifest:file-entry manifest:full-path="Dialogs/Dialog/NewRows.xml" manifest:media-type="text/xml"/>
  <manifest:file-entry manifest:full-path="Dialogs/Dialog/New_tag.xml" manifest:media-type="text/xml"/>
  <manifest:file-entry manifest:full-path="Dialogs/Dialog/DelTag.xml" manifest:media-type="text/xml"/>
  <manifest:file-entry manifest:full-path="Dialogs/Dialog/dialog-lb.xml" manifest:media-type="text/xml"/>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03cm"/>
    </style:style>
    <style:style style:name="co2" style:family="table-column">
      <style:table-column-properties fo:break-before="auto" style:column-width="5.235cm"/>
    </style:style>
    <style:style style:name="co3" style:family="table-column">
      <style:table-column-properties fo:break-before="auto" style:column-width="4.449cm"/>
    </style:style>
    <style:style style:name="co4" style:family="table-column">
      <style:table-column-properties fo:break-before="auto" style:column-width="5.84cm"/>
    </style:style>
    <style:style style:name="co5" style:family="table-column">
      <style:table-column-properties fo:break-before="auto" style:column-width="4.175cm"/>
    </style:style>
    <style:style style:name="co6" style:family="table-column">
      <style:table-column-properties fo:break-before="auto" style:column-width="3.207cm"/>
    </style:style>
    <style:style style:name="co7" style:family="table-column">
      <style:table-column-properties fo:break-before="auto" style:column-width="6.204cm"/>
    </style:style>
    <style:style style:name="co8" style:family="table-column">
      <style:table-column-properties fo:break-before="auto" style:column-width="5.5cm"/>
    </style:style>
    <style:style style:name="co9" style:family="table-column">
      <style:table-column-properties fo:break-before="auto" style:column-width="2.258cm"/>
    </style:style>
    <style:style style:name="co10" style:family="table-column">
      <style:table-column-properties fo:break-before="auto" style:column-width="3.177cm"/>
    </style:style>
    <style:style style:name="co11" style:family="table-column">
      <style:table-column-properties fo:break-before="auto" style:column-width="5.417cm"/>
    </style:style>
    <style:style style:name="co12" style:family="table-column">
      <style:table-column-properties fo:break-before="auto" style:column-width="5.145cm"/>
    </style:style>
    <style:style style:name="co13" style:family="table-column">
      <style:table-column-properties fo:break-before="auto" style:column-width="4.964cm"/>
    </style:style>
    <style:style style:name="ro1" style:family="table-row">
      <style:table-row-properties style:row-height="1.139cm" fo:break-before="auto" style:use-optimal-row-height="false"/>
    </style:style>
    <style:style style:name="ro2" style:family="table-row">
      <style:table-row-properties style:row-height="0.499cm" fo:break-before="auto" style:use-optimal-row-height="false"/>
    </style:style>
    <style:style style:name="ro3" style:family="table-row">
      <style:table-row-properties style:row-height="0.702cm" fo:break-before="auto" style:use-optimal-row-height="false"/>
    </style:style>
    <style:style style:name="ro4" style:family="table-row">
      <style:table-row-properties style:row-height="0.452cm" fo:break-before="auto" style:use-optimal-row-height="fals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7c7c00" style:cell-protect="protected" style:print-content="true" style:text-align-source="fix" style:repeat-content="false"/>
      <style:paragraph-properties fo:text-align="start" fo:margin-left="0cm"/>
      <style:text-properties fo:font-weight="bold" style:font-weight-asian="bold" style:font-weight-complex="bold"/>
    </style:style>
    <style:style style:name="ce9" style:family="table-cell" style:parent-style-name="Default">
      <style:table-cell-properties fo:background-color="#7c7c00" style:cell-protect="protected" style:print-content="true" style:text-align-source="fix" style:repeat-content="false"/>
      <style:paragraph-properties fo:text-align="start" fo:margin-left="0cm"/>
    </style:style>
    <style:style style:name="ce3" style:family="table-cell" style:parent-style-name="Default">
      <style:table-cell-properties fo:background-color="#7c7c00" style:cell-protect="protected" style:print-content="true"/>
      <style:text-properties fo:font-weight="bold" style:font-weight-asian="bold" style:font-weight-complex="bold"/>
    </style:style>
    <style:style style:name="ce8" style:family="table-cell" style:parent-style-name="Default">
      <style:table-cell-properties fo:background-color="#ff8000" style:cell-protect="protected" style:print-content="true" style:text-align-source="fix" style:repeat-content="false" fo:wrap-option="no-wrap" style:vertical-align="middle"/>
      <style:paragraph-properties fo:text-align="start" fo:margin-left="0cm"/>
      <style:text-properties fo:color="#000000" fo:font-weight="bold" style:font-weight-asian="bold" style:font-weight-complex="bold"/>
    </style:style>
    <style:style style:name="ce12" style:family="table-cell" style:parent-style-name="Default">
      <style:table-cell-properties fo:background-color="#ff8000" style:cell-protect="protected" style:print-content="true" style:text-align-source="fix" style:repeat-content="false" fo:border="none"/>
      <style:paragraph-properties fo:text-align="end" fo:margin-left="0cm"/>
      <style:text-properties fo:color="#000000" fo:font-weight="bold" style:font-weight-asian="bold" style:font-weight-complex="bold"/>
    </style:style>
    <style:style style:name="ce16" style:family="table-cell" style:parent-style-name="Default">
      <style:table-cell-properties fo:background-color="#ff8000" style:cell-protect="protected" style:print-content="true"/>
      <style:text-properties fo:color="#000000" fo:font-weight="bold" style:font-weight-asian="bold" style:font-weight-complex="bold"/>
    </style:style>
    <style:style style:name="ce14" style:family="table-cell" style:parent-style-name="Default">
      <style:table-cell-properties fo:background-color="#ffffff" style:cell-protect="protected" style:print-content="true"/>
    </style:style>
    <style:style style:name="ce6" style:family="table-cell" style:parent-style-name="Default">
      <style:table-cell-properties fo:background-color="#ff8000" style:cell-protect="protected" style:print-content="true" fo:wrap-option="no-wrap" style:vertical-align="middle"/>
      <style:text-properties fo:color="#000000" fo:font-weight="bold" style:font-weight-asian="bold" style:font-weight-complex="bold"/>
    </style:style>
    <style:style style:name="ce18" style:family="table-cell" style:parent-style-name="Default">
      <style:table-cell-properties fo:background-color="#ffe994" style:cell-protect="none" style:print-content="true" fo:wrap-option="no-wrap" style:vertical-align="middle"/>
      <style:text-properties fo:color="#000000" fo:font-weight="normal" style:font-weight-asian="bold" style:font-weight-complex="bold"/>
    </style:style>
    <style:style style:name="ce20" style:family="table-cell" style:parent-style-name="Default">
      <style:table-cell-properties fo:background-color="#ff8000" style:cell-protect="protected" style:print-content="true" fo:border="none"/>
      <style:text-properties fo:color="#000000" fo:font-weight="bold" style:font-weight-asian="bold" style:font-weight-complex="bold"/>
    </style:style>
    <style:style style:name="ce21" style:family="table-cell" style:parent-style-name="Default">
      <style:table-cell-properties fo:background-color="#ffffd7" style:cell-protect="none" style:print-content="true" style:text-align-source="fix" style:repeat-content="false" fo:wrap-option="wrap" fo:border="none"/>
      <style:paragraph-properties fo:text-align="start"/>
      <style:text-properties fo:color="#000000" fo:font-weight="normal" style:font-weight-asian="bold" style:font-weight-complex="bold"/>
    </style:style>
    <style:style style:name="ce28" style:family="table-cell" style:parent-style-name="Default">
      <style:table-cell-properties fo:background-color="#ff8000" style:cell-protect="protected" style:print-content="true"/>
    </style:style>
    <style:style style:name="ce24" style:family="table-cell" style:parent-style-name="Default">
      <style:table-cell-properties fo:background-color="#ff8000" style:cell-protect="protected" style:print-content="true" style:text-align-source="fix" style:repeat-content="false" fo:wrap-option="no-wrap" style:vertical-align="middle"/>
      <style:paragraph-properties fo:text-align="center" fo:margin-left="0cm"/>
      <style:text-properties fo:color="#000000"/>
    </style:style>
    <style:style style:name="ce27" style:family="table-cell" style:parent-style-name="Default">
      <style:table-cell-properties fo:background-color="#ffe994" style:cell-protect="none" style:print-content="true" style:text-align-source="fix" style:repeat-content="false" fo:wrap-option="no-wrap" style:vertical-align="middle"/>
      <style:paragraph-properties fo:text-align="center" fo:margin-left="0cm"/>
      <style:text-properties fo:color="#000000" fo:font-weight="normal"/>
    </style:style>
    <style:style style:name="ce25" style:family="table-cell" style:parent-style-name="Default">
      <style:table-cell-properties fo:background-color="#ff8000" style:cell-protect="protected" style:print-content="true" style:text-align-source="fix" style:repeat-content="false"/>
      <style:paragraph-properties fo:text-align="center" fo:margin-left="0cm"/>
    </style:style>
    <style:style style:name="ce29" style:family="table-cell" style:parent-style-name="Default">
      <style:table-cell-properties fo:background-color="#ffffff" style:cell-protect="protected" style:print-content="true" style:text-align-source="fix" style:repeat-content="false"/>
      <style:paragraph-properties fo:text-align="center" fo:margin-left="0cm"/>
    </style:style>
    <style:style style:name="ce30" style:family="table-cell" style:parent-style-name="Default">
      <style:table-cell-properties fo:background-color="#7c7c00" style:cell-protect="protected" style:print-content="true"/>
    </style:style>
    <style:style style:name="ce31" style:family="table-cell" style:parent-style-name="Default">
      <style:table-cell-properties fo:background-color="#ff8000" style:cell-protect="protected" style:print-content="true" fo:wrap-option="no-wrap" style:vertical-align="middle"/>
      <style:text-properties fo:color="#000000"/>
    </style:style>
    <style:style style:name="ce39" style:family="table-cell" style:parent-style-name="Default">
      <style:table-cell-properties fo:background-color="#ffe994" style:cell-protect="none" style:print-content="true" fo:wrap-option="no-wrap" style:vertical-align="middle"/>
      <style:text-properties fo:color="#000000" fo:font-weight="normal"/>
    </style:style>
    <style:style style:name="ce32" style:family="table-cell" style:parent-style-name="Default">
      <style:table-cell-properties fo:background-color="#ffffff" style:cell-protect="protected" style:print-content="true" style:text-align-source="fix" style:repeat-content="false"/>
      <style:paragraph-properties fo:text-align="start" fo:margin-left="0cm"/>
      <style:text-properties fo:font-weight="bold" style:font-weight-asian="bold" style:font-weight-complex="bold"/>
    </style:style>
    <style:style style:name="ce35" style:family="table-cell" style:parent-style-name="Default">
      <style:table-cell-properties fo:background-color="#ffffff" style:cell-protect="protected" style:print-content="true" style:text-align-source="fix" style:repeat-content="false"/>
      <style:paragraph-properties fo:text-align="start" fo:margin-left="0cm"/>
    </style:style>
    <style:style style:name="ce38" style:family="table-cell" style:parent-style-name="Default">
      <style:table-cell-properties fo:background-color="#ffffff" style:cell-protect="protected" style:print-content="true" fo:wrap-option="no-wrap" style:vertical-align="middle"/>
    </style:style>
    <style:style style:name="ce41" style:family="table-cell" style:parent-style-name="Default">
      <style:table-cell-properties fo:background-color="#ffffff" style:cell-protect="protected" style:print-content="true" style:text-align-source="fix" style:repeat-content="false"/>
      <style:paragraph-properties fo:text-align="center" fo:margin-left="0cm"/>
      <style:text-properties fo:font-weight="bold" style:font-weight-asian="bold" style:font-weight-complex="bold"/>
    </style:style>
    <style:style style:name="ce42" style:family="table-cell" style:parent-style-name="Default">
      <style:table-cell-properties fo:background-color="#ffffff" style:cell-protect="protected" style:print-content="true" style:text-align-source="fix" style:repeat-content="false" fo:wrap-option="no-wrap" style:vertical-align="middle"/>
      <style:paragraph-properties fo:text-align="center" fo:margin-left="0cm"/>
    </style:style>
    <style:style style:name="ce45" style:family="table-cell" style:parent-style-name="Default">
      <style:table-cell-properties style:cell-protect="protected" style:print-content="true"/>
    </style:style>
    <style:style style:name="ce5" style:family="table-cell" style:parent-style-name="Default">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paragraph-properties fo:text-align="start" fo:margin-left="0cm"/>
    </style:style>
    <style:style style:name="ce10" style:family="table-cell" style:parent-style-name="Default">
      <style:text-properties fo:font-weight="bold" style:font-weight-asian="bold" style:font-weight-complex="bold"/>
    </style:style>
    <style:style style:name="ce59" style:family="table-cell" style:parent-style-name="Default">
      <style:table-cell-properties fo:background-color="#ffbf00"/>
    </style:style>
    <style:style style:name="ce60" style:family="table-cell" style:parent-style-name="Default">
      <style:table-cell-properties fo:background-color="transparent"/>
    </style:style>
    <style:style style:name="gr1" style:family="graphic" style:parent-style-name="Default">
      <style:graphic-properties fo:background-color="#afb42b" style:protect="position size" loext:decorative="true"/>
      <style:text-properties fo:font-size="12pt" fo:font-weight="bold"/>
    </style:style>
    <style:style style:name="gr2" style:family="graphic" style:parent-style-name="Default">
      <style:graphic-properties fo:background-color="#dc0000" style:protect="position size" loext:decorative="false"/>
      <style:text-properties fo:font-size="12pt" fo:font-weight="bold"/>
    </style:style>
    <style:style style:name="gr3" style:family="graphic" style:parent-style-name="Default">
      <style:graphic-properties fo:background-color="#72e400" style:protect="position size" loext:decorative="false"/>
      <style:text-properties fo:font-size="12pt" fo:font-weight="bold"/>
    </style:style>
    <style:style style:name="gr4" style:family="graphic" style:parent-style-name="Default">
      <style:graphic-properties fo:background-color="#d4e157" style:protect="position size" loext:decorative="false"/>
      <style:text-properties fo:font-size="12pt" fo:font-weight="bold"/>
    </style:style>
    <style:style style:name="gr5" style:family="graphic" style:parent-style-name="Default">
      <style:graphic-properties fo:background-color="#ff8000" style:protect="position size" loext:decorative="false"/>
      <style:text-properties fo:font-size="12pt" fo:font-weight="bold"/>
    </style:style>
    <style:style style:name="gr6" style:family="graphic" style:parent-style-name="Default">
      <style:graphic-properties fo:background-color="#eca503" style:protect="position size" loext:decorative="false"/>
      <style:text-properties fo:font-size="12pt" fo:font-weight="bold"/>
    </style:style>
    <style:style style:name="gr7" style:family="graphic" style:parent-style-name="Default">
      <style:graphic-properties fo:background-color="#ff0000" style:protect="position size" loext:decorative="false"/>
      <style:text-properties fo:font-size="12pt" fo:font-weight="bold"/>
    </style:style>
    <style:style style:name="gr8" style:family="graphic" style:parent-style-name="Default">
      <style:graphic-properties fo:background-color="#ffff00" loext:decorative="false"/>
      <style:text-properties fo:font-weight="bold"/>
    </style:style>
    <style:style style:name="P1" style:family="paragraph">
      <style:paragraph-properties fo:text-align="center"/>
      <style:text-properties fo:font-size="12pt" fo:font-weight="bold"/>
    </style:style>
    <style:style style:name="P2" style:family="paragraph">
      <style:paragraph-properties fo:text-align="center"/>
      <style:text-properties fo:font-weight="bold"/>
    </style:style>
  </office:automatic-styles>
  <office:body>
    <office:spreadsheet>
      <table:calculation-settings table:automatic-find-labels="false" table:use-regular-expressions="false" table:use-wildcards="true"/>
      <table:content-validations>
        <table:content-validation table:name="val1" table:condition="of:cell-content-is-whole-number() and cell-content()&gt;=0" table:allow-empty-cell="true" table:base-cell-address="Foglio1.PE1">
          <table:error-message table:message-type="stop" table:display="true"/>
        </table:content-validation>
      </table:content-validations>
      <table:table table:name="Foglio1"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lsante 1" form:control-implementation="ooo:com.sun.star.form.component.CommandButton" xml:id="control1" form:id="control1" form:label="Import List"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M3U%20EDITOR.ods/content.xml"/>
              </form:properties>
              <office:event-listeners>
                <script:event-listener script:language="ooo:script" script:event-name="form:performaction" xlink:href="vnd.sun.star.script:Standard.A_IMPORT.Import_list?language=Basic&amp;location=document" xlink:type="simple"/>
                <script:event-listener script:language="ooo:script" script:event-name="dom:keydown" xlink:href="vnd.sun.star.script:Standard.A_IMPORT.Import_list?language=Basic&amp;location=document" xlink:type="simple"/>
              </office:event-listeners>
            </form:button>
            <form:button form:name="Pulsante 2" form:control-implementation="ooo:com.sun.star.form.component.CommandButton" xml:id="control2" form:id="control2" form:label="Clear All"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M3U%20EDITOR.ods/content.xml"/>
              </form:properties>
              <office:event-listeners>
                <script:event-listener script:language="ooo:script" script:event-name="form:performaction" xlink:href="vnd.sun.star.script:Standard.D_AUX.ClearAll?language=Basic&amp;location=document" xlink:type="simple"/>
                <script:event-listener script:language="ooo:script" script:event-name="dom:keydown" xlink:href="vnd.sun.star.script:Standard.D_AUX.ClearAll?language=Basic&amp;location=document" xlink:type="simple"/>
              </office:event-listeners>
            </form:button>
            <form:button form:name="Pulsante 3" form:control-implementation="ooo:com.sun.star.form.component.CommandButton" xml:id="control3" form:id="control3" form:label="Remove Duplicate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M3U%20EDITOR.ods/content.xml"/>
              </form:properties>
              <office:event-listeners>
                <script:event-listener script:language="ooo:script" script:event-name="form:performaction" xlink:href="vnd.sun.star.script:Standard.D_AUX.RemoveDuplicate?language=Basic&amp;location=document" xlink:type="simple"/>
                <script:event-listener script:language="ooo:script" script:event-name="dom:keydown" xlink:href="vnd.sun.star.script:Standard.D_AUX.RemoveDuplicate?language=Basic&amp;location=document" xlink:type="simple"/>
              </office:event-listeners>
            </form:button>
            <form:button form:name="Pulsante 4" form:control-implementation="ooo:com.sun.star.form.component.CommandButton" xml:id="control4" form:id="control4" form:label="Assign chno"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M3U%20EDITOR.ods/content.xml"/>
              </form:properties>
              <office:event-listeners>
                <script:event-listener script:language="ooo:script" script:event-name="form:performaction" xlink:href="vnd.sun.star.script:Standard.D_AUX.ch_number?language=Basic&amp;location=document" xlink:type="simple"/>
                <script:event-listener script:language="ooo:script" script:event-name="dom:keydown" xlink:href="vnd.sun.star.script:Standard.D_AUX.ch_number?language=Basic&amp;location=document" xlink:type="simple"/>
              </office:event-listeners>
            </form:button>
            <form:button form:name="Pulsante 6" form:control-implementation="ooo:com.sun.star.form.component.CommandButton" xml:id="control5" form:id="control5" form:label="Sort Record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M3U%20EDITOR.ods/content.xml"/>
              </form:properties>
              <office:event-listeners>
                <script:event-listener script:language="ooo:script" script:event-name="form:performaction" xlink:href="vnd.sun.star.script:Standard.D_AUX.call_sort?language=Basic&amp;location=document" xlink:type="simple"/>
                <script:event-listener script:language="ooo:script" script:event-name="dom:keydown" xlink:href="vnd.sun.star.script:Standard.D_AUX.call_sort?language=Basic&amp;location=document" xlink:type="simple"/>
              </office:event-listeners>
            </form:button>
            <form:button form:name="Pulsante 5" form:control-implementation="ooo:com.sun.star.form.component.CommandButton" xml:id="control6" form:id="control6" form:label="Export List"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M3U%20EDITOR.ods/content.xml"/>
              </form:properties>
              <office:event-listeners>
                <script:event-listener script:language="ooo:script" script:event-name="form:performaction" xlink:href="vnd.sun.star.script:Standard.B_EXPORT.Export_List?language=Basic&amp;location=document" xlink:type="simple"/>
                <script:event-listener script:language="ooo:script" script:event-name="dom:keydown" xlink:href="vnd.sun.star.script:Standard.B_EXPORT.Export_List?language=Basic&amp;location=document" xlink:type="simple"/>
              </office:event-listeners>
            </form:button>
            <form:button form:name="Pulsante 7" form:control-implementation="ooo:com.sun.star.form.component.CommandButton" xml:id="control7" form:id="control7" form:label="Insert Row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in%20progress/M3U%20EDITOR%201.ods/content.xml"/>
              </form:properties>
              <office:event-listeners>
                <script:event-listener script:language="ooo:script" script:event-name="form:performaction" xlink:href="vnd.sun.star.script:Standard.D_AUX.AddRows?language=Basic&amp;location=document" xlink:type="simple"/>
                <script:event-listener script:language="ooo:script" script:event-name="dom:keydown" xlink:href="vnd.sun.star.script:Standard.D_AUX.AddRows?language=Basic&amp;location=document" xlink:type="simple"/>
              </office:event-listeners>
            </form:button>
            <form:button form:name="Pulsante 7" form:control-implementation="ooo:com.sun.star.form.component.CommandButton" xml:id="control8" form:id="control8" form:label="Add Tag"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in%20progress/M3U%20EDITOR%201.ods/content.xml"/>
              </form:properties>
              <office:event-listeners>
                <script:event-listener script:language="ooo:script" script:event-name="form:performaction" xlink:href="vnd.sun.star.script:Standard.D_AUX.InsertTag?language=Basic&amp;location=document" xlink:type="simple"/>
              </office:event-listeners>
            </form:button>
            <form:button form:name="Pulsante 8" form:control-implementation="ooo:com.sun.star.form.component.CommandButton" xml:id="control9" form:id="control9" form:label="Delete Row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in%20progress/M3U%20EDITOR%201.ods/content.xml"/>
              </form:properties>
              <office:event-listeners>
                <script:event-listener script:language="ooo:script" script:event-name="form:approveaction" xlink:href="vnd.sun.star.script:Standard.D_AUX.DelRows?language=Basic&amp;location=document" xlink:type="simple"/>
              </office:event-listeners>
            </form:button>
            <form:button form:name="Pulsante 8" form:control-implementation="ooo:com.sun.star.form.component.CommandButton" xml:id="control10" form:id="control10" form:label="Delete Tag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in%20progress/M3U%20EDITOR%201.ods/content.xml"/>
              </form:properties>
              <office:event-listeners>
                <script:event-listener script:language="ooo:script" script:event-name="form:approveaction" xlink:href="vnd.sun.star.script:Standard.D_AUX.DelTag?language=Basic&amp;location=document" xlink:type="simple"/>
              </office:event-listeners>
            </form:button>
            <form:button form:name="Pulsante 9" form:control-implementation="ooo:com.sun.star.form.component.CommandButton" xml:id="control11" form:id="control11" form:label="Move Ch UP"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in%20progress/M3U%20EDITOR%202.ods/content.xml"/>
                <form:property form:property-name="Repeat" office:value-type="boolean" office:boolean-value="true"/>
              </form:properties>
              <office:event-listeners>
                <script:event-listener script:language="ooo:script" script:event-name="form:approveaction" xlink:href="vnd.sun.star.script:Standard.D_AUX.Move_up?language=Basic&amp;location=document" xlink:type="simple"/>
              </office:event-listeners>
            </form:button>
            <form:button form:name="Pulsante 9" form:control-implementation="ooo:com.sun.star.form.component.CommandButton" xml:id="control12" form:id="control12" form:label="Move Tag Left"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in%20progress/M3U%20EDITOR%202.ods/content.xml"/>
                <form:property form:property-name="Repeat" office:value-type="boolean" office:boolean-value="true"/>
              </form:properties>
              <office:event-listeners>
                <script:event-listener script:language="ooo:script" script:event-name="form:approveaction" xlink:href="vnd.sun.star.script:Standard.D_AUX.Move_left?language=Basic&amp;location=document" xlink:type="simple"/>
              </office:event-listeners>
            </form:button>
            <form:button form:name="Pulsante 9" form:control-implementation="ooo:com.sun.star.form.component.CommandButton" xml:id="control13" form:id="control13" form:label="Move  Ch Dow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in%20progress/M3U%20EDITOR%202.ods/content.xml"/>
                <form:property form:property-name="Repeat" office:value-type="boolean" office:boolean-value="true"/>
              </form:properties>
              <office:event-listeners>
                <script:event-listener script:language="ooo:script" script:event-name="form:approveaction" xlink:href="vnd.sun.star.script:Standard.D_AUX.Move_down?language=Basic&amp;location=document" xlink:type="simple"/>
              </office:event-listeners>
            </form:button>
            <form:button form:name="Pulsante 9" form:control-implementation="ooo:com.sun.star.form.component.CommandButton" xml:id="control14" form:id="control14" form:label="Move Tag Right"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in%20progress/M3U%20EDITOR%202.ods/content.xml"/>
                <form:property form:property-name="Repeat" office:value-type="boolean" office:boolean-value="true"/>
              </form:properties>
              <office:event-listeners>
                <script:event-listener script:language="ooo:script" script:event-name="form:approveaction" xlink:href="vnd.sun.star.script:Standard.D_AUX.Move_right?language=Basic&amp;location=document" xlink:type="simple"/>
              </office:event-listeners>
            </form:button>
          </form:form>
        </office:forms>
        <table:shapes>
          <draw:control draw:z-index="0" draw:name="Campo di controllo 1" draw:style-name="gr1" draw:text-style-name="P1" svg:width="5cm" svg:height="1cm" svg:x="2.8cm" svg:y="0.1cm" draw:control="control1">
            <svg:title>Importa Lista</svg:title>
            <svg:desc>Importa Lista</svg:desc>
          </draw:control>
          <draw:control draw:z-index="1" draw:name="Campo di controllo 2" draw:style-name="gr2" draw:text-style-name="P1" svg:width="5cm" svg:height="1cm" svg:x="13cm" svg:y="0.1cm" draw:control="control2"/>
          <draw:control draw:z-index="2" draw:name="Campo di controllo 3" draw:style-name="gr3" draw:text-style-name="P1" svg:width="5cm" svg:height="1cm" svg:x="7.9cm" svg:y="1.2cm" draw:control="control3"/>
          <draw:control draw:z-index="3" draw:name="Campo di controllo 4" draw:style-name="gr3" draw:text-style-name="P1" svg:width="5cm" svg:height="1cm" svg:x="13cm" svg:y="1.2cm" draw:control="control4"/>
          <draw:control draw:z-index="4" draw:name="Campo di controllo 6" draw:style-name="gr3" draw:text-style-name="P1" svg:width="5cm" svg:height="1cm" svg:x="2.8cm" svg:y="1.2cm" draw:control="control5"/>
          <draw:control draw:z-index="5" draw:name="Campo di controllo 5" draw:style-name="gr4" draw:text-style-name="P1" svg:width="5cm" svg:height="1cm" svg:x="7.9cm" svg:y="0.1cm" draw:control="control6"/>
          <draw:control draw:z-index="6" draw:name="Campo di controllo 7" draw:style-name="gr5" draw:text-style-name="P1" svg:width="5cm" svg:height="1cm" svg:x="2.8cm" svg:y="2.3cm" draw:control="control7"/>
          <draw:control draw:z-index="7" draw:name="Campo di controllo 8" draw:style-name="gr6" draw:text-style-name="P1" svg:width="5cm" svg:height="1cm" svg:x="7.9cm" svg:y="2.3cm" draw:control="control8"/>
          <draw:control draw:z-index="9" draw:name="Campo di controllo 10" draw:style-name="gr7" draw:text-style-name="P1" svg:width="5cm" svg:height="1cm" svg:x="7.9cm" svg:y="3.346cm" draw:control="control10"/>
          <draw:control draw:z-index="10" draw:name="Campo di controllo 11" draw:style-name="gr8" draw:text-style-name="P2" svg:width="2.386cm" svg:height="0.572cm" svg:x="14.437cm" svg:y="2.258cm" draw:control="control11"/>
          <draw:control draw:z-index="11" draw:name="Campo di controllo 12" draw:style-name="gr8" draw:text-style-name="P2" svg:width="2.386cm" svg:height="0.572cm" svg:x="13.098cm" svg:y="3.022cm" draw:control="control12"/>
          <draw:control draw:z-index="12" draw:name="Campo di controllo 13" draw:style-name="gr8" draw:text-style-name="P2" svg:width="2.386cm" svg:height="0.572cm" svg:x="14.38cm" svg:y="3.72cm" draw:control="control13"/>
          <draw:control draw:z-index="13" draw:name="Campo di controllo 14" draw:style-name="gr8" draw:text-style-name="P2" svg:width="2.386cm" svg:height="0.572cm" svg:x="15.691cm" svg:y="3.073cm" draw:control="control14"/>
        </table:shapes>
        <table:table-column table:style-name="co1" table:default-cell-style-name="ce14"/>
        <table:table-column table:style-name="co2" table:default-cell-style-name="ce14"/>
        <table:table-column table:style-name="co3" table:number-columns-repeated="2" table:default-cell-style-name="ce14"/>
        <table:table-column table:style-name="co3" table:default-cell-style-name="ce29"/>
        <table:table-column table:style-name="co4" table:number-columns-repeated="3" table:default-cell-style-name="ce29"/>
        <table:table-column table:style-name="co5" table:default-cell-style-name="ce14"/>
        <table:table-column table:style-name="co3" table:number-columns-repeated="20" table:default-cell-style-name="ce14"/>
        <table:table-column table:style-name="co3" table:number-columns-repeated="3" table:default-cell-style-name="ce29"/>
        <table:table-column table:style-name="co3" table:number-columns-repeated="167" table:default-cell-style-name="ce14"/>
        <table:table-column table:style-name="co6" table:default-cell-style-name="ce14"/>
        <table:table-column table:style-name="co7" table:default-cell-style-name="ce14"/>
        <table:table-column table:style-name="co6" table:number-columns-repeated="3" table:default-cell-style-name="ce14"/>
        <table:table-column table:style-name="co6" table:default-cell-style-name="ce29"/>
        <table:table-column table:style-name="co8" table:default-cell-style-name="ce29"/>
        <table:table-column table:style-name="co8" table:number-columns-repeated="443" table:default-cell-style-name="ce14"/>
        <table:table-column table:style-name="co8" table:number-columns-repeated="15" table:default-cell-style-name="ce45"/>
        <table:table-column table:style-name="co8" table:number-columns-repeated="15711" table:default-cell-style-name="ce14"/>
        <table:table-column table:style-name="co9" table:number-columns-repeated="2" table:default-cell-style-name="ce14"/>
        <table:table-column table:style-name="co9" table:number-columns-repeated="2" table:default-cell-style-name="ce45"/>
        <table:table-row table:style-name="ro1">
          <table:table-cell table:style-name="ce22" office:value-type="string" calcext:value-type="string">
            <text:p>Records</text:p>
          </table:table-cell>
          <table:table-cell table:style-name="ce22" table:number-columns-repeated="8"/>
          <table:table-cell table:style-name="ce32" table:number-columns-repeated="20"/>
          <table:table-cell table:style-name="ce41" table:number-columns-repeated="3"/>
          <table:table-cell table:style-name="ce32" table:number-columns-repeated="143"/>
          <table:table-cell table:style-name="ce35" table:number-columns-repeated="14"/>
          <table:table-cell table:number-columns-repeated="262"/>
          <table:table-cell table:formula="of:=COUNTA(#REF!)" office:value-type="float" office:value="1" calcext:value-type="float">
            <text:p>1</text:p>
          </table:table-cell>
          <table:table-cell table:number-columns-repeated="15927"/>
        </table:table-row>
        <table:table-row table:style-name="ro2">
          <table:table-cell table:style-name="ce9" table:formula="of:=COUNTA([.A12:.A23]) -2" office:value-type="float" office:value="10" calcext:value-type="float">
            <text:p>10</text:p>
          </table:table-cell>
          <table:table-cell table:style-name="ce9" table:number-columns-repeated="8"/>
          <table:table-cell table:style-name="ce35" table:number-columns-repeated="20"/>
          <table:table-cell table:number-columns-repeated="3"/>
          <table:table-cell table:style-name="ce35" table:number-columns-repeated="143"/>
          <table:table-cell table:number-columns-repeated="248"/>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24"/>
          <table:table-cell table:formula="of:=COUNTA(#REF!) - 2" office:value-type="float" office:value="-1" calcext:value-type="float">
            <text:p>-1</text:p>
          </table:table-cell>
          <table:table-cell table:number-columns-repeated="15927"/>
        </table:table-row>
        <table:table-row table:style-name="ro2">
          <table:table-cell table:style-name="ce3" office:value-type="string" calcext:value-type="string">
            <text:p>Btags</text:p>
          </table:table-cell>
          <table:table-cell table:style-name="ce3" table:number-columns-repeated="3"/>
          <table:table-cell table:style-name="ce22" table:number-columns-repeated="4"/>
          <table:table-cell table:style-name="ce30"/>
          <table:table-cell table:number-columns-repeated="442"/>
          <table:table-cell table:formula="of:=COUNTA(#REF!)-[.QO9]-3" office:value-type="float" office:value="-2" calcext:value-type="float">
            <text:p>-2</text:p>
          </table:table-cell>
          <table:table-cell table:number-columns-repeated="15927"/>
        </table:table-row>
        <table:table-row table:style-name="ro2">
          <table:table-cell table:style-name="ce9" table:formula="of:=COUNTA([.A9:.A12]) - 2" office:value-type="float" office:value="2" calcext:value-type="float">
            <text:p>2</text:p>
          </table:table-cell>
          <table:table-cell table:style-name="ce9" table:number-columns-repeated="8"/>
          <table:table-cell table:style-name="ce35" table:number-columns-repeated="633"/>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6" calcext:value-type="float">
            <text:p>6</text:p>
          </table:table-cell>
          <table:table-cell table:number-columns-repeated="15"/>
          <table:table-cell table:style-name="ce35" table:number-columns-repeated="15713"/>
          <table:table-cell table:number-columns-repeated="2"/>
        </table:table-row>
        <table:table-row table:style-name="ro2">
          <table:table-cell table:style-name="ce22" office:value-type="string" calcext:value-type="string">
            <text:p>tvg tag</text:p>
          </table:table-cell>
          <table:table-cell table:style-name="ce22" table:number-columns-repeated="3"/>
          <table:table-cell table:style-name="ce9" table:number-columns-repeated="5"/>
          <table:table-cell table:style-name="ce35" table:number-columns-repeated="640"/>
          <table:table-cell table:number-columns-repeated="15"/>
          <table:table-cell table:style-name="ce35" table:number-columns-repeated="15713"/>
          <table:table-cell table:number-columns-repeated="2"/>
        </table:table-row>
        <table:table-row table:style-name="ro2">
          <table:table-cell table:style-name="ce9" table:formula="of:=COUNTA([.B12:.E12])-2" office:value-type="float" office:value="2" calcext:value-type="float">
            <text:p>2</text:p>
          </table:table-cell>
          <table:table-cell table:style-name="ce9">
            <draw:control draw:z-index="8" draw:name="Campo di controllo 9" draw:style-name="gr7" draw:text-style-name="P1" svg:width="5cm" svg:height="1cm" svg:x="1.197cm" svg:y="0.264cm" draw:control="control9"/>
          </table:table-cell>
          <table:table-cell table:style-name="ce9" table:number-columns-repeated="7"/>
          <table:table-cell table:style-name="ce35" table:number-columns-repeated="640"/>
          <table:table-cell table:number-columns-repeated="15"/>
          <table:table-cell table:style-name="ce35" table:number-columns-repeated="15713"/>
          <table:table-cell table:number-columns-repeated="2"/>
        </table:table-row>
        <table:table-row table:style-name="ro2">
          <table:table-cell table:style-name="ce22" office:value-type="string" calcext:value-type="string">
            <text:p>EXT tag</text:p>
          </table:table-cell>
          <table:table-cell table:style-name="ce22" table:number-columns-repeated="3"/>
          <table:table-cell table:style-name="ce9" table:number-columns-repeated="5"/>
          <table:table-cell table:style-name="ce35" table:number-columns-repeated="640"/>
          <table:table-cell table:number-columns-repeated="15"/>
          <table:table-cell table:style-name="ce35" table:number-columns-repeated="15713"/>
          <table:table-cell table:number-columns-repeated="2"/>
        </table:table-row>
        <table:table-row table:style-name="ro2">
          <table:table-cell table:style-name="ce9" table:formula="of:=COUNTA([.E12:.H12]) - 2" office:value-type="float" office:value="2" calcext:value-type="float">
            <text:p>2</text:p>
          </table:table-cell>
          <table:table-cell table:style-name="ce9" table:number-columns-repeated="8"/>
          <table:table-cell table:style-name="ce35" table:number-columns-repeated="640"/>
          <table:table-cell table:number-columns-repeated="15730"/>
        </table:table-row>
        <table:table-row table:style-name="ro3">
          <table:table-cell table:style-name="ce8" office:value-type="string" calcext:value-type="string">
            <text:p>Basic Tags (#EXTM3U must be in position H1, Other occurrences will be ignored during export)</text:p>
          </table:table-cell>
          <table:table-cell table:style-name="ce6" table:number-columns-repeated="3"/>
          <table:table-cell table:style-name="ce24" table:number-columns-repeated="4"/>
          <table:table-cell table:style-name="ce31"/>
          <table:table-cell table:style-name="ce38" table:number-columns-repeated="20"/>
          <table:table-cell table:style-name="ce42" table:number-columns-repeated="3"/>
          <table:table-cell table:style-name="ce38" table:number-columns-repeated="172"/>
          <table:table-cell table:style-name="ce42" table:number-columns-repeated="2"/>
          <table:table-cell table:style-name="ce38" table:number-columns-repeated="443"/>
          <table:table-cell table:number-columns-repeated="15730"/>
        </table:table-row>
        <table:table-row table:style-name="ro3">
          <table:table-cell table:style-name="ce8" office:value-type="string" calcext:value-type="string">
            <text:p>H1</text:p>
          </table:table-cell>
          <table:table-cell table:style-name="ce18" office:value-type="string" calcext:value-type="string">
            <text:p>#BASICTAG1</text:p>
          </table:table-cell>
          <table:table-cell table:style-name="ce18" table:number-columns-repeated="2"/>
          <table:table-cell table:style-name="ce27" table:number-columns-repeated="4"/>
          <table:table-cell table:style-name="ce39"/>
          <table:table-cell table:style-name="ce38" table:number-columns-repeated="20"/>
          <table:table-cell table:style-name="ce42" table:number-columns-repeated="3"/>
          <table:table-cell table:style-name="ce38" table:number-columns-repeated="172"/>
          <table:table-cell table:style-name="ce42" table:number-columns-repeated="2"/>
          <table:table-cell table:style-name="ce38" table:number-columns-repeated="443"/>
          <table:table-cell table:number-columns-repeated="15730"/>
        </table:table-row>
        <table:table-row table:style-name="ro3">
          <table:table-cell table:style-name="ce8" office:value-type="string" calcext:value-type="string">
            <text:p>H2</text:p>
          </table:table-cell>
          <table:table-cell table:style-name="ce18" office:value-type="string" calcext:value-type="string">
            <text:p>#BASICTAG1</text:p>
          </table:table-cell>
          <table:table-cell table:style-name="ce18" table:number-columns-repeated="2"/>
          <table:table-cell table:style-name="ce27" table:number-columns-repeated="4"/>
          <table:table-cell table:style-name="ce39"/>
          <table:table-cell table:style-name="ce38" table:number-columns-repeated="20"/>
          <table:table-cell table:style-name="ce42" table:number-columns-repeated="3"/>
          <table:table-cell table:style-name="ce38" table:number-columns-repeated="172"/>
          <table:table-cell table:style-name="ce42" table:number-columns-repeated="2"/>
          <table:table-cell table:style-name="ce38" table:number-columns-repeated="443"/>
          <table:table-cell table:number-columns-repeated="15730"/>
        </table:table-row>
        <table:table-row table:style-name="ro4">
          <table:table-cell table:style-name="ce12" office:value-type="string" calcext:value-type="string">
            <text:p>Index <text:s text:c="4"/></text:p>
          </table:table-cell>
          <table:table-cell table:style-name="ce20" office:value-type="string" calcext:value-type="string">
            <text:p>Channel</text:p>
          </table:table-cell>
          <table:table-cell table:style-name="ce20" office:value-type="string" calcext:value-type="string">
            <text:p>tvg-tag1</text:p>
          </table:table-cell>
          <table:table-cell table:style-name="ce20" office:value-type="string" calcext:value-type="string">
            <text:p>tvg-tag2</text:p>
          </table:table-cell>
          <table:table-cell table:style-name="ce20" office:value-type="string" calcext:value-type="string">
            <text:p>group-title</text:p>
          </table:table-cell>
          <table:table-cell table:style-name="ce20" office:value-type="string" calcext:value-type="string">
            <text:p>EXT1</text:p>
          </table:table-cell>
          <table:table-cell table:style-name="ce20" office:value-type="string" calcext:value-type="string">
            <text:p>EXT2</text:p>
          </table:table-cell>
          <table:table-cell table:style-name="ce20" office:value-type="string" calcext:value-type="string">
            <text:p>url</text:p>
          </table:table-cell>
          <table:table-cell table:style-name="ce20" office:value-type="string" calcext:value-type="string">
            <text:p>source</text:p>
          </table:table-cell>
          <table:table-cell table:number-columns-repeated="16366"/>
          <table:table-cell table:style-name="ce45" table:number-columns-repeated="2"/>
          <table:table-cell table:number-columns-repeated="2"/>
        </table:table-row>
        <table:table-row table:style-name="ro4">
          <table:table-cell table:style-name="ce12" office:value-type="float" office:value="1" calcext:value-type="float">
            <text:p>1</text:p>
          </table:table-cell>
          <table:table-cell table:style-name="ce21" office:value-type="string" calcext:value-type="string">
            <text:p>Channel1</text:p>
          </table:table-cell>
          <table:table-cell table:style-name="ce21" office:value-type="string" calcext:value-type="string">
            <text:p>tag1value1</text:p>
          </table:table-cell>
          <table:table-cell table:style-name="ce21" office:value-type="string" calcext:value-type="string">
            <text:p>tag2value1</text:p>
          </table:table-cell>
          <table:table-cell table:style-name="ce21" office:value-type="string" calcext:value-type="string">
            <text:p>group1</text:p>
          </table:table-cell>
          <table:table-cell table:style-name="ce21" office:value-type="string" calcext:value-type="string">
            <text:p>ext1value1</text:p>
          </table:table-cell>
          <table:table-cell table:style-name="ce21" office:value-type="string" calcext:value-type="string">
            <text:p>ext2value1</text:p>
          </table:table-cell>
          <table:table-cell table:style-name="ce21" office:value-type="string" calcext:value-type="string">
            <text:p>url1</text:p>
          </table:table-cell>
          <table:table-cell table:style-name="ce21" office:value-type="string" calcext:value-type="string">
            <text:p>source1</text:p>
          </table:table-cell>
          <table:table-cell table:number-columns-repeated="16366"/>
          <table:table-cell table:style-name="ce45" table:number-columns-repeated="2"/>
          <table:table-cell table:number-columns-repeated="2"/>
        </table:table-row>
        <table:table-row table:style-name="ro4">
          <table:table-cell table:style-name="ce12" office:value-type="float" office:value="2" calcext:value-type="float">
            <text:p>2</text:p>
          </table:table-cell>
          <table:table-cell table:style-name="ce21" office:value-type="string" calcext:value-type="string">
            <text:p>Channel2</text:p>
          </table:table-cell>
          <table:table-cell table:style-name="ce21" office:value-type="string" calcext:value-type="string">
            <text:p>tag1value2</text:p>
          </table:table-cell>
          <table:table-cell table:style-name="ce21" office:value-type="string" calcext:value-type="string">
            <text:p>tag2value2</text:p>
          </table:table-cell>
          <table:table-cell table:style-name="ce21" office:value-type="string" calcext:value-type="string">
            <text:p>group2</text:p>
          </table:table-cell>
          <table:table-cell table:style-name="ce21" office:value-type="string" calcext:value-type="string">
            <text:p>ext1value2</text:p>
          </table:table-cell>
          <table:table-cell table:style-name="ce21" office:value-type="string" calcext:value-type="string">
            <text:p>ext2value2</text:p>
          </table:table-cell>
          <table:table-cell table:style-name="ce21" office:value-type="string" calcext:value-type="string">
            <text:p>url2</text:p>
          </table:table-cell>
          <table:table-cell table:style-name="ce21" office:value-type="string" calcext:value-type="string">
            <text:p>source2</text:p>
          </table:table-cell>
          <table:table-cell table:number-columns-repeated="16366"/>
          <table:table-cell table:style-name="ce45" table:number-columns-repeated="2"/>
          <table:table-cell table:number-columns-repeated="2"/>
        </table:table-row>
        <table:table-row table:style-name="ro4">
          <table:table-cell table:style-name="ce12" office:value-type="float" office:value="3" calcext:value-type="float">
            <text:p>3</text:p>
          </table:table-cell>
          <table:table-cell table:style-name="ce21" office:value-type="string" calcext:value-type="string">
            <text:p>Channel3</text:p>
          </table:table-cell>
          <table:table-cell table:style-name="ce21" office:value-type="string" calcext:value-type="string">
            <text:p>tag1value3</text:p>
          </table:table-cell>
          <table:table-cell table:style-name="ce21" office:value-type="string" calcext:value-type="string">
            <text:p>tag2value3</text:p>
          </table:table-cell>
          <table:table-cell table:style-name="ce21" office:value-type="string" calcext:value-type="string">
            <text:p>group3</text:p>
          </table:table-cell>
          <table:table-cell table:style-name="ce21" office:value-type="string" calcext:value-type="string">
            <text:p>ext1value3</text:p>
          </table:table-cell>
          <table:table-cell table:style-name="ce21" office:value-type="string" calcext:value-type="string">
            <text:p>ext2value3</text:p>
          </table:table-cell>
          <table:table-cell table:style-name="ce21" office:value-type="string" calcext:value-type="string">
            <text:p>url3</text:p>
          </table:table-cell>
          <table:table-cell table:style-name="ce21" office:value-type="string" calcext:value-type="string">
            <text:p>source3</text:p>
          </table:table-cell>
          <table:table-cell table:number-columns-repeated="16366"/>
          <table:table-cell table:style-name="ce45" table:number-columns-repeated="2"/>
          <table:table-cell table:number-columns-repeated="2"/>
        </table:table-row>
        <table:table-row table:style-name="ro4">
          <table:table-cell table:style-name="ce12" office:value-type="float" office:value="4" calcext:value-type="float">
            <text:p>4</text:p>
          </table:table-cell>
          <table:table-cell table:style-name="ce21" office:value-type="string" calcext:value-type="string">
            <text:p>Channel4</text:p>
          </table:table-cell>
          <table:table-cell table:style-name="ce21" office:value-type="string" calcext:value-type="string">
            <text:p>tag1value4</text:p>
          </table:table-cell>
          <table:table-cell table:style-name="ce21" office:value-type="string" calcext:value-type="string">
            <text:p>tag2value4</text:p>
          </table:table-cell>
          <table:table-cell table:style-name="ce21" office:value-type="string" calcext:value-type="string">
            <text:p>group4</text:p>
          </table:table-cell>
          <table:table-cell table:style-name="ce21" office:value-type="string" calcext:value-type="string">
            <text:p>ext1value4</text:p>
          </table:table-cell>
          <table:table-cell table:style-name="ce21" office:value-type="string" calcext:value-type="string">
            <text:p>ext2value4</text:p>
          </table:table-cell>
          <table:table-cell table:style-name="ce21" office:value-type="string" calcext:value-type="string">
            <text:p>url4</text:p>
          </table:table-cell>
          <table:table-cell table:style-name="ce21" office:value-type="string" calcext:value-type="string">
            <text:p>source4</text:p>
          </table:table-cell>
          <table:table-cell table:number-columns-repeated="16366"/>
          <table:table-cell table:style-name="ce45" table:number-columns-repeated="2"/>
          <table:table-cell table:number-columns-repeated="2"/>
        </table:table-row>
        <table:table-row table:style-name="ro4">
          <table:table-cell table:style-name="ce12" office:value-type="float" office:value="5" calcext:value-type="float">
            <text:p>5</text:p>
          </table:table-cell>
          <table:table-cell table:style-name="ce21" office:value-type="string" calcext:value-type="string">
            <text:p>Channel5</text:p>
          </table:table-cell>
          <table:table-cell table:style-name="ce21" office:value-type="string" calcext:value-type="string">
            <text:p>tag1value5</text:p>
          </table:table-cell>
          <table:table-cell table:style-name="ce21" office:value-type="string" calcext:value-type="string">
            <text:p>tag2value5</text:p>
          </table:table-cell>
          <table:table-cell table:style-name="ce21" office:value-type="string" calcext:value-type="string">
            <text:p>group5</text:p>
          </table:table-cell>
          <table:table-cell table:style-name="ce21" office:value-type="string" calcext:value-type="string">
            <text:p>ext1value5</text:p>
          </table:table-cell>
          <table:table-cell table:style-name="ce21" office:value-type="string" calcext:value-type="string">
            <text:p>ext2value5</text:p>
          </table:table-cell>
          <table:table-cell table:style-name="ce21" office:value-type="string" calcext:value-type="string">
            <text:p>url5</text:p>
          </table:table-cell>
          <table:table-cell table:style-name="ce21" office:value-type="string" calcext:value-type="string">
            <text:p>source5</text:p>
          </table:table-cell>
          <table:table-cell table:number-columns-repeated="16366"/>
          <table:table-cell table:style-name="ce45" table:number-columns-repeated="2"/>
          <table:table-cell table:number-columns-repeated="2"/>
        </table:table-row>
        <table:table-row table:style-name="ro4">
          <table:table-cell table:style-name="ce12" office:value-type="float" office:value="6" calcext:value-type="float">
            <text:p>6</text:p>
          </table:table-cell>
          <table:table-cell table:style-name="ce21" office:value-type="string" calcext:value-type="string">
            <text:p>Channel6</text:p>
          </table:table-cell>
          <table:table-cell table:style-name="ce21" office:value-type="string" calcext:value-type="string">
            <text:p>tag1value6</text:p>
          </table:table-cell>
          <table:table-cell table:style-name="ce21" office:value-type="string" calcext:value-type="string">
            <text:p>tag2value6</text:p>
          </table:table-cell>
          <table:table-cell table:style-name="ce21" office:value-type="string" calcext:value-type="string">
            <text:p>group6</text:p>
          </table:table-cell>
          <table:table-cell table:style-name="ce21" office:value-type="string" calcext:value-type="string">
            <text:p>ext1value6</text:p>
          </table:table-cell>
          <table:table-cell table:style-name="ce21" office:value-type="string" calcext:value-type="string">
            <text:p>ext2value6</text:p>
          </table:table-cell>
          <table:table-cell table:style-name="ce21" office:value-type="string" calcext:value-type="string">
            <text:p>url6</text:p>
          </table:table-cell>
          <table:table-cell table:style-name="ce21" office:value-type="string" calcext:value-type="string">
            <text:p>source6</text:p>
          </table:table-cell>
          <table:table-cell table:number-columns-repeated="16366"/>
          <table:table-cell table:style-name="ce45" table:number-columns-repeated="2"/>
          <table:table-cell table:number-columns-repeated="2"/>
        </table:table-row>
        <table:table-row table:style-name="ro4">
          <table:table-cell table:style-name="ce12" office:value-type="float" office:value="7" calcext:value-type="float">
            <text:p>7</text:p>
          </table:table-cell>
          <table:table-cell table:style-name="ce21" office:value-type="string" calcext:value-type="string">
            <text:p>Channel7</text:p>
          </table:table-cell>
          <table:table-cell table:style-name="ce21" office:value-type="string" calcext:value-type="string">
            <text:p>tag1value7</text:p>
          </table:table-cell>
          <table:table-cell table:style-name="ce21" office:value-type="string" calcext:value-type="string">
            <text:p>tag2value7</text:p>
          </table:table-cell>
          <table:table-cell table:style-name="ce21" office:value-type="string" calcext:value-type="string">
            <text:p>group7</text:p>
          </table:table-cell>
          <table:table-cell table:style-name="ce21" office:value-type="string" calcext:value-type="string">
            <text:p>ext1value7</text:p>
          </table:table-cell>
          <table:table-cell table:style-name="ce21" office:value-type="string" calcext:value-type="string">
            <text:p>ext2value7</text:p>
          </table:table-cell>
          <table:table-cell table:style-name="ce21" office:value-type="string" calcext:value-type="string">
            <text:p>url7</text:p>
          </table:table-cell>
          <table:table-cell table:style-name="ce21" office:value-type="string" calcext:value-type="string">
            <text:p>source7</text:p>
          </table:table-cell>
          <table:table-cell table:number-columns-repeated="16366"/>
          <table:table-cell table:style-name="ce45" table:number-columns-repeated="2"/>
          <table:table-cell table:number-columns-repeated="2"/>
        </table:table-row>
        <table:table-row table:style-name="ro4">
          <table:table-cell table:style-name="ce12" office:value-type="float" office:value="8" calcext:value-type="float">
            <text:p>8</text:p>
          </table:table-cell>
          <table:table-cell table:style-name="ce21" office:value-type="string" calcext:value-type="string">
            <text:p>Channel8</text:p>
          </table:table-cell>
          <table:table-cell table:style-name="ce21" office:value-type="string" calcext:value-type="string">
            <text:p>tag1value8</text:p>
          </table:table-cell>
          <table:table-cell table:style-name="ce21" office:value-type="string" calcext:value-type="string">
            <text:p>tag2value8</text:p>
          </table:table-cell>
          <table:table-cell table:style-name="ce21" office:value-type="string" calcext:value-type="string">
            <text:p>group8</text:p>
          </table:table-cell>
          <table:table-cell table:style-name="ce21" office:value-type="string" calcext:value-type="string">
            <text:p>ext1value8</text:p>
          </table:table-cell>
          <table:table-cell table:style-name="ce21" office:value-type="string" calcext:value-type="string">
            <text:p>ext2value8</text:p>
          </table:table-cell>
          <table:table-cell table:style-name="ce21" office:value-type="string" calcext:value-type="string">
            <text:p>url8</text:p>
          </table:table-cell>
          <table:table-cell table:style-name="ce21" office:value-type="string" calcext:value-type="string">
            <text:p>source8</text:p>
          </table:table-cell>
          <table:table-cell table:number-columns-repeated="16366"/>
          <table:table-cell table:style-name="ce45" table:number-columns-repeated="2"/>
          <table:table-cell table:number-columns-repeated="2"/>
        </table:table-row>
        <table:table-row table:style-name="ro4">
          <table:table-cell table:style-name="ce12" office:value-type="float" office:value="9" calcext:value-type="float">
            <text:p>9</text:p>
          </table:table-cell>
          <table:table-cell table:style-name="ce21" office:value-type="string" calcext:value-type="string">
            <text:p>Channel9</text:p>
          </table:table-cell>
          <table:table-cell table:style-name="ce21" office:value-type="string" calcext:value-type="string">
            <text:p>tag1value9</text:p>
          </table:table-cell>
          <table:table-cell table:style-name="ce21" office:value-type="string" calcext:value-type="string">
            <text:p>tag2value9</text:p>
          </table:table-cell>
          <table:table-cell table:style-name="ce21" office:value-type="string" calcext:value-type="string">
            <text:p>group9</text:p>
          </table:table-cell>
          <table:table-cell table:style-name="ce21" office:value-type="string" calcext:value-type="string">
            <text:p>ext1value9</text:p>
          </table:table-cell>
          <table:table-cell table:style-name="ce21" office:value-type="string" calcext:value-type="string">
            <text:p>ext2value9</text:p>
          </table:table-cell>
          <table:table-cell table:style-name="ce21" office:value-type="string" calcext:value-type="string">
            <text:p>url9</text:p>
          </table:table-cell>
          <table:table-cell table:style-name="ce21" office:value-type="string" calcext:value-type="string">
            <text:p>source9</text:p>
          </table:table-cell>
          <table:table-cell table:number-columns-repeated="16366"/>
          <table:table-cell table:style-name="ce45" table:number-columns-repeated="2"/>
          <table:table-cell table:number-columns-repeated="2"/>
        </table:table-row>
        <table:table-row table:style-name="ro4">
          <table:table-cell table:style-name="ce12" office:value-type="float" office:value="10" calcext:value-type="float">
            <text:p>10</text:p>
          </table:table-cell>
          <table:table-cell table:style-name="ce21" office:value-type="string" calcext:value-type="string">
            <text:p>Channel10</text:p>
          </table:table-cell>
          <table:table-cell table:style-name="ce21" office:value-type="string" calcext:value-type="string">
            <text:p>tag1value10</text:p>
          </table:table-cell>
          <table:table-cell table:style-name="ce21" office:value-type="string" calcext:value-type="string">
            <text:p>tag2value10</text:p>
          </table:table-cell>
          <table:table-cell table:style-name="ce21" office:value-type="string" calcext:value-type="string">
            <text:p>group10</text:p>
          </table:table-cell>
          <table:table-cell table:style-name="ce21" office:value-type="string" calcext:value-type="string">
            <text:p>ext1value10</text:p>
          </table:table-cell>
          <table:table-cell table:style-name="ce21" office:value-type="string" calcext:value-type="string">
            <text:p>ext2value10</text:p>
          </table:table-cell>
          <table:table-cell table:style-name="ce21" office:value-type="string" calcext:value-type="string">
            <text:p>url10</text:p>
          </table:table-cell>
          <table:table-cell table:style-name="ce21" office:value-type="string" calcext:value-type="string">
            <text:p>source10</text:p>
          </table:table-cell>
          <table:table-cell table:number-columns-repeated="16366"/>
          <table:table-cell table:style-name="ce45" table:number-columns-repeated="2"/>
          <table:table-cell table:number-columns-repeated="2"/>
        </table:table-row>
        <table:table-row table:style-name="ro4">
          <table:table-cell table:style-name="ce16" office:value-type="string" calcext:value-type="string">
            <text:p>END LIST</text:p>
          </table:table-cell>
          <table:table-cell table:style-name="ce28" table:number-columns-repeated="3"/>
          <table:table-cell table:style-name="ce25" table:number-columns-repeated="4"/>
          <table:table-cell table:style-name="ce28"/>
          <table:table-cell table:number-columns-repeated="16370"/>
        </table:table-row>
        <table:table-row table:style-name="ro4" table:number-rows-repeated="1048552">
          <table:table-cell table:number-columns-repeated="16379"/>
        </table:table-row>
        <table:table-row table:style-name="ro4">
          <table:table-cell table:number-columns-repeated="16379"/>
        </table:table-row>
      </table:table>
      <table:table table:name="InfoSheet" table:style-name="ta1">
        <table:table-column table:style-name="co10" table:default-cell-style-name="ce5"/>
        <table:table-column table:style-name="co9" table:default-cell-style-name="ce7"/>
        <table:table-column table:style-name="co9" table:default-cell-style-name="Default"/>
        <table:table-column table:style-name="co9" table:default-cell-style-name="ce10"/>
        <table:table-column table:style-name="co9" table:default-cell-style-name="Default"/>
        <table:table-row table:style-name="ro5">
          <table:table-cell office:value-type="string" calcext:value-type="string">
            <text:p>Records</text:p>
          </table:table-cell>
          <table:table-cell table:content-validation-name="val1" office:value-type="float" office:value="0" calcext:value-type="float">
            <text:p>0</text:p>
          </table:table-cell>
          <table:table-cell/>
          <table:table-cell office:value-type="string" calcext:value-type="string">
            <text:p>EXTINF</text:p>
          </table:table-cell>
          <table:table-cell office:value-type="float" office:value="0" calcext:value-type="float">
            <text:p>0</text:p>
          </table:table-cell>
        </table:table-row>
        <table:table-row table:style-name="ro5">
          <table:table-cell office:value-type="string" calcext:value-type="string">
            <text:p>Tag tvg</text:p>
          </table:table-cell>
          <table:table-cell table:content-validation-name="val1" office:value-type="float" office:value="0" calcext:value-type="float">
            <text:p>0</text:p>
          </table:table-cell>
          <table:table-cell/>
          <table:table-cell office:value-type="string" calcext:value-type="string">
            <text:p>H_Line</text:p>
          </table:table-cell>
          <table:table-cell office:value-type="float" office:value="0" calcext:value-type="float">
            <text:p>0</text:p>
          </table:table-cell>
        </table:table-row>
        <table:table-row table:style-name="ro5">
          <table:table-cell office:value-type="string" calcext:value-type="string">
            <text:p>Direttive</text:p>
          </table:table-cell>
          <table:table-cell table:content-validation-name="val1" office:value-type="float" office:value="0" calcext:value-type="float">
            <text:p>0</text:p>
          </table:table-cell>
          <table:table-cell/>
          <table:table-cell office:value-type="string" calcext:value-type="string">
            <text:p>n_continue</text:p>
          </table:table-cell>
          <table:table-cell office:value-type="float" office:value="0" calcext:value-type="float">
            <text:p>0</text:p>
          </table:table-cell>
        </table:table-row>
      </table:table>
      <table:table table:name="ChSheet" table:style-name="ta1">
        <office:forms form:automatic-focus="false" form:apply-design-mode="false"/>
        <table:table-column table:style-name="co9" table:default-cell-style-name="ce59"/>
        <table:table-column table:style-name="co11" table:default-cell-style-name="ce60"/>
        <table:table-column table:style-name="co12" table:default-cell-style-name="ce60"/>
        <table:table-column table:style-name="co13" table:default-cell-style-name="ce60"/>
        <table:table-row table:style-name="ro5">
          <table:table-cell office:value-type="float" office:value="1" calcext:value-type="float">
            <text:p>1</text:p>
          </table:table-cell>
          <table:table-cell office:value-type="string" calcext:value-type="string">
            <text:p>Rai 1</text:p>
          </table:table-cell>
          <table:table-cell office:value-type="string" calcext:value-type="string">
            <text:p>Rai1</text:p>
          </table:table-cell>
          <table:table-cell/>
        </table:table-row>
        <table:table-row table:style-name="ro5">
          <table:table-cell office:value-type="float" office:value="2" calcext:value-type="float">
            <text:p>2</text:p>
          </table:table-cell>
          <table:table-cell office:value-type="string" calcext:value-type="string">
            <text:p>Rai 2</text:p>
          </table:table-cell>
          <table:table-cell office:value-type="string" calcext:value-type="string">
            <text:p>Rai2</text:p>
          </table:table-cell>
          <table:table-cell/>
        </table:table-row>
        <table:table-row table:style-name="ro5">
          <table:table-cell office:value-type="float" office:value="3" calcext:value-type="float">
            <text:p>3</text:p>
          </table:table-cell>
          <table:table-cell office:value-type="string" calcext:value-type="string">
            <text:p>Rai 3</text:p>
          </table:table-cell>
          <table:table-cell office:value-type="string" calcext:value-type="string">
            <text:p>Rai3</text:p>
          </table:table-cell>
          <table:table-cell/>
        </table:table-row>
        <table:table-row table:style-name="ro5">
          <table:table-cell office:value-type="float" office:value="4" calcext:value-type="float">
            <text:p>4</text:p>
          </table:table-cell>
          <table:table-cell office:value-type="string" calcext:value-type="string">
            <text:p>Rete 4</text:p>
          </table:table-cell>
          <table:table-cell office:value-type="string" calcext:value-type="string">
            <text:p>Rete4</text:p>
          </table:table-cell>
          <table:table-cell/>
        </table:table-row>
        <table:table-row table:style-name="ro5">
          <table:table-cell office:value-type="float" office:value="5" calcext:value-type="float">
            <text:p>5</text:p>
          </table:table-cell>
          <table:table-cell office:value-type="string" calcext:value-type="string">
            <text:p>Canale 5</text:p>
          </table:table-cell>
          <table:table-cell office:value-type="string" calcext:value-type="string">
            <text:p>Canale5</text:p>
          </table:table-cell>
          <table:table-cell/>
        </table:table-row>
        <table:table-row table:style-name="ro5">
          <table:table-cell office:value-type="float" office:value="6" calcext:value-type="float">
            <text:p>6</text:p>
          </table:table-cell>
          <table:table-cell office:value-type="string" calcext:value-type="string">
            <text:p>Italia 1</text:p>
          </table:table-cell>
          <table:table-cell office:value-type="string" calcext:value-type="string">
            <text:p>Italia1</text:p>
          </table:table-cell>
          <table:table-cell/>
        </table:table-row>
        <table:table-row table:style-name="ro5">
          <table:table-cell office:value-type="float" office:value="7" calcext:value-type="float">
            <text:p>7</text:p>
          </table:table-cell>
          <table:table-cell office:value-type="string" calcext:value-type="string">
            <text:p>LA7</text:p>
          </table:table-cell>
          <table:table-cell office:value-type="string" calcext:value-type="string">
            <text:p>La7</text:p>
          </table:table-cell>
          <table:table-cell office:value-type="string" calcext:value-type="string">
            <text:p>La 7</text:p>
          </table:table-cell>
        </table:table-row>
        <table:table-row table:style-name="ro5">
          <table:table-cell office:value-type="float" office:value="8" calcext:value-type="float">
            <text:p>8</text:p>
          </table:table-cell>
          <table:table-cell office:value-type="string" calcext:value-type="string">
            <text:p>TV8</text:p>
          </table:table-cell>
          <table:table-cell office:value-type="string" calcext:value-type="string">
            <text:p>TV 8</text:p>
          </table:table-cell>
          <table:table-cell/>
        </table:table-row>
        <table:table-row table:style-name="ro5">
          <table:table-cell office:value-type="float" office:value="9" calcext:value-type="float">
            <text:p>9</text:p>
          </table:table-cell>
          <table:table-cell office:value-type="string" calcext:value-type="string">
            <text:p>NOVE</text:p>
          </table:table-cell>
          <table:table-cell office:value-type="string" calcext:value-type="string">
            <text:p>Nove</text:p>
          </table:table-cell>
          <table:table-cell/>
        </table:table-row>
        <table:table-row table:style-name="ro5">
          <table:table-cell office:value-type="float" office:value="10" calcext:value-type="float">
            <text:p>10</text:p>
          </table:table-cell>
          <table:table-cell office:value-type="string" calcext:value-type="string">
            <text:p>Telenorba</text:p>
          </table:table-cell>
          <table:table-cell office:value-type="string" calcext:value-type="string">
            <text:p>Tele Norba</text:p>
          </table:table-cell>
          <table:table-cell office:value-type="string" calcext:value-type="string">
            <text:p>TeleNorba</text:p>
          </table:table-cell>
        </table:table-row>
        <table:table-row table:style-name="ro5">
          <table:table-cell office:value-type="float" office:value="11" calcext:value-type="float">
            <text:p>11</text:p>
          </table:table-cell>
          <table:table-cell office:value-type="string" calcext:value-type="string">
            <text:p>RADIONORBA TELEVISION</text:p>
          </table:table-cell>
          <table:table-cell table:number-columns-repeated="2"/>
        </table:table-row>
        <table:table-row table:style-name="ro5">
          <table:table-cell office:value-type="float" office:value="12" calcext:value-type="float">
            <text:p>12</text:p>
          </table:table-cell>
          <table:table-cell office:value-type="string" calcext:value-type="string">
            <text:p>TELEDUE</text:p>
          </table:table-cell>
          <table:table-cell office:value-type="string" calcext:value-type="string">
            <text:p>Teledue</text:p>
          </table:table-cell>
          <table:table-cell/>
        </table:table-row>
        <table:table-row table:style-name="ro5">
          <table:table-cell office:value-type="float" office:value="13" calcext:value-type="float">
            <text:p>13</text:p>
          </table:table-cell>
          <table:table-cell office:value-type="string" calcext:value-type="string">
            <text:p>TG NORBA 24</text:p>
          </table:table-cell>
          <table:table-cell office:value-type="string" calcext:value-type="string">
            <text:p>Tele Norba (TG Norba 24 )</text:p>
          </table:table-cell>
          <table:table-cell office:value-type="string" calcext:value-type="string">
            <text:p>Tele Norba (08-18)</text:p>
          </table:table-cell>
        </table:table-row>
        <table:table-row table:style-name="ro5">
          <table:table-cell office:value-type="float" office:value="14" calcext:value-type="float">
            <text:p>14</text:p>
          </table:table-cell>
          <table:table-cell office:value-type="string" calcext:value-type="string">
            <text:p>ANTENNA SUD</text:p>
          </table:table-cell>
          <table:table-cell office:value-type="string" calcext:value-type="string">
            <text:p>Antenna Sud</text:p>
          </table:table-cell>
          <table:table-cell/>
        </table:table-row>
        <table:table-row table:style-name="ro5">
          <table:table-cell office:value-type="float" office:value="15" calcext:value-type="float">
            <text:p>15</text:p>
          </table:table-cell>
          <table:table-cell office:value-type="string" calcext:value-type="string">
            <text:p>TELERAMA</text:p>
          </table:table-cell>
          <table:table-cell office:value-type="string" calcext:value-type="string">
            <text:p>Telerama</text:p>
          </table:table-cell>
          <table:table-cell/>
        </table:table-row>
        <table:table-row table:style-name="ro5">
          <table:table-cell office:value-type="float" office:value="16" calcext:value-type="float">
            <text:p>16</text:p>
          </table:table-cell>
          <table:table-cell office:value-type="string" calcext:value-type="string">
            <text:p>TRM H24</text:p>
          </table:table-cell>
          <table:table-cell table:number-columns-repeated="2"/>
        </table:table-row>
        <table:table-row table:style-name="ro5">
          <table:table-cell office:value-type="float" office:value="17" calcext:value-type="float">
            <text:p>17</text:p>
          </table:table-cell>
          <table:table-cell office:value-type="string" calcext:value-type="string">
            <text:p>TELEBARI</text:p>
          </table:table-cell>
          <table:table-cell office:value-type="string" calcext:value-type="string">
            <text:p>TeleBari</text:p>
          </table:table-cell>
          <table:table-cell/>
        </table:table-row>
        <table:table-row table:style-name="ro5">
          <table:table-cell office:value-type="float" office:value="18" calcext:value-type="float">
            <text:p>18</text:p>
          </table:table-cell>
          <table:table-cell office:value-type="string" calcext:value-type="string">
            <text:p>TELESVEVA</text:p>
          </table:table-cell>
          <table:table-cell office:value-type="string" calcext:value-type="string">
            <text:p>Telesveva</text:p>
          </table:table-cell>
          <table:table-cell/>
        </table:table-row>
        <table:table-row table:style-name="ro5">
          <table:table-cell office:value-type="float" office:value="19" calcext:value-type="float">
            <text:p>19</text:p>
          </table:table-cell>
          <table:table-cell office:value-type="string" calcext:value-type="string">
            <text:p>Tele Dehon</text:p>
          </table:table-cell>
          <table:table-cell office:value-type="string" calcext:value-type="string">
            <text:p>Teledehon</text:p>
          </table:table-cell>
          <table:table-cell/>
        </table:table-row>
        <table:table-row table:style-name="ro5">
          <table:table-cell office:value-type="float" office:value="20" calcext:value-type="float">
            <text:p>20</text:p>
          </table:table-cell>
          <table:table-cell office:value-type="string" calcext:value-type="string">
            <text:p>20 Mediaset</text:p>
          </table:table-cell>
          <table:table-cell office:value-type="string" calcext:value-type="string">
            <text:p>Mediaset 20</text:p>
          </table:table-cell>
          <table:table-cell/>
        </table:table-row>
        <table:table-row table:style-name="ro5">
          <table:table-cell office:value-type="float" office:value="21" calcext:value-type="float">
            <text:p>21</text:p>
          </table:table-cell>
          <table:table-cell office:value-type="string" calcext:value-type="string">
            <text:p>Rai 4</text:p>
          </table:table-cell>
          <table:table-cell office:value-type="string" calcext:value-type="string">
            <text:p>Rai4</text:p>
          </table:table-cell>
          <table:table-cell/>
        </table:table-row>
        <table:table-row table:style-name="ro5">
          <table:table-cell office:value-type="float" office:value="22" calcext:value-type="float">
            <text:p>22</text:p>
          </table:table-cell>
          <table:table-cell office:value-type="string" calcext:value-type="string">
            <text:p>Iris</text:p>
          </table:table-cell>
          <table:table-cell table:number-columns-repeated="2"/>
        </table:table-row>
        <table:table-row table:style-name="ro5">
          <table:table-cell office:value-type="float" office:value="23" calcext:value-type="float">
            <text:p>23</text:p>
          </table:table-cell>
          <table:table-cell office:value-type="string" calcext:value-type="string">
            <text:p>Rai 5</text:p>
          </table:table-cell>
          <table:table-cell office:value-type="string" calcext:value-type="string">
            <text:p>Rai5</text:p>
          </table:table-cell>
          <table:table-cell/>
        </table:table-row>
        <table:table-row table:style-name="ro5">
          <table:table-cell office:value-type="float" office:value="24" calcext:value-type="float">
            <text:p>24</text:p>
          </table:table-cell>
          <table:table-cell office:value-type="string" calcext:value-type="string">
            <text:p>Rai Movie</text:p>
          </table:table-cell>
          <table:table-cell table:number-columns-repeated="2"/>
        </table:table-row>
        <table:table-row table:style-name="ro5">
          <table:table-cell office:value-type="float" office:value="25" calcext:value-type="float">
            <text:p>25</text:p>
          </table:table-cell>
          <table:table-cell office:value-type="string" calcext:value-type="string">
            <text:p>Rai Premium</text:p>
          </table:table-cell>
          <table:table-cell table:number-columns-repeated="2"/>
        </table:table-row>
        <table:table-row table:style-name="ro5">
          <table:table-cell office:value-type="float" office:value="26" calcext:value-type="float">
            <text:p>26</text:p>
          </table:table-cell>
          <table:table-cell office:value-type="string" calcext:value-type="string">
            <text:p>Cielo</text:p>
          </table:table-cell>
          <table:table-cell table:number-columns-repeated="2"/>
        </table:table-row>
        <table:table-row table:style-name="ro5">
          <table:table-cell office:value-type="float" office:value="27" calcext:value-type="float">
            <text:p>27</text:p>
          </table:table-cell>
          <table:table-cell office:value-type="string" calcext:value-type="string">
            <text:p>27 Twentyseven</text:p>
          </table:table-cell>
          <table:table-cell office:value-type="string" calcext:value-type="string">
            <text:p>Twenty Seven</text:p>
          </table:table-cell>
          <table:table-cell/>
        </table:table-row>
        <table:table-row table:style-name="ro5">
          <table:table-cell office:value-type="float" office:value="28" calcext:value-type="float">
            <text:p>28</text:p>
          </table:table-cell>
          <table:table-cell office:value-type="string" calcext:value-type="string">
            <text:p>TV2000</text:p>
          </table:table-cell>
          <table:table-cell office:value-type="string" calcext:value-type="string">
            <text:p>TV 2000</text:p>
          </table:table-cell>
          <table:table-cell/>
        </table:table-row>
        <table:table-row table:style-name="ro5">
          <table:table-cell office:value-type="float" office:value="29" calcext:value-type="float">
            <text:p>29</text:p>
          </table:table-cell>
          <table:table-cell office:value-type="string" calcext:value-type="string">
            <text:p>LA7d</text:p>
          </table:table-cell>
          <table:table-cell office:value-type="string" calcext:value-type="string">
            <text:p>La7d</text:p>
          </table:table-cell>
          <table:table-cell/>
        </table:table-row>
        <table:table-row table:style-name="ro5">
          <table:table-cell office:value-type="float" office:value="30" calcext:value-type="float">
            <text:p>30</text:p>
          </table:table-cell>
          <table:table-cell office:value-type="string" calcext:value-type="string">
            <text:p>La5</text:p>
          </table:table-cell>
          <table:table-cell office:value-type="string" calcext:value-type="string">
            <text:p>La 5</text:p>
          </table:table-cell>
          <table:table-cell/>
        </table:table-row>
        <table:table-row table:style-name="ro5">
          <table:table-cell office:value-type="float" office:value="31" calcext:value-type="float">
            <text:p>31</text:p>
          </table:table-cell>
          <table:table-cell office:value-type="string" calcext:value-type="string">
            <text:p>Real Time</text:p>
          </table:table-cell>
          <table:table-cell office:value-type="string" calcext:value-type="string">
            <text:p>Realtime</text:p>
          </table:table-cell>
          <table:table-cell/>
        </table:table-row>
        <table:table-row table:style-name="ro5">
          <table:table-cell office:value-type="float" office:value="32" calcext:value-type="float">
            <text:p>32</text:p>
          </table:table-cell>
          <table:table-cell office:value-type="string" calcext:value-type="string">
            <text:p>QVC</text:p>
          </table:table-cell>
          <table:table-cell table:number-columns-repeated="2"/>
        </table:table-row>
        <table:table-row table:style-name="ro5">
          <table:table-cell office:value-type="float" office:value="33" calcext:value-type="float">
            <text:p>33</text:p>
          </table:table-cell>
          <table:table-cell office:value-type="string" calcext:value-type="string">
            <text:p>Food Network</text:p>
          </table:table-cell>
          <table:table-cell table:number-columns-repeated="2"/>
        </table:table-row>
        <table:table-row table:style-name="ro5">
          <table:table-cell office:value-type="float" office:value="34" calcext:value-type="float">
            <text:p>34</text:p>
          </table:table-cell>
          <table:table-cell office:value-type="string" calcext:value-type="string">
            <text:p>Cine34</text:p>
          </table:table-cell>
          <table:table-cell office:value-type="string" calcext:value-type="string">
            <text:p>Cine 34</text:p>
          </table:table-cell>
          <table:table-cell/>
        </table:table-row>
        <table:table-row table:style-name="ro5">
          <table:table-cell office:value-type="float" office:value="35" calcext:value-type="float">
            <text:p>35</text:p>
          </table:table-cell>
          <table:table-cell office:value-type="string" calcext:value-type="string">
            <text:p>Focus</text:p>
          </table:table-cell>
          <table:table-cell office:value-type="string" calcext:value-type="string">
            <text:p>FOCUS</text:p>
          </table:table-cell>
          <table:table-cell/>
        </table:table-row>
        <table:table-row table:style-name="ro5">
          <table:table-cell office:value-type="float" office:value="36" calcext:value-type="float">
            <text:p>36</text:p>
          </table:table-cell>
          <table:table-cell office:value-type="string" calcext:value-type="string">
            <text:p>RTL 102.5</text:p>
          </table:table-cell>
          <table:table-cell office:value-type="string" calcext:value-type="string">
            <text:p>RTL102.5</text:p>
          </table:table-cell>
          <table:table-cell/>
        </table:table-row>
        <table:table-row table:style-name="ro5">
          <table:table-cell office:value-type="float" office:value="37" calcext:value-type="float">
            <text:p>37</text:p>
          </table:table-cell>
          <table:table-cell office:value-type="string" calcext:value-type="string">
            <text:p>Warner TV</text:p>
          </table:table-cell>
          <table:table-cell office:value-type="string" calcext:value-type="string">
            <text:p>WarnerTV</text:p>
          </table:table-cell>
          <table:table-cell/>
        </table:table-row>
        <table:table-row table:style-name="ro5">
          <table:table-cell office:value-type="float" office:value="38" calcext:value-type="float">
            <text:p>38</text:p>
          </table:table-cell>
          <table:table-cell office:value-type="string" calcext:value-type="string">
            <text:p>GIALLO</text:p>
          </table:table-cell>
          <table:table-cell office:value-type="string" calcext:value-type="string">
            <text:p>Giallo</text:p>
          </table:table-cell>
          <table:table-cell/>
        </table:table-row>
        <table:table-row table:style-name="ro5">
          <table:table-cell office:value-type="float" office:value="39" calcext:value-type="float">
            <text:p>39</text:p>
          </table:table-cell>
          <table:table-cell office:value-type="string" calcext:value-type="string">
            <text:p>TOPCrime</text:p>
          </table:table-cell>
          <table:table-cell office:value-type="string" calcext:value-type="string">
            <text:p>Top Crime</text:p>
          </table:table-cell>
          <table:table-cell/>
        </table:table-row>
        <table:table-row table:style-name="ro5">
          <table:table-cell office:value-type="float" office:value="40" calcext:value-type="float">
            <text:p>40</text:p>
          </table:table-cell>
          <table:table-cell office:value-type="string" calcext:value-type="string">
            <text:p>Boing</text:p>
          </table:table-cell>
          <table:table-cell office:value-type="string" calcext:value-type="string">
            <text:p>BOING</text:p>
          </table:table-cell>
          <table:table-cell/>
        </table:table-row>
        <table:table-row table:style-name="ro5">
          <table:table-cell office:value-type="float" office:value="41" calcext:value-type="float">
            <text:p>41</text:p>
          </table:table-cell>
          <table:table-cell office:value-type="string" calcext:value-type="string">
            <text:p>K2</text:p>
          </table:table-cell>
          <table:table-cell table:number-columns-repeated="2"/>
        </table:table-row>
        <table:table-row table:style-name="ro5">
          <table:table-cell office:value-type="float" office:value="42" calcext:value-type="float">
            <text:p>42</text:p>
          </table:table-cell>
          <table:table-cell office:value-type="string" calcext:value-type="string">
            <text:p>Rai Gulp</text:p>
          </table:table-cell>
          <table:table-cell table:number-columns-repeated="2"/>
        </table:table-row>
        <table:table-row table:style-name="ro5">
          <table:table-cell office:value-type="float" office:value="43" calcext:value-type="float">
            <text:p>43</text:p>
          </table:table-cell>
          <table:table-cell office:value-type="string" calcext:value-type="string">
            <text:p>Rai YoYo</text:p>
          </table:table-cell>
          <table:table-cell office:value-type="string" calcext:value-type="string">
            <text:p>Rai Yoyo</text:p>
          </table:table-cell>
          <table:table-cell/>
        </table:table-row>
        <table:table-row table:style-name="ro5">
          <table:table-cell office:value-type="float" office:value="44" calcext:value-type="float">
            <text:p>44</text:p>
          </table:table-cell>
          <table:table-cell office:value-type="string" calcext:value-type="string">
            <text:p>frisbee</text:p>
          </table:table-cell>
          <table:table-cell office:value-type="string" calcext:value-type="string">
            <text:p>Frisbee</text:p>
          </table:table-cell>
          <table:table-cell/>
        </table:table-row>
        <table:table-row table:style-name="ro5">
          <table:table-cell office:value-type="float" office:value="45" calcext:value-type="float">
            <text:p>45</text:p>
          </table:table-cell>
          <table:table-cell office:value-type="string" calcext:value-type="string">
            <text:p>Boing Plus</text:p>
          </table:table-cell>
          <table:table-cell table:number-columns-repeated="2"/>
        </table:table-row>
        <table:table-row table:style-name="ro5">
          <table:table-cell office:value-type="float" office:value="46" calcext:value-type="float">
            <text:p>46</text:p>
          </table:table-cell>
          <table:table-cell office:value-type="string" calcext:value-type="string">
            <text:p>Cartoonito</text:p>
          </table:table-cell>
          <table:table-cell table:number-columns-repeated="2"/>
        </table:table-row>
        <table:table-row table:style-name="ro5">
          <table:table-cell office:value-type="float" office:value="47" calcext:value-type="float">
            <text:p>47</text:p>
          </table:table-cell>
          <table:table-cell office:value-type="string" calcext:value-type="string">
            <text:p>Super!</text:p>
          </table:table-cell>
          <table:table-cell office:value-type="string" calcext:value-type="string">
            <text:p>Super !</text:p>
          </table:table-cell>
          <table:table-cell/>
        </table:table-row>
        <table:table-row table:style-name="ro5">
          <table:table-cell office:value-type="float" office:value="48" calcext:value-type="float">
            <text:p>48</text:p>
          </table:table-cell>
          <table:table-cell office:value-type="string" calcext:value-type="string">
            <text:p>Rai News 24</text:p>
          </table:table-cell>
          <table:table-cell table:number-columns-repeated="2"/>
        </table:table-row>
        <table:table-row table:style-name="ro5">
          <table:table-cell office:value-type="float" office:value="49" calcext:value-type="float">
            <text:p>49</text:p>
          </table:table-cell>
          <table:table-cell office:value-type="string" calcext:value-type="string">
            <text:p>Mediaset Italia2</text:p>
          </table:table-cell>
          <table:table-cell office:value-type="string" calcext:value-type="string">
            <text:p>Italia 2</text:p>
          </table:table-cell>
          <table:table-cell/>
        </table:table-row>
        <table:table-row table:style-name="ro5">
          <table:table-cell office:value-type="float" office:value="50" calcext:value-type="float">
            <text:p>50</text:p>
          </table:table-cell>
          <table:table-cell office:value-type="string" calcext:value-type="string">
            <text:p>Sky TG24</text:p>
          </table:table-cell>
          <table:table-cell office:value-type="string" calcext:value-type="string">
            <text:p>Skytg24</text:p>
          </table:table-cell>
          <table:table-cell/>
        </table:table-row>
        <table:table-row table:style-name="ro5">
          <table:table-cell office:value-type="float" office:value="51" calcext:value-type="float">
            <text:p>51</text:p>
          </table:table-cell>
          <table:table-cell office:value-type="string" calcext:value-type="string">
            <text:p>TGCOM24</text:p>
          </table:table-cell>
          <table:table-cell office:value-type="string" calcext:value-type="string">
            <text:p>TGCOM 24</text:p>
          </table:table-cell>
          <table:table-cell/>
        </table:table-row>
        <table:table-row table:style-name="ro5">
          <table:table-cell office:value-type="float" office:value="52" calcext:value-type="float">
            <text:p>52</text:p>
          </table:table-cell>
          <table:table-cell office:value-type="string" calcext:value-type="string">
            <text:p>DMAX</text:p>
          </table:table-cell>
          <table:table-cell office:value-type="string" calcext:value-type="string">
            <text:p>D max</text:p>
          </table:table-cell>
          <table:table-cell/>
        </table:table-row>
        <table:table-row table:style-name="ro5">
          <table:table-cell office:value-type="float" office:value="53" calcext:value-type="float">
            <text:p>53</text:p>
          </table:table-cell>
          <table:table-cell office:value-type="string" calcext:value-type="string">
            <text:p>Italia 53</text:p>
          </table:table-cell>
          <table:table-cell table:number-columns-repeated="2"/>
        </table:table-row>
        <table:table-row table:style-name="ro5">
          <table:table-cell office:value-type="float" office:value="54" calcext:value-type="float">
            <text:p>54</text:p>
          </table:table-cell>
          <table:table-cell office:value-type="string" calcext:value-type="string">
            <text:p>Rai Storia</text:p>
          </table:table-cell>
          <table:table-cell table:number-columns-repeated="2"/>
        </table:table-row>
        <table:table-row table:style-name="ro5">
          <table:table-cell office:value-type="float" office:value="55" calcext:value-type="float">
            <text:p>55</text:p>
          </table:table-cell>
          <table:table-cell office:value-type="string" calcext:value-type="string">
            <text:p>Mediaset Extra</text:p>
          </table:table-cell>
          <table:table-cell table:number-columns-repeated="2"/>
        </table:table-row>
        <table:table-row table:style-name="ro5">
          <table:table-cell office:value-type="float" office:value="56" calcext:value-type="float">
            <text:p>56</text:p>
          </table:table-cell>
          <table:table-cell office:value-type="string" calcext:value-type="string">
            <text:p>HGTV - Home&amp;Garden</text:p>
          </table:table-cell>
          <table:table-cell office:value-type="string" calcext:value-type="string">
            <text:p>HGTV – Home &amp; Garden Tv</text:p>
          </table:table-cell>
          <table:table-cell/>
        </table:table-row>
        <table:table-row table:style-name="ro5">
          <table:table-cell office:value-type="float" office:value="57" calcext:value-type="float">
            <text:p>57</text:p>
          </table:table-cell>
          <table:table-cell office:value-type="string" calcext:value-type="string">
            <text:p>Rai Scuola</text:p>
          </table:table-cell>
          <table:table-cell table:number-columns-repeated="2"/>
        </table:table-row>
        <table:table-row table:style-name="ro5">
          <table:table-cell office:value-type="float" office:value="58" calcext:value-type="float">
            <text:p>58</text:p>
          </table:table-cell>
          <table:table-cell office:value-type="string" calcext:value-type="string">
            <text:p>Rai Sport</text:p>
          </table:table-cell>
          <table:table-cell office:value-type="string" calcext:value-type="string">
            <text:p>Rai Sport + HD</text:p>
          </table:table-cell>
          <table:table-cell/>
        </table:table-row>
        <table:table-row table:style-name="ro5">
          <table:table-cell office:value-type="float" office:value="59" calcext:value-type="float">
            <text:p>59</text:p>
          </table:table-cell>
          <table:table-cell office:value-type="string" calcext:value-type="string">
            <text:p>Motor Trend</text:p>
          </table:table-cell>
          <table:table-cell table:number-columns-repeated="2"/>
        </table:table-row>
        <table:table-row table:style-name="ro5">
          <table:table-cell office:value-type="float" office:value="60" calcext:value-type="float">
            <text:p>60</text:p>
          </table:table-cell>
          <table:table-cell office:value-type="string" calcext:value-type="string">
            <text:p>SPORTITALIA</text:p>
          </table:table-cell>
          <table:table-cell office:value-type="string" calcext:value-type="string">
            <text:p>Sportitalia</text:p>
          </table:table-cell>
          <table:table-cell/>
        </table:table-row>
        <table:table-row table:style-name="ro5">
          <table:table-cell office:value-type="float" office:value="61" calcext:value-type="float">
            <text:p>61</text:p>
          </table:table-cell>
          <table:table-cell office:value-type="string" calcext:value-type="string">
            <text:p>TRAVEL TV</text:p>
          </table:table-cell>
          <table:table-cell office:value-type="string" calcext:value-type="string">
            <text:p>Travel TV</text:p>
          </table:table-cell>
          <table:table-cell/>
        </table:table-row>
        <table:table-row table:style-name="ro5">
          <table:table-cell office:value-type="float" office:value="62" calcext:value-type="float">
            <text:p>62</text:p>
          </table:table-cell>
          <table:table-cell office:value-type="string" calcext:value-type="string">
            <text:p>DONNA SPORT TV</text:p>
          </table:table-cell>
          <table:table-cell office:value-type="string" calcext:value-type="string">
            <text:p>Donna TV</text:p>
          </table:table-cell>
          <table:table-cell/>
        </table:table-row>
        <table:table-row table:style-name="ro5">
          <table:table-cell office:value-type="float" office:value="63" calcext:value-type="float">
            <text:p>63</text:p>
          </table:table-cell>
          <table:table-cell office:value-type="string" calcext:value-type="string">
            <text:p>Motor Trend</text:p>
          </table:table-cell>
          <table:table-cell office:value-type="string" calcext:value-type="string">
            <text:p>Motortrend</text:p>
          </table:table-cell>
          <table:table-cell/>
        </table:table-row>
        <table:table-row table:style-name="ro5">
          <table:table-cell office:value-type="float" office:value="64" calcext:value-type="float">
            <text:p>64</text:p>
          </table:table-cell>
          <table:table-cell office:value-type="string" calcext:value-type="string">
            <text:p>SUPERTENNIS</text:p>
          </table:table-cell>
          <table:table-cell office:value-type="string" calcext:value-type="string">
            <text:p>SuperTennis</text:p>
          </table:table-cell>
          <table:table-cell office:value-type="string" calcext:value-type="string">
            <text:p>Supertennis</text:p>
          </table:table-cell>
        </table:table-row>
        <table:table-row table:style-name="ro5">
          <table:table-cell office:value-type="float" office:value="65" calcext:value-type="float">
            <text:p>65</text:p>
          </table:table-cell>
          <table:table-cell office:value-type="string" calcext:value-type="string">
            <text:p>ALMA TV</text:p>
          </table:table-cell>
          <table:table-cell office:value-type="string" calcext:value-type="string">
            <text:p>Alma TV</text:p>
          </table:table-cell>
          <table:table-cell/>
        </table:table-row>
        <table:table-row table:style-name="ro5">
          <table:table-cell office:value-type="float" office:value="66" calcext:value-type="float">
            <text:p>66</text:p>
          </table:table-cell>
          <table:table-cell office:value-type="string" calcext:value-type="string">
            <text:p>RADIO 105</text:p>
          </table:table-cell>
          <table:table-cell office:value-type="string" calcext:value-type="string">
            <text:p>Radio 105 TV</text:p>
          </table:table-cell>
          <table:table-cell/>
        </table:table-row>
        <table:table-row table:style-name="ro5">
          <table:table-cell office:value-type="float" office:value="67" calcext:value-type="float">
            <text:p>67</text:p>
          </table:table-cell>
          <table:table-cell office:value-type="string" calcext:value-type="string">
            <text:p>R101 TV</text:p>
          </table:table-cell>
          <table:table-cell table:number-columns-repeated="2"/>
        </table:table-row>
        <table:table-row table:style-name="ro5">
          <table:table-cell office:value-type="float" office:value="68" calcext:value-type="float">
            <text:p>68</text:p>
          </table:table-cell>
          <table:table-cell office:value-type="string" calcext:value-type="string">
            <text:p>BOM CHANNEL</text:p>
          </table:table-cell>
          <table:table-cell office:value-type="string" calcext:value-type="string">
            <text:p>Bom Channel (canale 68)</text:p>
          </table:table-cell>
          <table:table-cell office:value-type="string" calcext:value-type="string">
            <text:p>Bom Channel</text:p>
          </table:table-cell>
        </table:table-row>
        <table:table-row table:style-name="ro5">
          <table:table-cell office:value-type="float" office:value="69" calcext:value-type="float">
            <text:p>69</text:p>
          </table:table-cell>
          <table:table-cell office:value-type="string" calcext:value-type="string">
            <text:p>Deejay TV</text:p>
          </table:table-cell>
          <table:table-cell table:number-columns-repeated="2"/>
        </table:table-row>
        <table:table-row table:style-name="ro5">
          <table:table-cell office:value-type="float" office:value="70" calcext:value-type="float">
            <text:p>70</text:p>
          </table:table-cell>
          <table:table-cell office:value-type="string" calcext:value-type="string">
            <text:p>RadioItaliaTV</text:p>
          </table:table-cell>
          <table:table-cell table:number-columns-repeated="2"/>
        </table:table-row>
        <table:table-row table:style-name="ro5" table:number-rows-repeated="1048505">
          <table:table-cell table:number-columns-repeated="4"/>
        </table:table-row>
        <table:table-row table:style-name="ro5">
          <table:table-cell table:number-columns-repeated="4"/>
        </table:table-row>
      </table:table>
      <table:named-expressions/>
      <table:database-ranges>
        <table:database-range table:name="__Anonymous_Sheet_DB__0" table:target-range-address="Foglio1.B12:Foglio1.EK104857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it" fo:country="IT"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1P0" style:volatile="true">
      <number:currency-symbol number:language="it" number:country="IT">€</number:currency-symbol>
      <number:text> </number:text>
      <number:number number:decimal-places="2" number:min-decimal-places="2" number:min-integer-digits="1" number:grouping="true"/>
    </number:currency-style>
    <number:currency-style style:name="N111">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11P0"/>
    </number:currency-style>
    <number:number-style style:name="N114P0" style:volatile="true">
      <number:text>€ </number:text>
      <number:number number:decimal-places="0" number:min-decimal-places="0" number:min-integer-digits="1" number:grouping="true"/>
    </number:number-style>
    <number:number-style style:name="N114">
      <number:text>-€ </number:text>
      <number:number number:decimal-places="0" number:min-decimal-places="0" number:min-integer-digits="1" number:grouping="true"/>
      <style:map style:condition="value()&gt;=0" style:apply-style-name="N114P0"/>
    </number:number-style>
    <number:number-style style:name="N115P0" style:volatile="true">
      <number:text>€ </number:text>
      <number:number number:decimal-places="0" number:min-decimal-places="0" number:min-integer-digits="1" number:grouping="true"/>
    </number:number-style>
    <number:number-style style:name="N115">
      <style:text-properties fo:color="#ff0000"/>
      <number:text>-€ </number:text>
      <number:number number:decimal-places="0" number:min-decimal-places="0" number:min-integer-digits="1" number:grouping="true"/>
      <style:map style:condition="value()&gt;=0" style:apply-style-name="N115P0"/>
    </number:number-style>
    <number:number-style style:name="N117P0" style:volatile="true">
      <number:text>€ </number:text>
      <number:number number:decimal-places="2" number:min-decimal-places="2" number:min-integer-digits="1" number:grouping="true"/>
    </number:number-style>
    <number:number-style style:name="N117">
      <number:text>-€ </number:text>
      <number:number number:decimal-places="2" number:min-decimal-places="2" number:min-integer-digits="1" number:grouping="true"/>
      <style:map style:condition="value()&gt;=0" style:apply-style-name="N117P0"/>
    </number:number-style>
    <number:number-style style:name="N118P0" style:volatile="true">
      <number:text>€ </number:text>
      <number:number number:decimal-places="2" number:min-decimal-places="2" number:min-integer-digits="1" number:grouping="true"/>
    </number:number-style>
    <number:number-style style:name="N118">
      <style:text-properties fo:color="#ff0000"/>
      <number:text>-€ </number:text>
      <number:number number:decimal-places="2" number:min-decimal-places="2" number:min-integer-digits="1" number:grouping="true"/>
      <style:map style:condition="value()&gt;=0" style:apply-style-name="N118P0"/>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time-style style:name="N124">
      <number:hours/>
      <number:text>:</number:text>
      <number:minutes number:style="long"/>
    </number:time-style>
    <number:time-style style:name="N125">
      <number:hours/>
      <number:text>:</number:text>
      <number:minutes number:style="long"/>
      <number:text>:</number:text>
      <number:seconds number:style="long"/>
    </number:time-style>
    <number:date-style style:name="N126">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number-style>
    <number:number-style style:name="N127">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0" number:min-decimal-places="0" number:min-integer-digits="1" number:grouping="true"/>
    </number:number-style>
    <number:number-style style:name="N128">
      <style:text-properties fo:color="#ff0000"/>
      <number:text>-</number:text>
      <number:number number:decimal-places="0" number:min-decimal-places="0"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number:text>-</number:text>
      <number:number number:decimal-places="2" number:min-decimal-places="2" number:min-integer-digits="1" number:grouping="true"/>
      <style:map style:condition="value()&gt;=0" style:apply-style-name="N129P0"/>
    </number:number-style>
    <number:number-style style:name="N130P0" style:volatile="true">
      <number:number number:decimal-places="2" number:min-decimal-places="2" number:min-integer-digits="1" number:grouping="true"/>
    </number:number-style>
    <number:number-style style:name="N130">
      <style:text-properties fo:color="#ff0000"/>
      <number:text>-</number:text>
      <number:number number:decimal-places="2" number:min-decimal-places="2" number:min-integer-digits="1" number:grouping="true"/>
      <style:map style:condition="value()&gt;=0" style:apply-style-name="N130P0"/>
    </number:number-style>
    <number:number-style style:name="N13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4P1" style:volatile="true">
      <number:text>-</number:text>
      <number:fill-character> </number:fill-character>
      <number:number number:decimal-places="0" number:min-decimal-places="0" number:min-integer-digits="1" number:grouping="true"/>
      <number:text loext:blank-width-char="-"> </number:text>
    </number:number-style>
    <number:number-style style:name="N134P2" style:volatile="true">
      <number:text loext:blank-width-char="-"> </number:text>
      <number:fill-character> </number:fill-character>
      <number:text>- _-</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number-style style:name="N138P0" style:volatile="true">
      <number:text loext:blank-width-char="-"> € </number:text>
      <number:fill-character> </number:fill-character>
      <number:number number:decimal-places="0" number:min-decimal-places="0" number:min-integer-digits="1" number:grouping="true"/>
      <number:text loext:blank-width-char="-"> </number:text>
    </number:number-style>
    <number:number-style style:name="N138P1" style:volatile="true">
      <number:text>-€ </number:text>
      <number:fill-character> </number:fill-character>
      <number:number number:decimal-places="0" number:min-decimal-places="0" number:min-integer-digits="1" number:grouping="true"/>
      <number:text loext:blank-width-char="-"> </number:text>
    </number:number-style>
    <number:number-style style:name="N138P2" style:volatile="true">
      <number:text loext:blank-width-char="-"> € </number:text>
      <number:fill-character> </number:fill-character>
      <number:text>- _-</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number-style style:name="N14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2P1" style:volatile="true">
      <number:text>-</number:text>
      <number:fill-character> </number:fill-character>
      <number:number number:decimal-places="2" number:min-decimal-places="2" number:min-integer-digits="1" number:grouping="true"/>
      <number:text loext:blank-width-char="-"> </number:text>
    </number:number-style>
    <number:number-style style:name="N14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number-style style:name="N146P0" style:volatile="true">
      <number:text loext:blank-width-char="-"> € </number:text>
      <number:fill-character> </number:fill-character>
      <number:number number:decimal-places="2" number:min-decimal-places="2" number:min-integer-digits="1" number:grouping="true"/>
      <number:text loext:blank-width-char="-"> </number:text>
    </number:number-style>
    <number:number-style style:name="N146P1" style:volatile="true">
      <number:text>-€ </number:text>
      <number:fill-character> </number:fill-character>
      <number:number number:decimal-places="2" number:min-decimal-places="2" number:min-integer-digits="1" number:grouping="true"/>
      <number:text loext:blank-width-char="-"> </number:text>
    </number:number-style>
    <number:number-style style:name="N146P2" style:volatile="true">
      <number:text loext:blank-width-char="-"> €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stremità_20_linea_20_1" draw:display-name="Estremità line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3">00/00/0000</text:date>, <text:time style:data-style-name="N2" text:time-value="20:00:20.982052662">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2T12:27:42.574798997</meta:creation-date>
    <meta:generator>LibreOffice/24.8.5.2$Linux_X86_64 LibreOffice_project/480$Build-2</meta:generator>
    <dc:date>2025-04-23T20:41:48.182747493</dc:date>
    <meta:editing-duration>P3DT22H59M40S</meta:editing-duration>
    <meta:editing-cycles>639</meta:editing-cycles>
    <meta:document-statistic meta:table-count="3" meta:cell-count="331" meta:object-count="14"/>
  </office:meta>
</office:document-meta>
</file>

<file path=Basic/Dialog/Module1.xml><?xml version="1.0" encoding="utf-8"?>
<!DOCTYPE module  PUBLIC '-//OpenOffice.org//DTD OfficeDocument 1.0//EN'  'module.dtd'>
<script:module xmlns:script="http://openoffice.org/2000/script" script:name="Module1" script:language="StarBasic" script:moduleType="normal">sub beginchecked(oEvent as Object) 'Pulsante di scelta "From beginning" dialog NewRows

	Dim oDialog as object

	oDialog = oEvent.source.Context

	oDialog.getcontrol("pos").Text = "1"
	oDialog.getcontrol("pos").model.Enabled = False
	oDialog.getcontrol("Basic").Text = ""
	oDialog.getcontrol("Basic").model.Enabled = False
	oDialog.getcontrol("number").model.Enabled = True

end sub
'_______________________________________________________________________
sub Endchecked(oEvent as Object)  'Pulsante di scelta "From the end" dialog NewRows

	Dim oDialog as object
	Dim Doc as object
	Dim csheet as object
	Dim n_record as integer
	Dim index as integer
	
	Doc = ThisComponent
	cSheet = Doc.Sheets(0)

	n_Record = cSheet.getCellByPosition(0, 1).Value
	index = n_Record + 1

	oDialog = oEvent.source.Context

	oDialog.getcontrol("pos").Text = index
	oDialog.getcontrol("pos").model.Enabled = False
	oDialog.getcontrol("Basic").Text = ""
	oDialog.getcontrol("Basic").model.Enabled = False
	oDialog.getcontrol("number").model.Enabled = True

end sub
'_________________________________________________________________________________
sub basic_checked(oEvent as Object)  'Pulsante di scelta "basic tags" dialog NewRows

	Dim oDialog as object

	oDialog = oEvent.source.Context

	oDialog.getcontrol("pos").Text = ""
	oDialog.getcontrol("pos").model.Enabled = False
	oDialog.getcontrol("number").Text = ""
	oDialog.getcontrol("number").model.Enabled = False
	oDialog.getcontrol("Basic").model.Enabled = True

end sub
'_______________________________________________________________________
sub StartPosition(oEvent as Object) 'Pulsante di scelta "start position" dialog NewRows

	Dim oDialog as object

	oDialog = oEvent.source.Context

	oDialog.getcontrol("pos").model.Enabled = True
	oDialog.getcontrol("number").model.Enabled = True
	oDialog.getcontrol("Basic").Text = ""
	oDialog.getcontrol("Basic").model.Enabled = False


end sub
'____________________________________________________________________________________

sub InsertTvg(oEvent as Object)

	Dim oDialog as object


	oDialog = oEvent.source.Context

	oDialog.getcontrol("tvg").Editable = True
	oDialog.getcontrol("tvg").model.BackgroundColor = 16777215	
	oDialog.getcontrol("EXT").model.text = ""
	oDialog.getcontrol("EXT").model.BackgroundColor = 9868950
	oDialog.getcontrol("EXT").Editable = False

end sub

'_________________________________________________________________________________
sub InsertEXT(oEvent as Object)

	Dim oDialog as object

	oDialog = oEvent.source.Context

	oDialog.getcontrol("EXT").Editable = True
	oDialog.getcontrol("EXT").model.BackgroundColor = 16777215	
	oDialog.getcontrol("tvg").model.text = ""
	oDialog.getcontrol("tvg").model.BackgroundColor = 9868950
	oDialog.getcontrol("tvg").Editable = False

end sub
'__________________________________________________________________________________
Sub Delete_by_index_dlg(oEvent as object)

	Dim oDialog as object
	
	oDialog = oEvent.source.Context
	
	oDialog.getcontrol("Index").model.enabled = True
	oDialog.getcontrol("From_").model.text = ""
	oDialog.getcontrol("From_").model.Enabled = False
	oDialog.getcontrol("To_").model.text = ""
	oDialog.getcontrol("To_").model.Enabled = False
	oDialog.getcontrol("Basic").model.text = ""
	oDialog.getcontrol("Basic").model.Enabled = False
	
end sub
'__________________________________________________________________________________
Sub Delete_From_to_dlg(oEvent as object)

	Dim oDialog as object
	
	oDialog = oEvent.source.Context
	
	oDialog.getcontrol("Index").model.text = ""
	oDialog.getcontrol("Index").model.enabled = False
	oDialog.getcontrol("From_").model.enabled = True
	oDialog.getcontrol("To_").model.enabled = True
	oDialog.getcontrol("Basic").model.text = ""
	oDialog.getcontrol("Basic").model.Enabled = False
	
end sub
'__________________________________________________________________________________
Sub Delete_basic_dlg(oEvent as object)

	Dim oDialog as object
	
	oDialog = oEvent.source.Context
	
	oDialog.getcontrol("Index").model.text = ""
	oDialog.getcontrol("Index").model.enabled = False
	oDialog.getcontrol("From_").model.text = ""
	oDialog.getcontrol("From_").model.enabled = False
	oDialog.getcontrol("To_").model.text = ""
	oDialog.getcontrol("To_").model.enabled = False
	oDialog.getcontrol("Basic").model.Enabled = True
	
end sub
</script:module>
</file>

<file path=Basic/Dialog/script-lb.xml><?xml version="1.0" encoding="utf-8"?>
<!DOCTYPE library  PUBLIC '-//OpenOffice.org//DTD OfficeDocument 1.0//EN'  'library.dtd'>
<library:library xmlns:library="http://openoffice.org/2000/library" library:name="Dialog" library:readonly="false" library:passwordprotected="false">
  <library:element library:name="Module1"/>
</library:library>
</file>

<file path=Basic/Standard/A_IMPORT.xml><?xml version="1.0" encoding="utf-8"?>
<!DOCTYPE module  PUBLIC '-//OpenOffice.org//DTD OfficeDocument 1.0//EN'  'module.dtd'>
<script:module xmlns:script="http://openoffice.org/2000/script" script:name="A_IMPORT" script:language="StarBasic" script:moduleType="normal">Option Explicit

Public Const Hrow As Integer = 9
Public Doc As Object
Public cSheet As Object
Public infoSheet As Object 
Public cell As Object
Public n_tag As Integer
Public n_EXT As Integer
Public n_Record As Integer       ' Indice dei record 
Public tagHeaders() As String  ' Array con il numero di tag 
 Public Values() As String	'Matrice per dati records 
'___________________________________________________________________________________________________
Sub Import_list()
	Loadlibrary

    Dim Filename As String        ' Nome completo del file
    Dim CurrentLine As String     ' Linea in lettura del file m3u
    Dim FileNo As Integer         ' Indice da assegnare al file
    Dim tagText As String      ' Contenuto riga headers
    Dim row As Integer            ' Riga corrente del Foglio
    Dim n_EXTINF As Integer       ' Numero di record da processare
    Dim i, j As Integer              ' Contatore generico
    Dim source As String          ' Nome file senza estensione e senza path
    Dim FSO As Variant
    Dim InputFIle As Object
    Dim Hline As Integer		'Indice per linee iniziali tra #EXTM3U e primo #EXTINF 
    Dim Or_Record As integer 	'Numero di record già presenti
    Dim Range As Object
    Dim oProgressBar as Object, oProgressBarModel As Object, oLabel as Object, oDialog as Object
    Dim ProgressValue As Long
    Dim confirm as integer
    DIm chno_col as integer
	dim cp_locked as new com.sun.star.util.CellProtection
	dim cp_unlocked as new com.sun.star.util.CellProtection
	
	cp_locked.islocked = true
	cp_unlocked.islocked = false

    ' Otteniamo il documento e il foglio di calcolo
    Doc = ThisComponent
    cSheet = Doc.Sheets(0)
    infoSheet = Doc.Sheets(1)
    
    csheet.unprotect("") 'Rimuove protezione del foglio
    
    DialogLibraries.loadLibrary("Dialog")
    oDialog = CreateUnoDialog(DialogLibraries.Dialog.DlgProgress)

    n_Record = cSheet.getCellByPosition(0, 1).Value  ' Registra numero di record presenti nel foglio
	
    If n_Record &gt; 0 Then
        Select Case msgbox("Do you want to keep existing channels?", MB_YESNOCANCEL)
            Case IDNO
                ClearAll
            Case IDCANCEL
                msgbox("Import cancelled")
                csheet.protect("")
                Exit Sub
        End Select
    End If
    
    
    n_Record = cSheet.getCellByPosition(0, 1).Value  ' Registra di nuovo numero di records presenti nel foglio (necessario perché potrebbero essere stati cancellati da ClearAll)
    Or_Record = n_Record  'Memorizza il numero di record presenti nel file

    ' Richiama procedure per compilare il file con i valori dei tag
    Filename = write_tag
	
    n_tag = cSheet.getCellByPosition(0, 5).Value  ' Legge il numero di tag tvg nella riga Headers
    n_EXT = cSheet.getCellByPosition(0, 7).Value  ' Legge il numero di direttive #EXT
    n_EXTINF = infoSheet.getCellByPosition(4, 0).Value  ' Legge numero records da processare
    Hline = cSheet.getCellByPosition(0, 3).Value 'Legge il numero di Headers presenti
    
    'Setta parametri barra di avanzamento
    oProgressBarModel = oDialog.getModel().getByName( "ProgressBar1" )
    oProgressBarModel.setPropertyValue( "ProgressValueMin", 0)
    oProgressBarModel.setPropertyValue( "ProgressValueMax", n_EXTINF)
    
    'Setta "Azione in corso"
    oLabel = oDialog.getControl( "Label1" )
    oLabel.setText("Reading File")

    FileNo = Freefile

    If Filename &lt;&gt; "---NOFILE---" Then
    
    	source = getfilename(Filename)
        Doc.enableAutomaticCalculation(False)
        
        Open Filename For Input As FileNo

        row = 0  ' Inizializza prima riga dell'array dei valori
        ReDim Values(n_tag + n_EXT +4, n_EXTINF  - 1) 'Dimensiona matrice per valori dei records
        ReDim tagHeaders(n_tag + n_EXT +3)  ' Dimensiona array dei tag compresi nome, gruppo e url

        ' Memorizza nell'array i tag 
        For i = 0 To (n_tag + n_EXT +3)
             tagText = Trim(cSheet.getCellByPosition(i + 1, Hrow + HLine).String)  
             tagHeaders(i) = tagText
             if tagtext = "tvg-chno" then 'Memorizzo la presenza di tvg-chno per scrivere nella colonna come numero
             	chno_col = i + 1
             end if
        Next i
        
        n_EXTINF = 0 'reinizializza n_EXTINF come indice

        ' Leggi tutte le righe del file M3U

        oDialog.setVisible( True )
               
		Do While Not EOF(FileNo)
            Line Input #FileNo, CurrentLine
            ' Controllo su #EXTM3U e righe vuote
            If CurrentLine  &lt;&gt; "" Then
			
                If Left(CurrentLine, 7) = "#EXTINF" Then
                
                	Values(0, n_EXTINF) = Or_Record + n_EXTINF + 1
                
                    channel_name(CurrentLine,  n_EXTINF) 'Richiama sub per memorizzare il nome canale

                    If n_tag &gt; 0 Then
                        tvgtag(CurrentLine,  n_EXTINF) ' Richiama sub per memorizzare i tag tvg
                    End If

                    group_title(CurrentLine,  n_EXTINF) 'Richiama sub per memorizzare valore group_title
                    
                     n_Record = n_Record + 1	'Incrementa numero dei rocord
                     n_EXTINF = n_EXTINF + 1  'Incrementa occorrenze EXTINF
                     oProgressBarModel.setPropertyValue( "ProgressValue", n_EXTINF )
                     
				Else

                	If n_EXTINF &gt; 0 then			'Se n_EXTINF&gt;0  ha già supersato la sezione degli headers
						If Left(CurrentLine, 1) = "#" Then
                    			If n_EXT &gt; 0 Then
                        			EXT_tag(CurrentLine, n_EXTINF) 			'Richiama sub per memorizzare valore tag EXT
                        		End If
                		Else
                        		url_tag(CurrentLine, n_EXTINF)				'Richiama sub per memorizzare url
                        		Values(n_tag + n_EXT + 4, n_EXTINF - 1) = source		
                        End if		
					Else
						'n_EXTINF È 0, quindi è ancora nell' header del file
						csheet.Rows.Insertbyindex(Hrow + Hline, 1)
						Range = cSheet.getCellRangeByPosition(1, Hrow + HLine , n_tag + n_EXT + 4, Hrow + Hline)
						Range.charweight = 100
						Range.CellBackColor = 16771476
						Range.CellProtection = cp_unlocked
						'cSheet.getcellbyposition(0,  Hrow + Hline).String = source
						cSheet.getcellbyposition(1,  Hrow + Hline).String = CurrentLine
						Hline = Hline + 1
						cSheet.getcellbyposition(0,  Hrow + Hline - 1).String = "H" &amp; Hline
					End If
				
				End if	
                
            End If
            
        Loop
        
        Close #FileNo
        'InputFile.CloseFile()
        
        oProgressBarModel.setPropertyValue( "ProgressValueMin", 0)
    	oProgressBarModel.setPropertyValue( "ProgressValueMax", n_EXTINF)
    	oProgressBarModel.setPropertyValue( "ProgressValue", 0 )
    	
    	oLabel.setText("Writing Records")
    	
    	oDialog.setVisible( True )
        
        row = Hrow + Hline + Or_Record + 1			 'Inizializza prima riga di scrittura
        
        For i = 0 To n_EXTINF - 1
        	csheet.Rows.Insertbyindex(row + i, 1)
        	For J = 0 To (n_tag + n_EXT + 4)
        		If values(j, i) &lt;&gt; "" Then
        				if j = chno_col or j = 0 then
        					cSheet.getCellByPosition(j, row + i).Value = values(j, i)
        				else
        					cSheet.getCellByPosition(j, row + i).String = values(j, i)
        				End if
        		End if
        	Next j
        	oProgressBarModel.setPropertyValue( "ProgressValue", i  + 1)
        Next i

        Doc.enableAutomaticCalculation(True)

        infoSheet.getCellByPosition(1, 0).Value = n_Record
        infoSheet.getCellByPosition(4, 1).Value = Hline
   		Range = cSheet.getCellRangeByPosition(1, Hrow + HLine + 1, n_tag + n_EXT + 4, Hrow + Hline + n_Record)
        Range.IsTextWrapped = true
        Range.CharWeight = 100
        Range.HoriJustify = com.sun.star.table.CellHoriJustify.LEFT
        Range.CellBackColor = 16777175
        
        Doc.currentcontroller.freezeatposition(5, hrow + Hline + 1)
        Range.CellProtection = cp_unlocked
        oDialog.Dispose()
        
        msgbox("Added " &amp; n_EXTINF &amp; " Records")
    End If
	csheet.protect("")    

End Sub

'_________________________________________________________________________________________________________________
Sub channel_name(ByVal cLine As String, ByVal cRow As Integer)
    Dim pointer As Integer
    Dim tag_value As String
    Dim Last_comma as Integer
    
    pointer = 1
	Do
    	pointer = InStr(pointer + 1, cLine, ",") 
    	If pointer &gt; 0 then
    		Last_comma = pointer + 1
    	end if
	Loop while pointer &gt; 0
    
    If Last_comma &gt; 1 Then
        	' Estraggo il nome canale
        tag_value = Mid(cLine, Last_comma)
        tag_value = SF_String.ReplaceChar(tag_value, "Ⓢ", " ")
        tag_value = SF_String.ReplaceChar(tag_value, "Ⓖ", " ")
        tag_value = SF_String.ReplaceChar(tag_value, "Ⓣ", " ")
        tag_value = Trim(SF_String.ReplaceChar(tag_value, "Ⓨ", " "))
        
        ' memorizzo il nome del canale nell'array
        Values(1, cRow) = tag_value
    End If
End Sub

'_________________________________________________________________________________________________________________
Sub tvgtag(ByVal cLine As String, ByVal cRow As Integer)
	Loadlibrary
    Dim tag_value As String       ' Valore del tag
    Dim pointer As Integer
    Dim start_pos As Integer
    Dim end_pos As Integer
    Dim i As Integer
    
    For i = 1 To n_tag 
    	pointer = InStr(cLine, tagHeaders(i) )
    	If pointer &gt; 0 then
    		start_pos = InStr(pointer, cLine, """") + 1
			end_pos = InStr(start_pos, cLine, """")
			tag_value = Trim(Mid(cLine, start_pos, end_pos - start_pos))

			Values(i + 1, cRow) = tag_value
		End if
	Next i
	
End Sub

'_________________________________________________________________________________________________________________
Sub group_title(ByVal cLine As String, ByVal cRow As Integer)
    Dim pointer As Integer
    Dim group As String
    Dim start_pos As Integer
    Dim end_pos As Integer

    pointer = InStr(cLine, "group-title")
    If pointer &gt; 1 Then
        start_pos = InStr(pointer, cLine, """") + 1
        end_pos = InStr(start_pos, cLine, """")
        ' Estraggo il nome del gruppo
        group = Trim(Mid(cLine, start_pos, end_pos - start_pos))
        ' Memorizzo il nome del canale nell'array
		Values(n_tag + 2, cRow) = group
    End If
End Sub

'_________________________________________________________________________________________________________________
Sub EXT_tag(ByVal cLine As String, ByVal cRow As Integer)
    Dim pointer As Integer
    Dim i As Integer
    Dim column As Integer
    Dim start_col As Integer
    Dim end_col As Integer
    Dim tag As String
    Dim tag_value As String

    start_col = n_tag + 3  ' +3 perché tiene conto delle colonne #, channel name e group-title 
    end_col = start_col + n_EXT 
    pointer = InStr(cLine, ":")
    tag = Trim(Mid(cLine, 2, pointer - 2))      ' Estrae dal carattere dopo # fino a quello prima di :
    tag_value = Trim(Mid(cLine, pointer + 1))    ' Estrae dal carattere dopo ':' fino a fine linea
    If tag_value &lt;&gt; "" Then
        For i = (n_tag + 2) To (n_tag + n_EXT + 2)
            If tag = tagHeaders(i) Then
            	If  Values(i + 1, cRow - 1) = "" then
               		 Values(i + 1, cRow - 1) = tag_value 				'Avendo passato n_EXTINF che sarà stato incrementato di 1, devo fare riferimento alla riga precedente dell'array
                	Exit For
                End if
            End If
        Next i
    End If
End Sub

'_________________________________________________________________________________________________________________
Sub url_tag(ByVal cLine As String, ByVal cRow As Integer)
    Values(n_tag + n_EXT + 3, cRow - 1) = cLine
End Sub

</script:module>
</file>

<file path=Basic/Standard/B_EXPORT.xml><?xml version="1.0" encoding="utf-8"?>
<!DOCTYPE module  PUBLIC '-//OpenOffice.org//DTD OfficeDocument 1.0//EN'  'module.dtd'>
<script:module xmlns:script="http://openoffice.org/2000/script" script:name="B_EXPORT" script:language="StarBasic" script:moduleType="normal">Option Explicit

Public Sub Export_List
    Dim Doc As Object
    Dim cSheet As Object
	Dim file_dialog  As Object, oSubst As Object
	Dim init_path As String
	Dim FPType(0) As Integer
	Dim filename As String
	Dim Fileno As Integer
	Dim cstring As String
	Dim cLine As String
	Dim i As integer, j As Integer
	Dim confirm As Integer
	Dim tag_EXT() As String, tag_tvg() As String
	Dim n_Headers
	Dim pos As integer
	Dim control as integer
	
	Doc = ThisComponent
	cSheet = Doc.Sheets(0)
	infoSheet = Doc.Sheets(1)
    
	n_tag = cSheet.getCellByPosition(0, 5).Value  ' Legge il numero di tag tvg nella riga Headers
	n_EXT = cSheet.getCellByPosition(0, 7).Value  ' Legge il numero di direttive #EXT
	n_Record = cSheet.getCellByPosition(0, 1).Value  ' Legge numero records da processare
	n_Headers = csheet.getcellbyposition(0, 3).value
    
	'Memorizzo tag tvg
	If n_tag &gt; 0 Then
		ReDim tag_tvg(n_tag - 1)
			For i = 0 To n_tag - 1
				tag_tvg(i) = cSheet.getCellByPosition(i + 2, Hrow + n_Headers).String
			Next i
	End If
	
	'memorizzo tag EXT
	If n_EXT &gt; 0 Then
		ReDim tag_EXT(n_EXT - 1)
			For i = 0 To n_EXT - 1
				tag_EXT(i) = cSheet.getCellByPosition(n_tag + 3+ i, Hrow + n_Headers).String
			Next i
	End If

	file_dialog = createunoservice("com.sun.star.ui.dialogs.FilePicker")

	oSubst = CreateUnoService("com.sun.star.util.PathSubstitution")
	init_path = oSubst.getSubstituteVariableValue("$(home)")
	FPType(0) = 1

	With file_dialog
		.Appendfilter("Lista m3u8", "*.m3u8")
		.SetDisplayDirectory(Init_path)
		.initialize(FPType())
	End With

	if file_dialog.Execute() = 1 Then
		filename = file_dialog.files(0)
	Else
		Exit sub
	End If
	
	FileNo = Freefile
	Open Filename For Output As #Fileno

	If n_Headers = 0  then
		Print #Fileno, "#EXTM3U" 
	else	
		For i = 1 to n_Headers
			cstring = csheet.getcellbyposition(1, Hrow + i -1).String
			pos = Instr(cstring, "#EXTM3U")
			
			select case (pos*i) 
				case 1
				Print #Fileno, cstring
				
				case 0
				
				if i=1 then
					Print #Fileno, "#EXTM3U"
					Print #Fileno, cstring
				else
					Print #Fileno, cstring
				endif
				
				case  &gt; 1
					if i=1 then
						Print #Fileno, "#EXTM3U"
					end if
					msgbox ("Basic tag H" &amp; i &amp;" not valid" &amp; chr(13) &amp; "#EXTM3U Must be in position H1 and at the beginning of line." &amp;chr(13) &amp; "Line will be ignored")
			end select
		next i
	End If
	

	For i = 1 To n_Record
		cLine = "#EXTINF:-1"				'Inizialiazza riga
		
		'Memorizza tag tvg
		If n_tag &gt; 0 Then
			For j = 0 To n_tag - 1
				cstring = Trim(cSheet.getcellbyposition(j + 2, Hrow + n_Headers + i).String)
				If cstring &lt;&gt; "" Then
					cLine = cLine &amp; " " &amp; tag_tvg(j)  &amp; "=""" &amp; cstring &amp; """"
				End If
			Next j
		End If
		
		'Memorizzo group-title
		cstring = Trim(cSheet.getcellbyposition(n_tag + 2, Hrow + n_Headers + i).String)
		If cstring &lt;&gt; "" then
			cLine = cLine &amp; " group-title=""" &amp; cstring &amp; """"
		End If
		
		'Memorizzo Nome
		cstring = Trim(cSheet.getcellbyposition(1, Hrow + n_Headers + i).String)
		If cstring = "" Then
			msgbox("Channel Name vuoto alla riga " &amp; (Hrow + n_Headers + i))
		End If
		cLine = cLine &amp; ", " &amp; cstring
		
		Print #FileNo, cLine 'Scrive la riga su file
		
		'Processo tag EXT
		If n_EXT &gt; 0 Then
			For j = 0 To n_EXT - 1
				cstring = Trim(cSheet.getcellbyposition(n_tag + j + 3, Hrow + n_Headers + i).String)
				If cstring &lt;&gt; "" Then
					cLine = "#" &amp; tag_EXT(j) &amp; ":" &amp; cstring
					Print #FileNo, cLine 'Scrive la riga su file
				End If
			Next j
		End If
		
		'Processo url
		cstring = Trim(cSheet.getcellbyposition(n_tag + n_EXT + 3, Hrow + n_Headers + i).String)
		cLine = cstring
		Print #FileNo, cLine 'Scrive la riga su file
		
	Next i
	
	Close #Fileno
	msgbox("List saved.")
	
End Sub

</script:module>
</file>

<file path=Basic/Standard/C_TAG.xml><?xml version="1.0" encoding="utf-8"?>
<!DOCTYPE module  PUBLIC '-//OpenOffice.org//DTD OfficeDocument 1.0//EN'  'module.dtd'>
<script:module xmlns:script="http://openoffice.org/2000/script" script:name="C_TAG" script:language="StarBasic" script:moduleType="normal">Option Explicit

Public Function write_tag
	Loadlibrary
	GlobalScope.BasicLibraries.LoadLibrary("ScriptForge")
	
    Dim Filename As String
    Dim CurrentLine As String 
    Dim FileLine, TotalLine As Integer
    Dim FileNo As Integer
    Dim tag As String
    Dim tag_EXT(0) As String, tag_tvg(0) As String, current_ext(0) As String	'Array per tag EXT, array per tag tvg, array per tag ext nello stesso canale
    Dim current_ext_count(0) As Integer, ext_count(0) As Integer, current_ext_index as Integer, ext_index As Integer			'Array per numero occorrenze tag EXT nello stesso canale, indice dello specifico tag ext in current_ext
    Dim n_EXT As Integer, n_tvg As Integer, ncurrent_ext As Integer 	'Numero tag EXT, numero tag tvg, numero tag EXT nel canale
    Dim n_EXTINF As Integer       ' Numero di EXTINF nel file
    Dim c_EXT As Integer 'Numero colonne EXT
    Dim i As Integer
    Dim c As Integer
    
    Dim startPos As Integer
    Dim endPos As Integer
    Dim HLine As integer
    Dim InputFIle As Object
    Dim oProgressBar as Object, oProgressBarModel As Object, oLabel as Object, oDialog as Object
    Dim ProgressValue As Long

    'Otteniamo il documento e il foglio di calcolo
    Doc = ThisComponent ' Già impostato nella sub chiamante
    cSheet = Doc.Sheets(0) ' Già impostato nella sub chiamante
    infoSheet = Doc.Sheets(1) ' Già impostato nella sub chiamante
    

    
    ' Carica il file m3u
    Filename = openfile
    FileNo = Freefile
	
    If Filename &lt;&gt; "---NOFILE---" Then
    
        Open Filename For Input As FileNo
    	
    	TotalLine = 0	

    	Do While Not EOF(FileNo)
    	    Line Input #FileNo, CurrentLine
    		TotalLine = TotalLine + 1
    	Loop
 
    	Close #FileNo
    	
    	Open Filename For Input As FileNo
    
        n_EXTINF = 0 ' Inizializza n_EXTINF a 0 (registra solo i nuovi EXTINF trovati nel file)
        n_tvg = cSheet.getCellByPosition(0, 5).Value ' Inizializza n_tvg
        n_EXT = 0
        c_EXT = cSheet.getCellByPosition(0, 7).Value ' Legge numero colonne EXT
        HLine = cSheet.getcellbyposition(0,3).value
        FileLine = 0
        
        DialogLibraries.loadLibrary("Dialog")
    	oDialog = CreateUnoDialog(DialogLibraries.Dialog.DlgProgress)
    	 'Setta parametri barra di avanzamento
    	oProgressBarModel = oDialog.getModel().getByName( "ProgressBar1" )
    	oProgressBarModel.setPropertyValue( "ProgressValueMin", 0)
    	oProgressBarModel.setPropertyValue( "ProgressValueMax", TotalLine)
        
        ' Memorizzo i tag tvg presenti negli Headers
        If n_tvg &gt; 0 Then
            ReDim Preserve tag_tvg(n_tvg - 1)
            For i = 0 To n_tvg - 1
                tag_tvg(i) = cSheet.getCellByPosition(i + 2, Hrow + HLine).String
            Next i
        End If
        
        ' Memorizzo i tag #EXT presenti negli Headers
        If c_EXT &gt; 0 Then
        	n_EXT = 1
        	tag_EXT(0) = cSheet.getCellByPosition(n_tvg + 3, Hrow + HLine).String
        	ext_count(0) = 1
			For i = 1 To c_EXT -1
				tag = cSheet.getCellByPosition(n_tvg + 3+ i, Hrow + HLine).String
				ext_index = IsInArray(tag, tag_EXT)
				If ext_index &lt;= 0 Then
					n_EXT = n_EXT + 1
					ReDim Preserve tag_EXT(n_EXT -1)
					ReDim Preserve ext_count(n_EXT -1)
					tag_EXT(n_EXT -1) = tag
					ext_count(n_EXT -1) = 1
					
				Else
					ext_count(ext_index) = ext_count(ext_index) + 1
				End if
				
			Next i	        
        End If
        
        oLabel = oDialog.getControl("Label1")
        oLabel.setText("Searching Tags")
        oProgressBarModel.setPropertyValue("ProgressValue", 0)
        oDialog.setVisible( True )
        
        ' Leggi tutte le righe del file M3U
        Do While Not EOF(FileNo)
        
        	oProgressBarModel.setPropertyValue("ProgressValue", FileLine + 1)
        
            Line Input #FileNo, CurrentLine
            If (CurrentLine &lt;&gt; "" And Left(CurrentLine, 7) &lt;&gt; "#EXTM3U") Then
      
                If Left(CurrentLine, 7) = "#EXTINF" Then

                    ncurrent_ext = 0 			'Resetta numero ext per la riga corrente
                    ReDim current_ext(0) 
                    current_ext(0) =""			'resetta L'array EXT per la riga corrente
                    Redim current_ext_count(0)
                    current_ext_count(0) = 0 	'resetta conteggio ricorrenze ext
                    
                    startPos = 1
                    n_EXTINF = n_EXTINF + 1
                    
                    Do While InStr(startPos, CurrentLine, " tvg-") &gt; 0
                        startPos = InStr(startPos, CurrentLine, " tvg-")
                        endPos = InStr(startPos, CurrentLine, "=") - 1
                        tag = Trim(Mid(CurrentLine, startPos + 1, endPos - startPos))
                        
                        ' Aggiungi il tag tvg se non è già presente e non vuoto
                        If  IsInArray(tag, tag_tvg) &lt; 0 And Len(Trim(tag)) &gt; 0 Then
                            cSheet.Columns.insertByIndex(n_tvg + 2, 1)
                            cSheet.getcellbyposition(n_tvg + 2, Hrow + HLine).String = tag
                            n_tvg = n_tvg + 1
                            ReDim Preserve tag_tvg(n_tvg)
                            tag_tvg(n_tvg - 1) = tag
                        End If
                        ' Sposta la posizione di ricerca oltre il tag appena trovato
                        startPos = endPos + 2
                    Loop
                    
                ElseIf Left(CurrentLine, 1) = "#" Then 
                    ' Dopo #EXTINF, processiamo i tag #EXT
                    tag = ExtractExtTag(CurrentLine)
  
                     
                    If tag &lt;&gt; "" Then
                     
                    	ext_index = IsInArray(tag, tag_EXT)
	
                    	If ext_index &lt; 0 Then

                     		c= n_tvg + 3
                    		For i = 0 To n_EXT - 1
                    			c = c + ext_count(i)                 					
                    		Next i
                        	cSheet.Columns.insertByIndex(c, 1)
                        	csheet.getcellbyposition(c, Hrow + HLine).String = tag
                        	                          	
                         	n_EXT = n_EXT + 1
                        	
                        	ReDim Preserve tag_EXT(n_EXT)
                        	tag_EXT(n_EXT - 1) = tag
                        	ReDim Preserve ext_count(n_EXT)
                        	ext_count(n_EXT-1) = 1

                        	ncurrent_ext = ncurrent_ext + 1 
                        	ReDim Preserve  current_ext(ncurrent_ext)
                         	current_ext(ncurrent_ext - 1) = tag                       	
                        	Redim Preserve current_ext_count(ncurrent_ext)
                        	current_ext_count(ncurrent_ext - 1) = 1
                        	                    	
                        	                   	
                    	Else
                    	
                    		current_ext_index = IsInArray(tag, current_ext)			'Controllo se il tag è già presente nell'array del canale corrente                    	

                    		If  current_ext_index &gt;= 0 Then
                    			current_ext_count(current_ext_index) = current_ext_count(current_ext_index) + 1		'Incrementa il conteggio per l'EXT del canale corrente
                    			If  current_ext_count(current_ext_index) &gt; ext_count(ext_index) Then					'Devo inserire nuova colonna per il tag EXT 
                    				c= n_tvg + 2
                    				For i = 0 To ext_index
                    					c = c + ext_count(i)                 					
                    				Next i
                        			cSheet.Columns.insertByIndex(c, 1)
                        			csheet.getcellbyposition(c, Hrow + HLine).String = tag
                    				ext_count(ext_index) = current_ext_count(current_ext_index)			'Incrementa il conteggio per EXT globale
                    			End if
                    		                     
                        	Else					'Aggiunge il tag EXT nel canale corrente
                        		ncurrent_ext = ncurrent_ext + 1 
                        		ReDim Preserve  current_ext(ncurrent_ext)
                        		Redim Preserve current_ext_count(ncurrent_ext)
                        		current_ext(ncurrent_ext - 1) = tag
                        		current_ext_count(ncurrent_ext - 1) = 1
                        	End If       
                                                	                    	
                    	End If 

                    End If
                       
                Else
                    ' Non è né #EXTINF né un tag, quindi è un URL
                    ' In questo caso non facciamo nulla specifico per l'URL
                End If
            End If
            
            FileLine = FileLine + 1
            
        Loop

	     ' Scrivo il numero di EXTINF TROVATI    
        cell = infoSheet.getCellByPosition(4, 0)
        cell.Value = n_EXTINF

        ' Scrivo il numero di tag tvg (compreso group-title)       
        cell = infoSheet.getCellByPosition(1, 1)
        cell.Value = n_tvg

        ' Scrivo il numero di direttive
        cell = infoSheet.getCellByPosition(1, 2)
        cell.Value = n_EXT
        
        Close #FileNo
    oDialog.setVisible( False )
    End If
    
    write_tag = Filename

End Function

'________________________________________________________________________________________________________________________________
' Funzione per estrarre il tag EXT
Function ExtractExtTag(line As String) As String
    Dim startPos As Integer
    Dim endPos As Integer
    
    startPos = InStr(line, "#") + 1 ' Comincia subito dopo il simbolo #
    endPos = InStr(startPos, line, ":") - 1 ' Fino al carattere prima di :
    
    If startPos &gt; 0 And endPos &gt; startPos Then
        ExtractExtTag = Trim(Mid(line, startPos, endPos - startPos + 1))
    Else
        ExtractExtTag = ""
    End If
End Function
'__________________________________________________________________________________________________________________________________________________
' Funzione per verificare se un elemento è già presente nell'array
Public Function IsInArray(val As String, arr() As String) As Integer
    Dim i As Integer
    IsInArray = False
    For i = 0 To UBound(arr)
        If arr(i) = val Then
            IsInArray = i
            Exit Function
        End If
    Next i
    
    IsInArray = -1
End Function
'__________________________________________________________________________________________________________________________________________________

Sub  max_array (arr() As integer) As Integer
    Dim i As Integer
    max_array = 0
    For i = 0 To UBound(arr)
        If arr(i) &gt; max_array Then
        	max_array = arr(i)
        End If
    Next i

End Sub

</script:module>
</file>

<file path=Basic/Standard/D_AUX.xml><?xml version="1.0" encoding="utf-8"?>
<!DOCTYPE module  PUBLIC '-//OpenOffice.org//DTD OfficeDocument 1.0//EN'  'module.dtd'>
<script:module xmlns:script="http://openoffice.org/2000/script" script:name="D_AUX" script:language="StarBasic" script:moduleType="normal">Option Explicit

Public Sub Loadlibrary
    'Carica le librerie Tools e Scriptforge
    'GlobalScope.BasicLibraries.LoadLibrary("Tools")
    GlobalScope.BasicLibraries.LoadLibrary("ScriptForge")
End Sub

'_____________________________________________________________________________________________________
Public Function openfile As String
    Loadlibrary
    
    Dim file_dialog As Object
    Dim Init_path As String
    Dim openstatus As Integer
    Dim fileselected As String

    Dim FSO As Object
    Set FSO = CreateScriptService("FileSystem")
    
    'file_dilalog assegna oggetto che supporta servizio com.sun.star.ui.Filepicker
    file_dialog = CreateUnoService("com.sun.star.ui.dialogs.FilePicker")
    
    'Imposta home come directory di partenza
    Init_path = FSO.HomeFolder
    
    'Impostazione finestra filepicker con filtri e home directory
    With file_dialog
        .appendFilter("m3u/m3u8 Files", "*.m3u; *.m3u8")
        .appendFilter("txt Files", "*.txt")
        .appendFilter("All files", "*.*")
        .SetDisplayDirectory(Init_path)
    End With
    
    'apertura finestra selezione file
    openstatus = file_dialog.execute()

    If openstatus = 1 Then
        fileselected = file_dialog.files(0)
    Else
        fileselected = "---NOFILE---"
    End If
    
    'rilascia tutte le risorse
    file_dialog.dispose()
    
    openfile = fileselected
End Function
'_____________________________________________________________________________________________________
Public Function getfilename(ByVal completeFile As String) As String
    Dim start_pos As Integer
    Dim end_pos As Integer
    Dim fname As String
    Dim i As Integer

    ' Verifica se il percorso è vuoto o solo spazi
    If Trim(completeFile) = "" Then
        getfilename = "NOT VALID NAME"
        Exit Function
    End If

    ' Trova l'ultimo "/"
    start_pos = 0
    For i = Len(completeFile) To 1 Step -1
        If Mid(completeFile, i, 1) = "/" Then
            start_pos = i
            Exit For
        End If
    Next i
    
    ' Trova l'ultimo "."
    end_pos = 0
    For i = Len(completeFile) To 1 Step -1
        If Mid(completeFile, i, 1) = "." Then
            end_pos = i
            Exit For
        End If
    Next i

    ' Verifica che le posizioni siano valide
    If start_pos &gt; 0 Then
        ' Se non c'è un punto (nessuna estensione), estrai l'intero nome del file
        If end_pos = 0 Then
            fname = Mid(completeFile, start_pos + 1)
        Else
            ' Se c'è un punto, estrai il nome del file senza estensione
            fname = Mid(completeFile, start_pos + 1, end_pos - start_pos - 1)
        End If

        ' Controlla se il nome del file è vuoto o contiene solo caratteri non validi
        If Trim(fname) = "" Or fname = "." Then
            getfilename = "NOT VALID NAME"
        Else
            getfilename = fname
        End If
    Else
        ' Se non è valido, ritorna "NOT VALID NAME"
        getfilename = "NOT VALID NAME"
    End If
End Function
'_____________________________________________________________________________________________________
Public Sub ClearAll()
    Dim nRecords As Integer
    Dim Hline As integer
    Dim i As Integer
    Dim n_tvg As integer
    Dim n_EXT As Integer
    Dim dispatcher As object

    ' Assicura che Doc e cSheet siano inizializzati correttamente
    Doc = ThisComponent
    cSheet = Doc.Sheets(0)
    Infosheet = Doc.Sheets(1)
    
    ' Ottieni il numero di record dalla cella
    nRecords = csheet.getCellByPosition(0, 1).Value
    Hline = cSheet.getCellByPosition(0, 3).Value
        
    'Ottiene il numero dei tag
    n_tvg = cSheet.getCellByPosition(0, 5).Value
    n_EXT = cSheet.getCellByPosition(0, 7).Value   
    
	If nRecords &gt; 0 Then
	
		select case msgbox("You are going to delete " &amp; nRecords &amp; ". Continue?", MB_YESNO)
			case IDYES
			case IDNO
				csheet.protect("")
				Exit sub
		end select
		
		csheet.unprotect("")
			
    	' Rimuove tutte le righe dei record.
    	cSheet.Rows.removeByIndex(Hrow + Hline + 1, nRecords)
    	
    	'Rimuove colonne tvg 
    	If n_tvg &gt; 0 then
    		cSheet.Columns.removebyindex(2, n_tvg )
    	End If  

    	'Rimuove colonne EXT 
    	If n_EXT &gt; 0 Then
    		cSheet.Columns.removebyindex(3, n_EXT)
    	End If  
    	
    	If Doc.currentcontroller.hasfrozenpanes() Then
    		dispatcher = createUnoService("com.sun.star.frame.DispatchHelper")
    		dispatcher.executeDispatch(doc.CurrentController.Frame, ".uno:FreezePanes", "", 0, Array())
    	End if

    
    	' Azzera tutti i contatori di tag e record
    	infoSheet.getCellByPosition(1, 0).Value = 0
    	infoSheet.getCellByPosition(1, 1).Value = 0
    	infoSheet.getCellByPosition(1, 2).Value = 0
    	infoSheet.getCellByPosition(4, 0).Value = 0
    	infoSheet.getCellByPosition(4, 2).Value = 0
    	
    End If
    
    If Hline &gt; 0 Then
    
    	cSheet.Rows.removebyindex(Hrow, HLine)
    	infosheet.Rows.removeByIndex(7, Hline)
    	infoSheet.getCellByPosition(4, 1).Value = 0
    	
    End if
    
   	csheet.protect("")
    	
	MsgBox(nRecords &amp; " Records deleted")
    	   	
End Sub

'_______________________________________________________________________________________________________________
Public Sub RemoveDuplicate
	Loadlibrary

	Dim chname As String, chnamenext As string
	DIm churl as string, churlnext as string
	Dim i As Integer
	Dim n_Headers  as integer
	Dim chDel As Integer
	Dim oProgressBar as Object, oProgressBarModel As Object, oLabel As Object, oDialog as Object
	Dim ProgressValue As Long
	Dim oRange as object
	Dim oSortFields(0) as new com.sun.star.util.SortField
  	Dim oSortDesc(0) as new com.sun.star.beans.PropertyValue	

   ' Assicura che Doc e cSheet siano inizializzati correttamente
    Doc = ThisComponent
    cSheet = Doc.Sheets(0)
    Infosheet = Doc.Sheets(1)
    

    if not csheet.isprotected then
    	msgbox("OK")
    end if
    
    n_Record = csheet.getCellByPosition(0, 1).Value
    n_Headers = csheet.getCellByPosition(0, 3).Value
     
    DialogLibraries.loadLibrary("Dialog")
    oDialog = CreateUnoDialog(DialogLibraries.Dialog.DlgProgress)
    
    'Inizializza barra di progresso
    oProgressBarModel = oDialog.getModel().getByName( "ProgressBar1" )
    oProgressBarModel.setPropertyValue( "ProgressValueMin", 0)
    oProgressBarModel.setPropertyValue( "ProgressValueMax", 100) 
    
    oLabel = oDialog.getControl( "Label1" )
    oLabel.setText("url Compare")  
    
    oDialog.setVisible( True )
    
    i = 1
    chDel = 0
    'j = 0
    
	Doc.enableAutomaticCalculation(False)
    
    Sort(6)	'Ordina per url
    
    cSheet.unprotect("") 'Chiamata qui perche' sort protegge il foglio
    
    While i &lt;= n_record - 1
    	churl = cSheet.getCellByPosition(n_tag + n_EXT + 3, Hrow + n_Headers + i).String
    	If churl &lt;&gt; "" then
    		churlnext = cSheet.getCellByPosition(n_tag + n_EXT + 3, Hrow + n_Headers + i + 1).String
		
    		While churl = churlnext
    			cSheet.Rows.RemoveByIndex(Hrow + n_Headers + i + 1, 1)
    			n_Record = n_Record - 1
    			chDel = chDel + 1
    			churlnext = cSheet.getCellByPosition(n_tag + n_EXT + 3, Hrow + n_Headers + i + 1).String		'legge il prossimo url
    		Wend
    	End if
    		
    	i = i + 1
    	ProgressValue = i*100/n_record
    	oProgressBarModel.setPropertyValue( "ProgressValue", ProgressValue )	
    Wend    
    
    Sort(5)	'Ordina per nome canale
    cSheet.unprotect("") 'Chiamata qui perche' sort protegge il foglio
    
        oLabel.setText("Channel name Compare")  
    
	i = 1
    
    While i &lt; n_record - 1
    	chname = SF_string.ReplaceChar(Ucase(cSheet.getCellByPosition(1, Hrow + n_Headers + i).String), " ", "")			'Nome senza spazi e upperrcase
    	chnamenext = SF_string.ReplaceChar(Ucase(cSheet.getCellByPosition(1, Hrow + n_Headers + i + 1).String), " ", "")	
		If chname &lt;&gt; "" then
    		While chname = chnamenext
    			cSheet.Rows.RemoveByIndex(Hrow + n_Headers + i + 1, 1)
    			n_Record = n_Record - 1
    			chDel = chDel + 1
    			chnamenext = SF_string.ReplaceChar(Ucase(cSheet.getCellByPosition(1, Hrow + n_Headers + i + 1).String), " ", "")			'legge il prossimo nome
    		Wend
    	End if	
    	i = i + 1
    	ProgressValue = i*100/n_record
    	oProgressBarModel.setPropertyValue( "ProgressValue", ProgressValue )	
    Wend
    
    oProgressBarModel.setPropertyValue( "ProgressValue", 100 )	
    infosheet.getCellByPosition(1,0).Value = n_record
    
	Doc.enableAutomaticCalculation(True)
    
    MsgBox(chDel &amp; " Duplicates removed")
    
    oDialog.dispose()	
    
    
    n_Record = csheet.getCellByPosition(0, 1).Value  'Registra numero di records dopo rimozione duplicati
    n_tag = cSheet.getCellByPosition(0, 5).Value  ' Legge il numero di tag tvg nella riga Headers
    n_EXT = cSheet.getCellByPosition(0, 7).Value  ' Legge il numero di direttive #EXT
    n_headers = csheet.getcellbyposition(0, 3).value
    
    oRange = cSheet.getCellRangeByPosition(0, Hrow + n_Headers + 1, n_tag + n_EXT +4, Hrow + n_Headers + n_record)
    
    'Ripristino l'ordinamento iniziale
    oSortFields(0).Field = 0
    oSortFields(0).SortAscending = True			
	oSortFields(0).FieldType = com.sun.star.util.SortFieldType.NUMERIC
	
	oSortDesc(0).Name = "SortFields"
	oSortDesc(0).Value = oSortFields()
	
	oRange.Sort(oSortDesc())
	
    'Setta parametri barra di avanzamento
    oDialog = CreateUnoDialog(DialogLibraries.Dialog.DlgProgress)
    oProgressBarModel = oDialog.getModel().getByName( "ProgressBar1" )
    oProgressBarModel.setPropertyValue( "ProgressValueMin", 0)
    oProgressBarModel.setPropertyValue( "ProgressValueMax", n_record)
    oLabel =  oDialog.getControl( "Label1" )
    oLabel.setText("Restore Index")
    oDialog.setVisible( True )   	
    	
	For i = 1 to n_record
		csheet.getcellbyposition(0, Hrow + n_Headers + i).value = i
 		oProgressBarModel.setPropertyValue( "ProgressValue", i )			
	next i 	
	
	csheet.protect("")
	
End Sub
'__________________________________________________________________________________________________________________

Sub ch_number
	loadlibrary
	Dim ch_no As Integer
	Dim ch_name As string
	Dim n_tag As Integer
	Dim i, j, k As Integer
	Dim oProgressBar as Object, oProgressBarModel As Object, oDialog as Object,  oLabel  as object
	Dim ProgressValue As Long
	Dim chsheet As object
	Dim column_chno as Long
	Dim HLine as integer

   ' Assicura che Doc e cSheet siano inizializzati correttamente
    Doc = ThisComponent
    cSheet = Doc.Sheets(0)
    Infosheet = Doc.Sheets(1)
    chsheet = Doc.Sheets(2)
    
	csheet.unprotect("")
	
    i = 0
    column_chno = 0
    
    n_tag = cSheet.getCellByPosition(0, 5).Value		'Memorizzo numero di tag tvg presenti
    n_Record = cSheet.getCellByPosition(0, 1).Value  'Memorizzo numero dei records
    HLine = cSheet.getcellbyposition(0,3).value
    
    'Controllo sulla riga degli Headers se c'è tvg-chno (se presente cancello colonna)
    If n_tag &gt; 0 Then
    	For i = 1 To n_tag
    		If csheet.getcellbyposition(i + 1, Hrow  + HLine).string = "tvg-chno" Then
    			column_chno = i + 1
    		End If
    	Next i
    End if
    	
    'Se column_chno è zero tvg-chno non c'era, quindi inserisco colonna.
    If column_chno = 0 Then
    	csheet.Columns.insertbyindex(2,1)
    	csheet.getcellbyposition(2, Hrow + HLine).String = "tvg-chno"
    	column_chno = 2
    End if	

    
    DialogLibraries.loadLibrary("Dialog")
    oDialog = CreateUnoDialog(DialogLibraries.Dialog.DlgProgress)
    
    'Inizializza barra di progresso
    oProgressBarModel = oDialog.getModel().getByName( "ProgressBar1" )
    oProgressBarModel.setPropertyValue( "ProgressValueMin", 0)
    oProgressBarModel.setPropertyValue( "ProgressValueMax", 100) 
    oLabel = oDialog.getControl("Label1")
    oLabel.setText("Assigning chno")
    oDialog.setVisible( True )

    
    For i = 1 To n_record	
    
    	ch_name = UCase(csheet.getcellbyposition(1, Hrow + HLine + i).String) 'Nome canale maiuscolo
    	j= 0
    	Do while chsheet.getcellbyposition(0, j).value &lt;&gt; 0

    		k = 1
    		Do while  chsheet.getcellbyposition(k, j).String &lt;&gt; ""
    			If UCase(chsheet.getcellbyposition(k, j).String) = ch_name Then
    				ch_no = chsheet.getcellbyposition(0, j).Value
    				csheet.getcellbyposition(column_chno, Hrow + HLine + i).Value =  ch_no
    				exit DO
    			End If
    			k = k + 1
    		Loop

    		 j = j + 1
    	Loop	 
    	
    	ProgressValue = i*100/n_record
    	oProgressBarModel.setPropertyValue( "ProgressValue", ProgressValue )
    		
    Next i
    
	csheet.protect("")
	
End Sub
'__________________________________________________________________________________________________________________
Sub call_sort
	sort(0)
End sub
'__________________________________________________________________________________________________________________

Public Sub Sort ( method As integer)

	Dim oDialog As object, oSorting() as Object 'Dialog di scelta metodo
	'Dim Smethod As Integer
	Dim confirm As Integer
	Dim oSortFields(2) as new com.sun.star.util.SortField
  	Dim oSortDesc(0) as new com.sun.star.beans.PropertyValue
  	Dim oRange As object
  	Dim oProgressBar as Object, oProgressBarModel As Object, oLabel as Object, oDialog_progress as Object 'Barra di avanzamento
  	Dim n_headers As integer
  	Dim i, j as integer
  	
    ' Otteniamo il documento e il foglio di calcolo
    Doc = ThisComponent
    cSheet = Doc.Sheets(0)
    'infoSheet = Doc.Sheets(1)

  	n_Record = cSheet.getCellByPosition(0, 1).Value  ' Registra numero di records presenti nel foglio
    n_tag = cSheet.getCellByPosition(0, 5).Value  ' Legge il numero di tag tvg nella riga Headers
    n_EXT = cSheet.getCellByPosition(0, 7).Value  ' Legge il numero di direttive #EXT
    n_headers = csheet.getcellbyposition(0, 3).value
    
	oRange = cSheet.getCellRangeByPosition(0, Hrow + n_Headers + 1, n_tag + n_EXT +4, Hrow + n_Headers + n_record)
	
	csheet.unprotect("")
	
	If method =  0 Then				'Chiamata da pulsante su file

		DialogLibraries.loadLibrary("Dialog")
		oDialog = CreateUnoDialog(DialogLibraries.Dialog.DlgSorting)
	
		oDialog.model.getgroupbyname("SortingButtons", oSorting())

		confirm = oDialog.Execute()

		If confirm = 1 then	
			if oSorting(0).state = 1 then
				method = 1
			End if

			if oSorting(1).state = 1 then
				method = 2
			End if	
	
			if oSorting(2).state = 1 then
				method = 3
			End If
			
			if oSorting(3).state = 1 then
				method = 4
			End If
			
		else
			csheet.protect("")
			exit sub
	
		End if	
		
	
		Select Case method
			Case 1 
				if n_tag &gt; 0 then
					j = 0
					'Verifica la presenza del tag chno
					for i = 2 to n_tag + 1
						if cSheet.getcellByPosition(i, Hrow + n_Headers).string = "tvg-chno" then
							j = i
						end if
  					next i 
  				
  					if j &gt; 0 then	'tvg-cnho presente nel file					
						oSortFields(0).Field = j				'chno
  						oSortFields(0).SortAscending = True
  						oSortFields(0).FieldType = com.sun.star.util.SortFieldType.NUMERIC
  					
   						oSortFields(1).Field = n_tag + 2							'Group
  						oSortFields(1).SortAscending = True
  						oSortFields(1).FieldType = com.sun.star.util.SortFieldType.ALPHANUMERIC
  			
   						oSortFields(2).Field = 1											'Name
  						oSortFields(2).SortAscending = True
  						oSortFields(2).FieldType = com.sun.star.util.SortFieldType.ALPHANUMERIC 	
  				
  					else
  						msgbox("Method not valid: tvg-chno not present")
  					end if
  				else
  					msgbox("Method not valid: tvg-chno not present")
  				end if
  			
			Case 2 
				oSortFields(0).Field = n_tag + n_EXT +4				'source
  				oSortFields(0).SortAscending = True
  				oSortFields(0).FieldType = com.sun.star.util.SortFieldType.ALPHANUMERIC
  			
  				oSortFields(1).Field = n_tag + 2							'Group
  				oSortFields(1).SortAscending = True
  				oSortFields(1).FieldType = com.sun.star.util.SortFieldType.ALPHANUMERIC
  			
   				oSortFields(2).Field = 1											'Name
  				oSortFields(2).SortAscending = True
  				oSortFields(2).FieldType = com.sun.star.util.SortFieldType.ALPHANUMERIC 	
  				
			Case 3 
				oSortFields(0).Field = n_tag + 2							'Group
  				oSortFields(0).SortAscending = True
  				oSortFields(0).FieldType = com.sun.star.util.SortFieldType.ALPHANUMERIC
  			
  				oSortFields(1).Field = 1											'Name
  				oSortFields(1).SortAscending = True
  				oSortFields(1).FieldType = com.sun.star.util.SortFieldType.ALPHANUMERIC
  			
   				oSortFields(2).Field = n_tag + n_EXT + 4				'source
  				oSortFields(2).SortAscending = True
  				oSortFields(2).FieldType = com.sun.star.util.SortFieldType.ALPHANUMERIC		
			Case 4 
				oSortFields(0).Field = 1											'Name
  				oSortFields(0).SortAscending = True
  				oSortFields(0).FieldType = com.sun.star.util.SortFieldType.ALPHANUMERIC
  			
  				oSortFields(1).Field = n_tag + n_EXT + 4				'source
  				oSortFields(1).SortAscending = True
  				oSortFields(1).FieldType = com.sun.star.util.SortFieldType.ALPHANUMERIC
  			
   				oSortFields(2).Field = n_tag + 2							'Group
  				oSortFields(2).SortAscending = True
  				oSortFields(2).FieldType = com.sun.star.util.SortFieldType.ALPHANUMERIC	
 				
		End Select
	
		oSortDesc(0).Name = "SortFields"
		oSortDesc(0).Value = oSortFields()
	
		oRange.Sort(oSortDesc())
		
    'Setta parametri barra di avanzamento
    	oDialog_progress = CreateUnoDialog(DialogLibraries.Dialog.DlgProgress)
    	oProgressBarModel = oDialog_progress.getModel().getByName( "ProgressBar1" )
    	oProgressBarModel.setPropertyValue( "ProgressValueMin", 0)
    	oProgressBarModel.setPropertyValue( "ProgressValueMax", n_record)
    	oLabel =  oDialog_progress.getControl( "Label1" )
    	oLabel.setText("Restore Index")
        oDialog_progress.setVisible( True )   	
    	
		For i = 1 to n_record
			csheet.getcellbyposition(0, Hrow + n_Headers + i).value = i
            oProgressBarModel.setPropertyValue( "ProgressValue", i )			
		next i 
	
	End If	

	
	if method = 5 then 'Chiamata da sub RemoveDuplicate 
	
				oSortFields(0).Field = 1											'Name
  				oSortFields(0).SortAscending = True
  				oSortFields(0).FieldType = com.sun.star.util.SortFieldType.ALPHANUMERIC
  			
  				oSortFields(1).Field = 0											'Index
  				oSortFields(1).SortAscending = True
  				oSortFields(1).FieldType = com.sun.star.util.SortFieldType.ALPHANUMERIC
  			
   				oSortFields(2).Field = n_tag + 2							'Group
  				oSortFields(2).SortAscending = True
  				oSortFields(2).FieldType = com.sun.star.util.SortFieldType.ALPHANUMERIC	
  				
				oSortDesc(0).Name = "SortFields"
				oSortDesc(0).Value = oSortFields()
				oRange.Sort(oSortDesc())
  					
	end if
	
	if method = 6 then 'Chiamata da sub RemoveDuplicate
	
			oSortFields(0).Field = n_tag + n_EXT + 3				'Url
  			oSortFields(0).SortAscending = True
  			oSortFields(0).FieldType = com.sun.star.util.SortFieldType.ALPHANUMERIC
  			
  			oSortFields(1).Field = 0												'Index
  			oSortFields(1).SortAscending = True
  			oSortFields(1).FieldType = com.sun.star.util.SortFieldType.ALPHANUMERIC
  			
   			oSortFields(2).Field = n_tag + 2							'Group
  			oSortFields(2).SortAscending = True
  			oSortFields(2).FieldType = com.sun.star.util.SortFieldType.ALPHANUMERIC	
  			
			oSortDesc(0).Name = "SortFields"
			oSortDesc(0).Value = oSortFields()
			oRange.Sort(oSortDesc())
  			
	end if
	
	csheet.protect("")
	 
End sub
'____________________________________________________________________________________________________________________________
Sub AddRows

	Dim Hline As Integer
	Dim data as string
	Dim pos_string as string
	Dim number_string as string
	Dim pos as integer
	Dim number as integer
	Dim i as integer
	Dim oDialog as object, oPosField as object, oNumberField as object, oChoise() as object
	Dim oProgressBar as Object, oProgressBarModel As Object, oLabel as Object, oDialog_progress as Object 'Barra di avanzamento
	Dim Range as object
	dim cp_locked as new com.sun.star.util.CellProtection
	dim cp_unlocked as new com.sun.star.util.CellProtection
	
	cp_locked.islocked = true
	cp_unlocked.islocked = false
		
	Doc = ThisComponent
	cSheet = Doc.Sheets(0)
	n_Record = cSheet.getCellByPosition(0, 1).Value  ' Registra numero di record presenti nel foglio
	Hline = cSheet.getCellByPosition(0, 3).Value 'Legge il numero di Headers presenti

	n_Record = cSheet.getCellByPosition(0, 1).Value
	Hline = cSheet.getCellByPosition(0, 3).Value
	n_tag = cSheet.getCellByPosition(0, 5).Value
	n_EXT = cSheet.getCellByPosition(0, 7).Value

	DialogLibraries.loadLibrary("Dialog")
	oDialog = CreateUnoDialog(DialogLibraries.Dialog.NewRows)
	oDialog.model.getgroupbyname("selection", oChoise())
	
	csheet.unprotect("")

	Dialog:
	if oDialog.Execute() = 1 then
		
		if oChoise(3).state = 1 then 'Selezionato inserimento di BasicTags
			number_string = oDialog.getcontrol("Basic").Text
			if  IsNumeric(number_string)  then
				number = Val(number_string)
				csheet.Rows.InsertByIndex(Hrow + Hline, number)
				For i = 1 to number
					csheet.getcellbyposition(0, Hrow + Hline + i - 1).string = "H" &amp; (Hline + i)
				next i
				Hline = Hline + number
				Range = cSheet.getCellRangeByPosition(1, Hrow , n_tag + n_EXT + 4, Hrow + Hline - 1)
				Range.charweight = 100
				Range.CellBackColor = 16771476
				Range.CellProtection = cp_unlocked
				Doc.currentcontroller.freezeatposition(5, hrow + Hline + 1)
			else
				Msgbox("Input not valid" &amp; chr(13) &amp; "Insert Numbers only")
				goto Dialog
			end if
			
		else 'Inserimento canali
		
			pos_string = oDialog.getcontrol("pos").Text
			number_string = oDialog.getcontrol("number").Text

			if  (IsNumeric(pos_string) AND IsNumeric(number_string) ) then
				
					pos = Val(pos_string)
					number = Val(number_string)
				
					if ((pos &lt; 1) OR pos &gt; (n_record + 1)) then
						msgbox("Start position out of Range (" &amp; "1 - " &amp; (n_record + 1) &amp; ")")
						goto 	Dialog
					end if	
					
				else
					Msgbox("Input not valid" &amp; chr(13) &amp; "Insert Numbers only")
					goto Dialog
			end if
		
			csheet.Rows.InsertByIndex(pos + HRow + Hline, number)
			n_Record = n_Record + number
		
   			oDialog_progress = CreateUnoDialog(DialogLibraries.Dialog.DlgProgress)
    		oProgressBarModel = oDialog_progress.getModel().getByName( "ProgressBar1" )
    		oProgressBarModel.setPropertyValue( "ProgressValueMin", 0)
    		oProgressBarModel.setPropertyValue( "ProgressValueMax", n_record - pos)
    		oLabel =  oDialog_progress.getControl( "Label1" )
    		oLabel.setText("Restore Index")
        	oDialog_progress.setVisible( True )
        
			Range = cSheet.getCellRangeByPosition(1, Hrow + HLine + pos, n_tag + n_EXT + 4, Hrow + Hline + n_Record)
			Range.IsTextWrapped = true
			Range.CharWeight = 100
			Range.HoriJustify = com.sun.star.table.CellHoriJustify.LEFT
			Range.CellBackColor = 16777175
         	Range.CellProtection = cp_unlocked
         	
			For i = pos to n_Record
				csheet.getcellbyposition(0, HRow + Hline + i).value = i
				oProgressBarModel.setPropertyValue( "ProgressValue", i )
			next i
		end if
	end if
	
	oDialog.Dispose()
	
	csheet.protect("")
End sub
'____________________________________________________________________________________________________________________________
Sub InsertTag

	Dim tag as string
	Dim n_tvg as integer, n_EXT as integer
	Dim tag_tvg(0) as string
	'Dim tvgtext as string
	Dim n_Record as integer, Hline As Integer
	Dim oDialog as object, oTagType() as object, oTagField as object
	Dim i as integer
	
	Doc = ThisComponent
	cSheet = Doc.Sheets(0)
	
	n_Record = cSheet.getCellByPosition(0, 1).Value
	Hline = cSheet.getCellByPosition(0, 3).Value
	n_tvg = csheet.getcellbyposition(0, 5).value
	n_EXT = csheet.getcellbyposition(0, 7).value
	
	csheet.unprotect("")
	
	DialogLibraries.loadLibrary("Dialog")
	oDialog = CreateUnoDialog(DialogLibraries.Dialog.New_tag)
	oDialog.model.getgroupbyname("selection", oTagType())

	Dialog:
	if oDialog.Execute() = 1 then
	
		if oTagType(0).state = 1 then
			if n_tvg &gt; 0 then
				ReDim tag_tvg(n_tvg - 1)
				For i = 0 to n_tvg - 1
					tag_tvg(i) = cSheet.getCellByPosition(i + 2, Hrow + HLine).String
				next i
			end if
			
			tag = oDialog.getcontrol("tvg").text
			If  IsInarray(tag, tag_tvg()) &lt; 0  then
			
				if tag = "" then
					msgbox("Tag name cannot be empty")
					goto Dialog
				end if			
				csheet.Columns.InsertByIndex(n_tvg + 2, 1)
				csheet.getcellbyposition(n_tvg + 2, Hline +Hrow).string = tag
			else
				msgbox("Tag already existing")
			end if
			
		end if
	
		if oTagType(1).state = 1 then
			tag = oDialog.getcontrol("EXT").text
			if tag = "" then
				msgbox("Tag name cannot be empty")
				goto Dialog
			end if
			csheet.Columns.InsertByIndex(n_tvg + n_EXT + 3, 1)
			csheet.getcellbyposition(n_tvg + n_EXT + 3, Hline +Hrow).string = tag
		end if
	
	end if
	
	csheet.protect("")
	
	oDialog.Dispose()

end sub
'____________________________________________________________________________________________________________________________
Sub DelRows

	Dim Hline As Integer
	Dim i as integer
	Dim oDialog as object, oMethod() as object
	Dim Index_line as string
	Dim Index_val as variant
	Dim start_index as integer
	Dim end_index as integer
	Dim oProgressBar as Object, oProgressBarModel As Object, oLabel as Object, oDialog_progress as Object 'Barra di avanzamento
	Dim Range as object

	Doc = ThisComponent
	cSheet = Doc.Sheets(0)
	n_Record = cSheet.getCellByPosition(0, 1).Value  ' Registra numero di record presenti nel foglio
	Hline = cSheet.getCellByPosition(0, 3).Value 'Legge il numero di Headers presenti

	DialogLibraries.loadLibrary("Dialog")
	oDialog = CreateUnoDialog(DialogLibraries.Dialog.DelRows)
	oDialog.model.getgroupbyname("Method", oMethod())
	
	csheet.unprotect("")
	
	Dialog:
	
	if oDialog.Execute() = 1 then
	
		if  oMethod(0).state = 1 then
			Index_line = oDialog.getcontrol("Index").Text
			
			if Index_line &lt;&gt; "" then
				Index_val = StringToNumbers(Index_line)
				
				if  Isarray(Index_val) then
					
					For i = 0 to Ubound(Index_val)
						if (Index_val (i) &lt;1 OR index_val(i) &gt; n_record) then
							msgbox("Indexes out of range (1 - " &amp; n_record &amp; ")")
							goto Dialog
						end if
					next i 
					
					Index_val = sort_Array(Index_val, "ASC")
					Index_line = "Following Rows will be deleted" &amp; chr(13)
					For i = 0 to ubound(Index_val)
						Index_line = Index_line &amp; Index_val(i) &amp; "  "
					next i
					Index_line = Index_line &amp; chr(13) &amp; "Continue?"
					
					if msgbox(Index_line, MB_OKCANCEL)= 1 then
						For i =Ubound(Index_val) to 0 step -1
								csheet.Rows.removebyIndex(Hrow + HLine + Index_val(i), 1)
						next i
						n_Record = cSheet.getCellByPosition(0, 1).Value
						

  						oDialog_progress = CreateUnoDialog(DialogLibraries.Dialog.DlgProgress)
    					oProgressBarModel = oDialog_progress.getModel().getByName( "ProgressBar1" )
    					oProgressBarModel.setPropertyValue( "ProgressValueMin", Index_val(0))
    					oProgressBarModel.setPropertyValue( "ProgressValueMax", n_record)
    					oLabel =  oDialog_progress.getControl( "Label1" )
    					oLabel.setText("Restore Index")
        				oDialog_progress.setVisible( True )
        				
        				For i =Index_val(0) to n_record
        					csheet.getcellbyposition(0, Hrow + Hline + i).value = i
        					oProgressBarModel.setPropertyValue( "ProgressValue", i )
        				next i
     
        				oDialog_progress.Dispose()
						msgbox("Rows deleted")
					else 
						goto Dialog
					end if
					
				else
					msgbox("Format Indexes not valid")
					goto Dialog
				end if

			end if
		
		end if

		if  oMethod(1).state = 1 then
	
			if isnumeric(oDialog.getcontrol("From_").Text) then
				start_index = oDialog.getcontrol("From_").Text
				if (start_index &lt;1 OR start_index &gt; n_record) then
					msgbox("Inedex out of range (1 - " &amp; n_record &amp; ")")
					goto Dialog
				end if
			else
				msgbox("Format input not valid")
				goto Dialog
			end if

			if isnumeric(oDialog.getcontrol("To_").Text) then
				end_index = oDialog.getcontrol("To_").Text
				if (end_index &lt;1 OR end_index &gt; n_record) then
					msgbox("Inedex out of range (1 - " &amp; n_record &amp; ")")
					goto Dialog
				end if
			else
				msgbox("Format input not valid")
				goto Dialog
			end if
		
			if end_index &lt; start_index then
				msgbox("Start Index cannot be less than the final one")
				goto Dialog
			end if
		
			if msgbox("All Rows from " &amp; start_index &amp; " to " &amp; end_index &amp; " will be deleted" &amp; chr(13) &amp; "Continue?", MB_OKCANCEL) = 1 then
		
				csheet.rows.removebyindex(Hrow + Hline + start_index, end_index - start_index + 1)
				n_Record = cSheet.getCellByPosition(0, 1).Value
			
  				oDialog_progress = CreateUnoDialog(DialogLibraries.Dialog.DlgProgress)
    			oProgressBarModel = oDialog_progress.getModel().getByName( "ProgressBar1" )
    			oProgressBarModel.setPropertyValue( "ProgressValueMin", start_index)
    			oProgressBarModel.setPropertyValue( "ProgressValueMax", n_record)
    			oLabel =  oDialog_progress.getControl( "Label1" )
    			oLabel.setText("Restore Index")
        		oDialog_progress.setVisible( True )
        	
 				For i =start_index to n_record
        			csheet.getcellbyposition(0, Hrow + Hline + i).value = i
        			oProgressBarModel.setPropertyValue( "ProgressValue", i )
        		next i
     
        		oDialog_progress.Dispose()
				msgbox("Rows deleted")	
			
			else
				goto Dialog
			end if
		end if
	
		if  oMethod(2).state = 1 then
			Index_line = oDialog.getcontrol("Basic").Text
			
			if Index_line &lt;&gt; "" then
				Index_val = StringToNumbers(Index_line)
				
				if  Isarray(Index_val) then
					
					For i = 0 to Ubound(Index_val)
						if (Index_val (i) &lt;1 OR index_val(i) &gt; Hline) then
							msgbox("Indexes out of range (1 - " &amp; Hline &amp; ")")
							goto Dialog
						end if
					next i 
					
					Index_val = sort_Array(Index_val, "ASC")
					Index_line = "Following Rows will be deleted" &amp; chr(13) &amp; chr(13)
					For i = 0 to ubound(Index_val)
						Index_line = Index_line &amp; "H" &amp; Index_val(i) &amp; "  "
					next i
					Index_line = Index_line &amp; chr(13) &amp; chr(13) &amp; "Continue?"
					
					if msgbox(Index_line, MB_OKCANCEL)= 1 then
						For i =Ubound(Index_val) to 0 step -1
								csheet.Rows.removebyIndex(Hrow  + Index_val(i) - 1, 1)
						next i
						Hline = cSheet.getCellByPosition(0, 3).Value
        				
        				For i =Index_val(0) to Hline
        					csheet.getcellbyposition(0, Hrow + i - 1).string = "H" &amp; i
        				next i
        				
        				Doc.currentcontroller.freezeatposition(5, hrow + Hline + 1)

						msgbox("Rows deleted")
					else 
						goto Dialog
					end if
					
				else
					msgbox("Format Indexes not valid")
					goto Dialog
				end if

			end if
			
		end if
		
	end if
	
	csheet.protect("")	
	oDialog.Dispose()
End sub
'_________________________________________________________________________________________________________________________________

sub DelTag
	Dim nRecords As Integer
	Dim Hline As integer
	Dim i As Integer
	Dim n_tvg As integer
	Dim n_EXT As Integer
	Dim dispatcher As object
	Dim tag() As String
	Dim oDialog as object, oList as object
	Dim TagSelected as string 


	Doc = ThisComponent 
	cSheet = Doc.Sheets(0) 
	
	Hline = cSheet.getCellByPosition(0, 3).Value
	n_tvg = cSheet.getCellByPosition(0, 5).Value
	n_EXT = cSheet.getCellByPosition(0, 7).Value
	
	csheet.unprotect("")
	
	if (n_tvg + n_EXT) &gt; 0 then
		Redim tag(n_tvg + n_EXT -1)
	else
		msgbox("There are no tags to delete")
		csheet.protect("")
		exit sub
	end if

	if n_tvg &gt; 0 then
		For i =0 to (n_tvg - 1)
			tag(i) = csheet.getcellbyposition(i + 2, Hrow + HLine).string
		next i
	end if
	
	if n_EXT &gt; 0 then
		for i = 0 to (n_EXT - 1)
			tag(n_tvg + i) = csheet.getcellbyposition(n_tvg + i + 3, Hrow + HLine).string
		next i
	end if
	
	DialogLibraries.loadLibrary("Dialog")
	oDialog = CreateUnoDialog(DialogLibraries.Dialog.DelTag)
	oList = oDialog.getcontrol("TagList")	
	oList.addItems(tag(), 0)
	
	if oDialog.Execute() = 1 then
		TagSelected =  "Following Tags wil be deleted" &amp; chr(13) &amp; chr(13)
		for i = 0 to Ubound(oList.SelectedItems)
			TagSelected = TagSelected &amp; " " &amp; oList.SelectedItems(i) &amp;Chr(13)
		next i
		TagSelected = TagSelected &amp;chr(13) &amp;  "Continue?"
		if msgbox(TagSelected, MB_OKCANCEL) = 1 then
			for i = Ubound(oList.SelectedItemsPos) to 0 step -1
				if  oList.SelectedItemsPos(i) &gt; n_tvg - 1 then
					csheet.Columns.removebyIndex(oList.SelectedItemsPos(i) + 3, 1)
				else
					csheet.Columns.removebyIndex( oList.SelectedItemsPos(i) + 2, 1)
				end if
			next i
			Msgbox("Tags Deteled")
		end if
	end if
	
	csheet.protect("")
	oDialog.Dispose()
	
end sub
'_____________________________________________________________________________________________________________________________________________________________
Sub Move_up
	Move_rows(-1)
end sub
'____________________________________________________________________________________________________________________________________________________________
Sub Move_down
	Move_rows(+1)
end sub
'_____________________________________________________________________________________________________________________________________________________________
Sub Move_left
	move_tag(-1)
end sub
'____________________________________________________________________________________________________________________________________________________________
Sub Move_right
	Move_tag(+1)
end sub
'____________________________________________________________________________________________________________________________________________________________
Sub Move_rows(vector as integer)
	Dim nRecords As Integer
	Dim Hline As integer
	Dim i As Integer
	Dim n_selected as integer
	Dim n_tvg As integer
	Dim n_EXT As Integer
	Dim selection as object
	Dim address as object
	Dim newRangeAddress As New com.sun.star.table.CellRangeAddress
	Dim targetAddress As New com.sun.star.table.CellAddress
	Dim sourceAddress As New com.sun.star.table.CellRangeAddress
	Dim oCurrentController as object, oCursor as object
	Dim CurrentAddress as New com.sun.star.table.CellRangeAddress
	Dim CurrentRange as object
	
	
	Doc = ThisComponent ' Già impostato nella sub chiamante
	cSheet = Doc.Sheets(0) ' Già impostato nella sub chiamante
	
	nRecords = cSheet.getCellByPosition(0, 1).Value
	Hline = cSheet.getCellByPosition(0, 3).Value
	n_tvg = cSheet.getCellByPosition(0, 5).Value
	n_EXT = cSheet.getCellByPosition(0, 7).Value
	
	csheet.unprotect("")
	
	selection = Doc.CurrentSelection
	if  selection.supportsService("com.sun.star.sheet.SheetCellRanges")  then
		msgbox("Selection Not Valid: select a Range of Contiguos Channels")
		csheet.protect("")
		exit sub
	end if
	
	address = selection.RangeAddress
	'E' considerato valido qualunque range contenente il nome del canale
	if address.StartColumn &gt; 1 then
		Msgbox ("Channels Name must be selected")
		csheet.protect("")
		exit sub
	end if
		
	if ( address.StartRow &lt; Hrow + Hline + 1) OR (address.EndRow &gt; Hrow + HLine + nRecords) then
		Msgbox("Selection Out of Range")
		msgbox( address.StartRow  &amp; " (" &amp; ( Hrow + Hline + 1) &amp; ") " &amp; address.EndRow &amp; " (" &amp; ( Hrow + HLine + nRecords) &amp; ")")
		csheet.protect("")
		exit sub
	end if
		
	if vector &lt; 0 then
		if (address.StartRow + vector) &lt;= (Hrow + Hline) then
			Msgbox("Cannot move channels before index 1")
			csheet.protect("")
			exit sub
		end if
	end if
		
	if vector &gt; 0 then
		if (address.EndRow + vector) &gt; (Hrow + Hline + nRecords) then
			Msgbox("Cannot move channels After the End of the list" )
			csheet.protect("")
			exit sub
		end if
	end if
		
	n_selected = address.EndRow  - address.StartRow + 1
		
	if vector &lt; 0 then
		newRangeAddress.startColumn = 1
		newRangeAddress.startRow = address.StartRow + vector
		newRangeAddress.EndColumn = n_tvg + n_ext + 4
		newRangeAddress.Endrow = address.EndRow + vector
		csheet.Insertcells(newRangeAddress, com.sun.star.sheet.CellInsertMode.DOWN)
			
    	SourceAddress.StartColumn = 1
    	SourceAddress.StartRow = address.StartRow + n_selected
    	SourceAddress.EndColumn = n_tvg + n_ext + 4
    	SourceAddress.EndRow = address.Endrow + n_selected			
	end if
		
	if vector &gt; 0 then
		newRangeAddress.startColumn = 1
		newRangeAddress.startRow = address.EndRow + vector + 1
		newRangeAddress.EndColumn = n_tvg + n_ext + 4
		newRangeAddress.Endrow = newRangeAddress.startRow + n_selected - 1
		csheet.Insertcells(newRangeAddress, com.sun.star.sheet.CellInsertMode.DOWN)
		
    	SourceAddress.StartColumn = 1
    	SourceAddress.StartRow = Address.StartRow
    	SourceAddress.EndColumn = n_tvg + n_ext + 4
    	SourceAddress.EndRow = Address.EndRow 
    end if
		
     targetAddress.Column = 1
     targetAddress.Row = newRangeAddress.StartRow
     
     csheet.moveRange(targetAddress, sourceAddress)
     csheet.removeRange(SourceAddress, com.sun.star.sheet.CellDeleteMode.UP)
     

     CurrentAddress.StartColumn = 1
     CurrentAddress.StartRow = address.StartRow + vector
     CurrentAddress.EndColumn = n_tvg + n_ext + 4
     CurrentAddress.EndRow= address.EndRow + vector
  
 	'Non so perchè dà overflow usando csheet invece che Thiscomponent.sheets(0)   
     CurrentRange = ThisComponent.sheets(0).getCellRangeByPosition(CurrentAddress.StartColumn, CurrentAddress.StartRow, CurrentAddress.EndColumn, CurrentAddress.EndRow) 

   
     
     oCurrentController = Doc.getCurrentController()
     oCursor = csheet.createCursorByRange(CurrentRange)
     oCurrentController.select(oCursor)
     
     csheet.protect("")
     
end sub
'_____________________________________________________________________________________________________________________________________________________________
sub move_tag(vector as integer)
	Dim nRecords As Integer
	Dim Hline As integer
	Dim i As Integer
	Dim n_selected as integer
	Dim n_tvg As integer
	Dim n_EXT As Integer
	Dim selection as object
	Dim address as object
	Dim newRangeAddress As New com.sun.star.table.CellRangeAddress
	Dim targetAddress As New com.sun.star.table.CellAddress
	Dim sourceAddress As New com.sun.star.table.CellRangeAddress
	Dim oCurrentController as object, oCursor as object
	Dim CurrentAddress as New com.sun.star.table.CellRangeAddress
	Dim CurrentRange as object
	Dim tag_type as string
	
	
	Doc = ThisComponent ' Già impostato nella sub chiamante
	cSheet = Doc.Sheets(0) ' Già impostato nella sub chiamante
	
	nRecords = cSheet.getCellByPosition(0, 1).Value
	Hline = cSheet.getCellByPosition(0, 3).Value
	n_tvg = cSheet.getCellByPosition(0, 5).Value
	n_EXT = cSheet.getCellByPosition(0, 7).Value
	
	selection = Doc.CurrentSelection
	csheet.unprotect("")
	
	if  selection.supportsService("com.sun.star.sheet.SheetCellRanges")  then
		msgbox("Selection Not Valid: select a Range of Contiguos Tags")
		csheet.protect("")
		exit sub
	end if
	
	address = selection.RangeAddress
	
	'Colonne selezionate valide: qualunque range contente solo tag tvg o solo EXT	
 	if NOT ((address.StartColumn &gt; 1 AND address.EndColumn &lt; (n_tvg + 2)) OR (address.StartColumn &gt; (n_tvg + 2) AND  address.EndColumn &lt;  (n_tvg + n_EXT + 3))) Then
		Msgbox ("Selction not valid: select columns of tvg Tags only or EXT tags only")
		csheet.protect("")
		exit sub
	end if
	'Righe selezionate valide: qualunque range contentente la riga dei tag
 	if NOT ((Hrow + Hline) &gt;= address.StartRow AND (Hrow + Hline) &lt;=  address.EndRow) Then
		Msgbox ("Selction not valid: select range containing tags row ")
		csheet.protect("")
		exit sub
	end if
	
	if address.StartColumn &lt; n_tvg + 2 then
		tag_type = "tvg"
	else
		tag_type = "EXT"
	end if
	
	select case tag_type
		case "tvg"
			if (address.StartColumn = 2 AND vector &lt; 0) OR (address.EndColumn = n_tvg + 1 AND vector &gt;0) then
				msgbox("Cannot move tvg tags before channel name or after group-title")
				csheet.protect("")
				exit sub	
			end if
		case "EXT"
			if (address.StartColumn = (n_tvg + 3) AND vector &lt; 0) OR (address.EndColumn = (n_tvg + n_EXT + 2) AND vector &gt; 0)  then
				msgbox("Cannot move EXT tags before group-title or after url")
				csheet.protect("")
				exit sub	'
			end if
	end select
	
	n_selected = address.EndColumn  - address.StartColumn+ 1
	
	if vector &lt; 0 then
		newRangeAddress.startColumn = address.StartColumn + vector
		newRangeAddress.startRow = HRow + Hline
		newRangeAddress.EndColumn = address.EndColumn + vector
		newRangeAddress.Endrow = HRow + Hline + nRecords
		csheet.Insertcells(newRangeAddress, com.sun.star.sheet.CellInsertMode.RIGHT)
			
		SourceAddress.StartColumn = address.StartColumn + n_selected
		SourceAddress.StartRow = HRow + Hline
		SourceAddress.EndColumn = address.EndColumn + n_selected
 		SourceAddress.EndRow = 	HRow + Hline + nRecords		
	end if	
	
	if vector &gt; 0 then
		newRangeAddress.startColumn = address.EndColumn+ Vector + 1
		newRangeAddress.startRow = HRow + Hline
		newRangeAddress.EndColumn = newRangeAddress.startColumn + n_selected - 1
		newRangeAddress.Endrow = HRow + Hline + nRecords
		csheet.Insertcells(newRangeAddress, com.sun.star.sheet.CellInsertMode.RIGHT)
		
    	SourceAddress.StartColumn = Address.StartColumn
    	SourceAddress.StartRow = HRow + Hline
    	SourceAddress.EndColumn = Address.EndColumn
    	SourceAddress.EndRow = HRow + Hline + nRecords
    end if
	
	targetAddress.Column = newRangeAddress.startColumn
	targetAddress.Row = Hrow + HLine
	
	csheet.moveRange(targetAddress, sourceAddress)
	csheet.removeRange(SourceAddress, com.sun.star.sheet.CellDeleteMode.LEFT)
	
     CurrentAddress.StartColumn = address.StartColumn + vector
     CurrentAddress.StartRow = Hrow + Hline
     CurrentAddress.EndColumn = address.EndColumn + vector
     CurrentAddress.EndRow= HRow + Hline + nRecords
     
	CurrentRange = csheet.getCellRangeByPosition(CurrentAddress.StartColumn, CurrentAddress.StartRow, CurrentAddress.EndColumn, CurrentAddress.EndRow) 

     oCurrentController = Doc.getCurrentController()
     oCursor = csheet.createCursorByRange(CurrentRange)
     oCurrentController.select(oCursor) 
     csheet.protect("")
     	
end sub
'_____________________________________________________________________________________________________________________________________________________________
Public function StringToNumbers(LineText as string) as Variant
	Dim NumbersArray() as integer
	Dim count as integer
	Dim i as integer
	Dim start as integer, pos as integer, Last_pos as integer
	Dim numberstring as string
	dim number as integer
	
	count = 0
	start = 1
	Last_pos = 0
	
	Do
		pos = Instr(start, LineText, " ")
		 if pos &gt; start then
		 	numberstring = Trim(Mid(LineText, start, pos- start ))
		 	if  numberstring &lt;&gt; "" then
		 		if Isnumeric (numberstring) Then
		 			number = val(numberstring)
		 			Count = count + 1
		 			Redim preserve NumbersArray(count - 1)
		 			NumbersArray(count - 1) = number
		 		else
		 			StringToNumbers = 0
		 			exit function
		 		end if
		 	end if
		 	Last_pos = pos 
		 end if
		 
		 if pos = 0 then 'Processa ultimo numero
		 	if Last_pos &lt;  Len(LineText) then
		 		numberstring = Trim(Mid(LineText, Last_pos + 1))
		 		if  numberstring &lt;&gt; "" then
		 			if Isnumeric (numberstring) Then
		 				number = val(numberstring)
		 				count = count + 1
						Redim preserve NumbersArray(count - 1)
						NumbersArray(count - 1) = number
					else
						StringToNumbers = 0
						exit function
					end if
				end if
		 	end if
		 end if
		 
		start = pos + 1
	
	Loop While pos &gt; 0
	
		StringToNumbers = NumbersArray()
	
end function

'_________________________________________________________________________________________________________________________________
Public function sort_Array(byval oArray as variant, method as string) as variant
	Dim i as integer, j as integer
	Dim val as integer, cursor as integer
	Dim sorted_array as variant
	
	if Not isArray(oArray) Then
		sort_Array = 0
	end if
	
	Select case method 
		case "ASC"
			For i = 0 to Ubound(oArray)
				val = oArray(i)
				For j = i+ 1 to Ubound(oArray)
					cursor = oArray(j)
					if cursor &lt; val then
						oArray(i) = cursor
						oArray(j) = val
						val = cursor						
					end if
				next j
			next i
			
			sort_Array = oArray
			
		Case "DESC"
			For i = 0 to Ubound(oArray)
				val = oArray(i)
				For j = i+ 1 to Ubound(oArray)
					cursor = oArray(j)
					if cursor &gt; val then
						oArray(i) = cursor
						oArray(j) = val
						val = cursor						
					end if
				next j
			next i
			
			sort_Array = oArray
			
		Case Else
		
			sort_Array = oArray = 0
			
	end selec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_AUX"/>
  <library:element library:name="A_IMPORT"/>
  <library:element library:name="C_TAG"/>
  <library:element library:name="B_EXPOR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 library:link="false"/>
</library:libraries>
</file>

<file path=Dialogs/Dialog/Consolle.xml><?xml version="1.0" encoding="utf-8"?>
<!DOCTYPE window  PUBLIC '-//OpenOffice.org//DTD OfficeDocument 1.0//EN'  'dialog.dtd'>
<dlg:window xmlns:dlg="http://openoffice.org/2000/dialog" xmlns:script="http://openoffice.org/2000/script" dlg:id="Consolle" dlg:left="0" dlg:top="0" dlg:width="395" dlg:height="90" dlg:closeable="true" dlg:moveable="true">
  <dlg:bulletinboard>
    <dlg:button dlg:id="Import_List" dlg:tab-index="0" dlg:left="1" dlg:top="21" dlg:width="98" dlg:height="18" dlg:value="Importa Lista">
      <script:event script:event-name="on-performaction" script:macro-name="vnd.sun.star.script:Standard.A_IMPORT.Import_list?language=Basic&amp;location=document" script:language="Script"/>
    </dlg:button>
  </dlg:bulletinboard>
</dlg:window>
</file>

<file path=Dialogs/Dialog/DelRows.xml><?xml version="1.0" encoding="utf-8"?>
<!DOCTYPE window  PUBLIC '-//OpenOffice.org//DTD OfficeDocument 1.0//EN'  'dialog.dtd'>
<dlg:window xmlns:dlg="http://openoffice.org/2000/dialog" xmlns:script="http://openoffice.org/2000/script" dlg:id="DelRows" dlg:left="96" dlg:top="78" dlg:width="185" dlg:height="142" dlg:closeable="true" dlg:moveable="true">
  <dlg:styles>
    <dlg:style dlg:style-id="0" dlg:font-height="7" dlg:font-slant="italic"/>
  </dlg:styles>
  <dlg:bulletinboard>
    <dlg:text dlg:id="Label1" dlg:tab-index="7" dlg:left="19" dlg:top="12" dlg:width="18" dlg:height="12" dlg:value="Index" dlg:align="right" dlg:valign="center"/>
    <dlg:text dlg:id="Label2" dlg:tab-index="8" dlg:left="17" dlg:top="49" dlg:width="20" dlg:height="12" dlg:value="From" dlg:align="right" dlg:valign="center"/>
    <dlg:text dlg:id="Label3" dlg:tab-index="9" dlg:left="101" dlg:top="47" dlg:width="11" dlg:height="12" dlg:value="To" dlg:align="right" dlg:valign="center"/>
    <dlg:radiogroup>
      <dlg:radio dlg:id="IndexCh" dlg:tab-index="0" dlg:left="6" dlg:top="8" dlg:width="36" dlg:height="16" dlg:valign="center" dlg:group-name="Method" dlg:checked="true">
        <script:event script:event-name="on-performaction" script:macro-name="vnd.sun.star.script:Dialog.Module1.Delete_by_index_dlg?language=Basic&amp;location=document" script:language="Script"/>
      </dlg:radio>
      <dlg:radio dlg:id="Inerval" dlg:tab-index="1" dlg:left="6" dlg:top="44" dlg:width="34" dlg:height="16" dlg:valign="center" dlg:group-name="Method">
        <script:event script:event-name="on-performaction" script:macro-name="vnd.sun.star.script:Dialog.Module1.Delete_From_to_dlg?language=Basic&amp;location=document" script:language="Script"/>
      </dlg:radio>
    </dlg:radiogroup>
    <dlg:textfield dlg:id="Index" dlg:tab-index="3" dlg:left="44" dlg:top="11" dlg:width="112" dlg:height="14"/>
    <dlg:textfield dlg:id="From_" dlg:tab-index="4" dlg:disabled="true" dlg:left="46" dlg:top="44" dlg:width="42" dlg:height="15"/>
    <dlg:textfield dlg:id="To_" dlg:tab-index="5" dlg:disabled="true" dlg:left="116" dlg:top="44" dlg:width="42" dlg:height="15"/>
    <dlg:button dlg:id="CommandButton1" dlg:tab-index="10" dlg:left="15" dlg:top="111" dlg:width="62" dlg:height="20" dlg:value="OK" dlg:button-type="ok" dlg:checked="true"/>
    <dlg:button dlg:id="CommandButton2" dlg:tab-index="11" dlg:left="111" dlg:top="111" dlg:width="62" dlg:height="20" dlg:value="CANCEL" dlg:button-type="cancel"/>
    <dlg:text dlg:id="Label4" dlg:tab-index="12" dlg:left="24" dlg:top="85" dlg:width="29" dlg:height="12" dlg:value="Basic Tags" dlg:align="right" dlg:valign="center"/>
    <dlg:radiogroup>
      <dlg:radio dlg:id="BasicTags" dlg:tab-index="2" dlg:left="6" dlg:top="81" dlg:width="47" dlg:height="16" dlg:valign="center" dlg:group-name="Method">
        <script:event script:event-name="on-performaction" script:macro-name="vnd.sun.star.script:Dialog.Module1.Delete_basic_dlg?language=Basic&amp;location=document" script:language="Script"/>
      </dlg:radio>
    </dlg:radiogroup>
    <dlg:textfield dlg:id="Basic" dlg:tab-index="6" dlg:disabled="true" dlg:left="61" dlg:top="80" dlg:width="91" dlg:height="15"/>
    <dlg:text dlg:style-id="0" dlg:id="Label5" dlg:tab-index="13" dlg:left="44" dlg:top="26" dlg:width="62" dlg:height="9" dlg:value="e.g. 1 6 54"/>
    <dlg:text dlg:style-id="0" dlg:id="Label6" dlg:tab-index="14" dlg:left="61" dlg:top="98" dlg:width="62" dlg:height="9" dlg:value="e.g. 1 3 4 (for H1 H3 H4)"/>
  </dlg:bulletinboard>
</dlg:window>
</file>

<file path=Dialogs/Dialog/DelTag.xml><?xml version="1.0" encoding="utf-8"?>
<!DOCTYPE window  PUBLIC '-//OpenOffice.org//DTD OfficeDocument 1.0//EN'  'dialog.dtd'>
<dlg:window xmlns:dlg="http://openoffice.org/2000/dialog" xmlns:script="http://openoffice.org/2000/script" dlg:id="DelTag" dlg:left="119" dlg:top="27" dlg:width="185" dlg:height="214" dlg:closeable="true" dlg:moveable="true">
  <dlg:styles>
    <dlg:style dlg:style-id="0" dlg:font-height="12" dlg:font-weight="150"/>
  </dlg:styles>
  <dlg:bulletinboard>
    <dlg:text dlg:style-id="0" dlg:id="Label1" dlg:tab-index="0" dlg:left="10" dlg:top="5" dlg:width="153" dlg:height="18" dlg:value="Select Tags to Delete" dlg:align="center" dlg:valign="center"/>
    <dlg:menulist dlg:id="TagList" dlg:tab-index="1" dlg:left="30" dlg:top="37" dlg:width="121" dlg:height="128" dlg:multiselection="true"/>
    <dlg:button dlg:id="CommandButton1" dlg:tab-index="2" dlg:left="12" dlg:top="179" dlg:width="75" dlg:height="21" dlg:page="-2" dlg:value="OK" dlg:button-type="ok"/>
    <dlg:button dlg:id="CommandButton2" dlg:tab-index="3" dlg:left="101" dlg:top="179" dlg:width="75" dlg:height="21" dlg:page="-2" dlg:value="CANCEL" dlg:button-type="cancel"/>
  </dlg:bulletinboard>
</dlg:window>
</file>

<file path=Dialogs/Dialog/DlgProgress.xml><?xml version="1.0" encoding="utf-8"?>
<!DOCTYPE window  PUBLIC '-//OpenOffice.org//DTD OfficeDocument 1.0//EN'  'dialog.dtd'>
<dlg:window xmlns:dlg="http://openoffice.org/2000/dialog" xmlns:script="http://openoffice.org/2000/script" dlg:id="DlgProgress" dlg:left="117" dlg:top="30" dlg:width="248" dlg:height="64" dlg:closeable="true" dlg:moveable="true">
  <dlg:bulletinboard>
    <dlg:progressmeter dlg:id="ProgressBar1" dlg:tab-index="0" dlg:left="10" dlg:top="23" dlg:width="228" dlg:height="12"/>
    <dlg:text dlg:id="Label1" dlg:tab-index="1" dlg:left="40" dlg:top="3" dlg:width="169" dlg:height="14" dlg:value="Label1" dlg:align="center"/>
  </dlg:bulletinboard>
</dlg:window>
</file>

<file path=Dialogs/Dialog/DlgSorting.xml><?xml version="1.0" encoding="utf-8"?>
<!DOCTYPE window  PUBLIC '-//OpenOffice.org//DTD OfficeDocument 1.0//EN'  'dialog.dtd'>
<dlg:window xmlns:dlg="http://openoffice.org/2000/dialog" xmlns:script="http://openoffice.org/2000/script" dlg:id="DlgSorting" dlg:left="180" dlg:top="73" dlg:width="170" dlg:height="120" dlg:closeable="true" dlg:moveable="true">
  <dlg:bulletinboard>
    <dlg:radiogroup>
      <dlg:radio dlg:id="OptionButton1" dlg:tab-index="0" dlg:left="15" dlg:top="18" dlg:width="123" dlg:height="11" dlg:value="Ch_no - Group - Name" dlg:group-name="SortingButtons"/>
      <dlg:radio dlg:id="OptionButton2" dlg:tab-index="1" dlg:left="15" dlg:top="34" dlg:width="123" dlg:height="11" dlg:value="Source - Group - Name" dlg:group-name="SortingButtons"/>
      <dlg:radio dlg:id="OptionButton3" dlg:tab-index="2" dlg:left="15" dlg:top="50" dlg:width="123" dlg:height="11" dlg:value="Group - Name - Source" dlg:group-name="SortingButtons"/>
    </dlg:radiogroup>
    <dlg:text dlg:id="Label1" dlg:tab-index="4" dlg:left="9" dlg:top="5" dlg:width="114" dlg:height="12" dlg:value="Select sorting method"/>
    <dlg:button dlg:id="CommandButton1" dlg:tab-index="5" dlg:left="11" dlg:top="92" dlg:width="61" dlg:height="14" dlg:value="OK" dlg:button-type="ok"/>
    <dlg:button dlg:id="CommandButton2" dlg:tab-index="6" dlg:left="95" dlg:top="92" dlg:width="61" dlg:height="14" dlg:value="Cancel" dlg:button-type="cancel"/>
    <dlg:radiogroup>
      <dlg:radio dlg:id="OptionButton4" dlg:tab-index="3" dlg:left="15" dlg:top="66" dlg:width="123" dlg:height="11" dlg:value="Name - Source - Group" dlg:group-name="SortingButtons"/>
    </dlg:radiogroup>
  </dlg:bulletinboard>
</dlg:window>
</file>

<file path=Dialogs/Dialog/NewRows.xml><?xml version="1.0" encoding="utf-8"?>
<!DOCTYPE window  PUBLIC '-//OpenOffice.org//DTD OfficeDocument 1.0//EN'  'dialog.dtd'>
<dlg:window xmlns:dlg="http://openoffice.org/2000/dialog" xmlns:script="http://openoffice.org/2000/script" dlg:id="NewRows" dlg:left="107" dlg:top="71" dlg:width="130" dlg:height="173" dlg:closeable="true" dlg:moveable="true">
  <dlg:bulletinboard>
    <dlg:text dlg:id="Label2" dlg:tab-index="5" dlg:left="203" dlg:top="129" dlg:width="2" dlg:height="0" dlg:value="Label2"/>
    <dlg:button dlg:id="OK_button" dlg:tab-index="6" dlg:left="15" dlg:top="149" dlg:width="39" dlg:height="14" dlg:value="OK" dlg:button-type="ok"/>
    <dlg:button dlg:id="CommandButton1" dlg:tab-index="7" dlg:left="79" dlg:top="149" dlg:width="40" dlg:height="14" dlg:value="Cancel" dlg:button-type="cancel"/>
    <dlg:textfield dlg:id="number" dlg:tab-index="8" dlg:left="71" dlg:top="78" dlg:width="40" dlg:height="14"/>
    <dlg:textfield dlg:id="pos" dlg:tab-index="0" dlg:left="71" dlg:top="59" dlg:width="40" dlg:height="14"/>
    <dlg:text dlg:id="Label3" dlg:tab-index="9" dlg:left="20" dlg:top="62" dlg:width="50" dlg:height="9" dlg:value="Starting position"/>
    <dlg:text dlg:id="Label4" dlg:tab-index="10" dlg:left="21" dlg:top="82" dlg:width="50" dlg:height="9" dlg:value="Nuber of Rows"/>
    <dlg:radiogroup>
      <dlg:radio dlg:id="beginning" dlg:tab-index="1" dlg:left="10" dlg:top="12" dlg:width="103" dlg:height="9" dlg:value="Insert from the beginning" dlg:group-name="Selection">
        <script:event script:event-name="on-performaction" script:macro-name="vnd.sun.star.script:Dialog.Module1.beginchecked?language=Basic&amp;location=document" script:language="Script"/>
      </dlg:radio>
      <dlg:radio dlg:id="End" dlg:tab-index="2" dlg:left="10" dlg:top="26" dlg:width="103" dlg:height="9" dlg:value="Insert from the End" dlg:group-name="Selection">
        <script:event script:event-name="on-performaction" script:macro-name="vnd.sun.star.script:Dialog.Module1.Endchecked?language=Basic&amp;location=document" script:language="Script"/>
      </dlg:radio>
      <dlg:radio dlg:id="Middle" dlg:tab-index="3" dlg:left="10" dlg:top="41" dlg:width="103" dlg:height="9" dlg:value="Select Starting Position" dlg:group-name="Selection" dlg:checked="true">
        <script:event script:event-name="on-performaction" script:macro-name="vnd.sun.star.script:Dialog.Module1.StartPosition?language=Basic&amp;location=document" script:language="Script"/>
      </dlg:radio>
    </dlg:radiogroup>
    <dlg:text dlg:id="Label1" dlg:tab-index="12" dlg:left="20" dlg:top="126" dlg:width="41" dlg:height="9" dlg:value="Nuber of Rows"/>
    <dlg:textfield dlg:id="Basic" dlg:tab-index="11" dlg:disabled="true" dlg:left="72" dlg:top="124" dlg:width="40" dlg:height="14"/>
    <dlg:radiogroup>
      <dlg:radio dlg:id="Option_basic" dlg:tab-index="4" dlg:left="11" dlg:top="106" dlg:width="103" dlg:height="9" dlg:value="Basic tags (append at the end)" dlg:group-name="Selection">
        <script:event script:event-name="on-performaction" script:macro-name="vnd.sun.star.script:Dialog.Module1.basic_checked?language=Basic&amp;location=document" script:language="Script"/>
      </dlg:radio>
    </dlg:radiogroup>
  </dlg:bulletinboard>
</dlg:window>
</file>

<file path=Dialogs/Dialog/New_tag.xml><?xml version="1.0" encoding="utf-8"?>
<!DOCTYPE window  PUBLIC '-//OpenOffice.org//DTD OfficeDocument 1.0//EN'  'dialog.dtd'>
<dlg:window xmlns:dlg="http://openoffice.org/2000/dialog" xmlns:script="http://openoffice.org/2000/script" dlg:id="New_tag" dlg:left="103" dlg:top="78" dlg:width="178" dlg:height="127" dlg:closeable="true" dlg:moveable="true">
  <dlg:bulletinboard>
    <dlg:radiogroup>
      <dlg:radio dlg:id="OptionButton1" dlg:tab-index="0" dlg:left="15" dlg:top="4" dlg:width="45" dlg:height="9" dlg:value="tvg tag" dlg:group-name="selection" dlg:checked="true">
        <script:event script:event-name="on-performaction" script:macro-name="vnd.sun.star.script:Dialog.Module1.InsertTvg?language=Basic&amp;location=document" script:language="Script"/>
      </dlg:radio>
      <dlg:radio dlg:id="OptionButton2" dlg:tab-index="1" dlg:left="17" dlg:top="50" dlg:width="32" dlg:height="9" dlg:value="EXT tag" dlg:group-name="selection">
        <script:event script:event-name="on-performaction" script:macro-name="vnd.sun.star.script:Dialog.Module1.InsertEXT?language=Basic&amp;location=document" script:language="Script"/>
      </dlg:radio>
    </dlg:radiogroup>
    <dlg:textfield dlg:id="tvg" dlg:tab-index="2" dlg:left="13" dlg:top="23" dlg:width="141" dlg:height="16"/>
    <dlg:textfield dlg:id="EXT" dlg:tab-index="3" dlg:left="13" dlg:top="67" dlg:width="141" dlg:height="16"/>
    <dlg:button dlg:id="CommandButton1" dlg:tab-index="4" dlg:left="8" dlg:top="101" dlg:width="59" dlg:height="16" dlg:value="OK" dlg:button-type="ok"/>
    <dlg:button dlg:id="CommandButton2" dlg:tab-index="5" dlg:left="113" dlg:top="101" dlg:width="59" dlg:height="16" dlg:value="CANCEL" dlg:button-type="cancel"/>
  </dlg:bulletinboard>
</dlg:window>
</file>

<file path=Dialogs/Dialog/dialog-lb.xml><?xml version="1.0" encoding="utf-8"?>
<!DOCTYPE library  PUBLIC '-//OpenOffice.org//DTD OfficeDocument 1.0//EN'  'library.dtd'>
<library:library xmlns:library="http://openoffice.org/2000/library" library:name="Dialog" library:readonly="false" library:passwordprotected="false">
  <library:element library:name="DlgProgress"/>
  <library:element library:name="DlgSorting"/>
  <library:element library:name="Consolle"/>
  <library:element library:name="NewRows"/>
  <library:element library:name="New_tag"/>
  <library:element library:name="DelRows"/>
  <library:element library:name="DelTag"/>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 library:link="false"/>
</library:libraries>
</file>